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top="0in" fo:margin-bottom="0in"/>
      <style:text-properties style:font-name="Droid Sans" fo:font-size="10pt" style:font-size-asian="10pt" style:font-size-complex="10pt"/>
    </style:style>
    <style:style style:name="P3" style:family="paragraph" style:parent-style-name="Heading_20_1">
      <style:paragraph-properties fo:padding="0in" fo:border-left="none" fo:border-right="none" fo:border-top="none" fo:border-bottom="0.26pt solid #000000" style:shadow="none"/>
    </style:style>
    <style:style style:name="P4" style:family="paragraph" style:parent-style-name="Heading_20_2">
      <style:paragraph-properties fo:padding="0in" fo:border-left="none" fo:border-right="none" fo:border-top="none" fo:border-bottom="0.26pt solid #000000" style:shadow="none"/>
    </style:style>
    <style:style style:name="T1" style:family="text">
      <style:text-properties style:font-name="Droid Sans"/>
    </style:style>
    <style:style style:name="T2" style:family="text">
      <style:text-properties style:font-name="Droid Sans" fo:font-size="10pt" style:font-size-asian="10pt" style:font-size-complex="10pt"/>
    </style:style>
    <style:style style:name="T3" style:family="text">
      <style:text-properties style:font-name="Droid Sans" fo:font-size="14pt" style:font-size-asian="14pt" style:font-size-complex="14pt"/>
    </style:style>
    <style:style style:name="T4" style:family="text">
      <style:text-properties fo:color="#800000" style:font-name="Droid Sans" fo:font-size="14pt" style:font-size-asian="14pt" style:font-size-complex="14pt"/>
    </style:style>
    <style:style style:name="T5" style:family="text">
      <style:text-properties fo:color="#800000" style:font-name="Droid Sans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800000" style:font-name="Droid Sans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800000" style:font-name="Droid Sans" fo:font-size="10pt" style:font-size-asian="10pt" style:font-size-complex="10pt"/>
    </style:style>
    <style:style style:name="T8" style:family="text">
      <style:text-properties fo:color="#000000" style:font-name="Droid Sans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6">Übung </text:span><text:span text:style-name="number_5f_java5"><text:span text:style-name="T6">8</text:span></text:span></text:h>
      <text:h text:style-name="P4" text:outline-level="2"><text:span text:style-name="keyword1_5f_java5"><text:span text:style-name="T2">EigentuemerContainer</text:span></text:span></text:h>
      <text:p text:style-name="P1"><text:span text:style-name="keyword1_5f_java5"><text:span text:style-name="T2">import</text:span></text:span><text:span text:style-name="T2"> java.</text:span><text:span text:style-name="member0_5f_java5"><text:span text:style-name="T2">util</text:span></text:span><text:span text:style-name="T2">.</text:span><text:span text:style-name="symbol0_5f_java5"><text:span text:style-name="T2">*;</text:span></text:span></text:p>
      <text:p text:style-name="P2"/>
      <text:p text:style-name="P1"><text:span text:style-name="keyword1_5f_java5"><text:span text:style-name="T2">public</text:span></text:span><text:span text:style-name="T2"> </text:span><text:span text:style-name="keyword20_5f_java5"><text:span text:style-name="T2">class</text:span></text:span><text:span text:style-name="T2"> EigentuemerContainer </text:span><text:span text:style-name="keyword1_5f_java5"><text:span text:style-name="T2">implements</text:span></text:span><text:span text:style-name="T2"> Iterable</text:span><text:span text:style-name="symbol0_5f_java5"><text:span text:style-name="T2">&lt;</text:span></text:span><text:span text:style-name="T2">Eigentuemer</text:span><text:span text:style-name="symbol0_5f_java5"><text:span text:style-name="T2">&gt;{</text:span></text:span></text:p>
      <text:p text:style-name="P1"><text:span text:style-name="T2"><text:tab/></text:span><text:span text:style-name="keyword1_5f_java5"><text:span text:style-name="T2">private</text:span></text:span><text:span text:style-name="T2"> </text:span><text:span text:style-name="keyword1_5f_java5"><text:span text:style-name="T2">static</text:span></text:span><text:span text:style-name="T2"> EigentuemerContainer unique</text:span><text:span text:style-name="symbol0_5f_java5"><text:span text:style-name="T2">;</text:span></text:span></text:p>
      <text:p text:style-name="P1"><text:span text:style-name="T2"><text:tab/></text:span><text:span text:style-name="keyword1_5f_java5"><text:span text:style-name="T2">private</text:span></text:span><text:span text:style-name="T2"> Vector</text:span><text:span text:style-name="symbol0_5f_java5"><text:span text:style-name="T2">&lt;</text:span></text:span><text:span text:style-name="T2">Eigentuemer</text:span><text:span text:style-name="symbol0_5f_java5"><text:span text:style-name="T2">&gt;</text:span></text:span><text:span text:style-name="T2"> eigentuemer = </text:span><text:span text:style-name="keyword1_5f_java5"><text:span text:style-name="T2">new</text:span></text:span><text:span text:style-name="T2"> Vector</text:span><text:span text:style-name="symbol0_5f_java5"><text:span text:style-name="T2">&lt;</text:span></text:span><text:span text:style-name="T2">Eigentuemer</text:span><text:span text:style-name="symbol0_5f_java5"><text:span text:style-name="T2">&gt;();</text:span></text:span></text:p>
      <text:p text:style-name="P2"/>
      <text:p text:style-name="P1"><text:span text:style-name="T2"><text:tab/></text:span><text:span text:style-name="keyword1_5f_java5"><text:span text:style-name="T2">private</text:span></text:span><text:span text:style-name="T2"> EigentuemerContainer</text:span><text:span text:style-name="symbol0_5f_java5"><text:span text:style-name="T2">()</text:span></text:span><text:span text:style-name="T2"> </text:span><text:span text:style-name="symbol0_5f_java5"><text:span text:style-name="T2">{};</text:span></text:span></text:p>
      <text:p text:style-name="P2"><text:tab/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1_5f_java5"><text:span text:style-name="T2">static</text:span></text:span><text:span text:style-name="T2"> EigentuemerContainer instance</text:span><text:span text:style-name="symbol0_5f_java5"><text:span text:style-name="T2">(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unique == </text:span><text:span text:style-name="keyword3_5f_java5"><text:span text:style-name="T2">null</text:span></text:span><text:span text:style-name="symbol0_5f_java5"><text:span text:style-name="T2">)</text:span></text:span></text:p>
      <text:p text:style-name="P1"><text:span text:style-name="T2"><text:tab/><text:tab/><text:tab/>unique = </text:span><text:span text:style-name="keyword1_5f_java5"><text:span text:style-name="T2">new</text:span></text:span><text:span text:style-name="T2"> EigentuemerContainer</text:span><text:span text:style-name="symbol0_5f_java5"><text:span text:style-name="T2">();</text:span></text:span></text:p>
      <text:p text:style-name="P1"><text:span text:style-name="T2"><text:tab/><text:tab/></text:span><text:span text:style-name="keyword1_5f_java5"><text:span text:style-name="T2">return</text:span></text:span><text:span text:style-name="T2"> unique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addEigentuemer</text:span><text:span text:style-name="symbol0_5f_java5"><text:span text:style-name="T2">(</text:span></text:span><text:span text:style-name="T2">Eigentuemer e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 </text:span><text:span text:style-name="symbol0_5f_java5"><text:span text:style-name="T2">!</text:span></text:span><text:span text:style-name="T2">= </text:span><text:span text:style-name="keyword3_5f_java5"><text:span text:style-name="T2">null</text:span>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text:tab/>eigentuemer.</text:span><text:span text:style-name="member0_5f_java5"><text:span text:style-name="T2">addElement</text:span></text:span><text:span text:style-name="symbol0_5f_java5"><text:span text:style-name="T2">(</text:span></text:span><text:span text:style-name="T2">e</text:span><text:span text:style-name="symbol0_5f_java5"><text:span text:style-name="T2">);</text:span></text:span></text:p>
      <text:p text:style-name="P1"><text:span text:style-name="T2"><text:tab/><text:tab/></text:span><text:span text:style-name="symbol0_5f_java5"><text:span text:style-name="T2">}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removeEigentuemer</text:span><text:span text:style-name="symbol0_5f_java5"><text:span text:style-name="T2">(</text:span></text:span><text:span text:style-name="T2">Eigentuemer e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 </text:span><text:span text:style-name="symbol0_5f_java5"><text:span text:style-name="T2">!</text:span></text:span><text:span text:style-name="T2">= </text:span><text:span text:style-name="keyword3_5f_java5"><text:span text:style-name="T2">null</text:span>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text:tab/>Vector</text:span><text:span text:style-name="symbol0_5f_java5"><text:span text:style-name="T2">&lt;</text:span></text:span><text:span text:style-name="T2">Grundstueck</text:span><text:span text:style-name="symbol0_5f_java5"><text:span text:style-name="T2">&gt;</text:span></text:span><text:span text:style-name="T2"> v = e.</text:span><text:span text:style-name="member0_5f_java5"><text:span text:style-name="T2">getLinkGrundstuecke</text:span></text:span><text:span text:style-name="symbol0_5f_java5"><text:span text:style-name="T2">();</text:span></text:span></text:p>
      <text:p text:style-name="P1"><text:span text:style-name="T2"><text:tab/><text:tab/><text:tab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v </text:span><text:span text:style-name="symbol0_5f_java5"><text:span text:style-name="T2">!</text:span></text:span><text:span text:style-name="T2">= </text:span><text:span text:style-name="keyword3_5f_java5"><text:span text:style-name="T2">null</text:span>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text:tab/><text:tab/></text:span><text:span text:style-name="keyword0_5f_java5"><text:span text:style-name="T2">for</text:span></text:span><text:span text:style-name="T2"> </text:span><text:span text:style-name="symbol0_5f_java5"><text:span text:style-name="T2">(</text:span></text:span><text:span text:style-name="T2">Grundstueck g: v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text:tab/><text:tab/><text:tab/>g.</text:span><text:span text:style-name="member0_5f_java5"><text:span text:style-name="T2">unlinkEigentuemer</text:span></text:span><text:span text:style-name="symbol0_5f_java5"><text:span text:style-name="T2">();</text:span></text:span></text:p>
      <text:p text:style-name="P1"><text:span text:style-name="T2"><text:tab/><text:tab/><text:tab/><text:tab/><text:tab/>e.</text:span><text:span text:style-name="member0_5f_java5"><text:span text:style-name="T2">unlinkGrundstueck</text:span></text:span><text:span text:style-name="symbol0_5f_java5"><text:span text:style-name="T2">(</text:span></text:span><text:span text:style-name="T2">g</text:span><text:span text:style-name="symbol0_5f_java5"><text:span text:style-name="T2">);</text:span></text:span></text:p>
      <text:p text:style-name="P1"><text:span text:style-name="T2"><text:tab/><text:tab/><text:tab/><text:tab/></text:span><text:span text:style-name="symbol0_5f_java5"><text:span text:style-name="T2">}</text:span></text:span></text:p>
      <text:p text:style-name="P1"><text:span text:style-name="T2"><text:tab/><text:tab/><text:tab/></text:span><text:span text:style-name="symbol0_5f_java5"><text:span text:style-name="T2">}</text:span></text:span></text:p>
      <text:p text:style-name="P1"><text:span text:style-name="T2"><text:tab/><text:tab/><text:tab/>v = </text:span><text:span text:style-name="keyword3_5f_java5"><text:span text:style-name="T2">null</text:span></text:span><text:span text:style-name="symbol0_5f_java5"><text:span text:style-name="T2">;</text:span></text:span></text:p>
      <text:p text:style-name="P1"><text:span text:style-name="T2"><text:tab/><text:tab/></text:span><text:span text:style-name="symbol0_5f_java5"><text:span text:style-name="T2">}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Eigentuemer getEigentuemer</text:span><text:span text:style-name="symbol0_5f_java5"><text:span text:style-name="T2">(</text:span></text:span><text:span text:style-name="keyword2_5f_java5"><text:span text:style-name="T2">int</text:span></text:span><text:span text:style-name="T2"> index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return</text:span></text:span><text:span text:style-name="T2"> eigentuemer.</text:span><text:span text:style-name="member0_5f_java5"><text:span text:style-name="T2">get</text:span></text:span><text:span text:style-name="symbol0_5f_java5"><text:span text:style-name="T2">(</text:span></text:span><text:span text:style-name="T2">index</text:span><text:span text:style-name="symbol0_5f_java5"><text:span text:style-name="T2">)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Iterator</text:span><text:span text:style-name="symbol0_5f_java5"><text:span text:style-name="T2">&lt;</text:span></text:span><text:span text:style-name="T2">Eigentuemer</text:span><text:span text:style-name="symbol0_5f_java5"><text:span text:style-name="T2">&gt;</text:span></text:span><text:span text:style-name="T2"> </text:span><text:span text:style-name="keyword45_5f_java5"><text:span text:style-name="T2">iterator</text:span></text:span><text:span text:style-name="symbol0_5f_java5"><text:span text:style-name="T2">(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return</text:span></text:span><text:span text:style-name="T2"> eigentuemer.</text:span><text:span text:style-name="member0_5f_java5"><text:span text:style-name="T2">iterator</text:span></text:span><text:span text:style-name="symbol0_5f_java5"><text:span text:style-name="T2">()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symbol0_5f_java5"><text:span text:style-name="T2">}</text:span></text:span></text:p>
      <text:p text:style-name="P1"><text:span text:style-name="symbol0_5f_java5"><text:span text:style-name="T2"/></text:span></text:p>
      <text:h text:style-name="Heading_20_2" text:outline-level="2"><text:span text:style-name="symbol0_5f_java5"><text:span text:style-name="T8">GrundstueckContainer</text:span></text:span></text:h>
      <text:p text:style-name="P1"><text:span text:style-name="keyword1_5f_java5"><text:span text:style-name="T2">import</text:span></text:span><text:span text:style-name="T2"> java.</text:span><text:span text:style-name="member0_5f_java5"><text:span text:style-name="T2">util</text:span></text:span><text:span text:style-name="T2">.</text:span><text:span text:style-name="symbol0_5f_java5"><text:span text:style-name="T2">*;</text:span></text:span></text:p>
      <text:p text:style-name="P2"/>
      <text:p text:style-name="P1"><text:span text:style-name="keyword1_5f_java5"><text:span text:style-name="T2">public</text:span></text:span><text:span text:style-name="T2"> </text:span><text:span text:style-name="keyword20_5f_java5"><text:span text:style-name="T2">class</text:span></text:span><text:span text:style-name="T2"> GrundstueckContainer </text:span><text:span text:style-name="keyword1_5f_java5"><text:span text:style-name="T2">implements</text:span></text:span><text:span text:style-name="T2"> Iterable</text:span><text:span text:style-name="symbol0_5f_java5"><text:span text:style-name="T2">&lt;</text:span></text:span><text:span text:style-name="T2">Grundstueck</text:span><text:span text:style-name="symbol0_5f_java5"><text:span text:style-name="T2">&gt;{</text:span></text:span></text:p>
      <text:p text:style-name="P1"><text:span text:style-name="T2"><text:tab/></text:span><text:span text:style-name="keyword1_5f_java5"><text:span text:style-name="T2">private</text:span></text:span><text:span text:style-name="T2"> </text:span><text:span text:style-name="keyword1_5f_java5"><text:span text:style-name="T2">static</text:span></text:span><text:span text:style-name="T2"> GrundstueckContainer unique</text:span><text:span text:style-name="symbol0_5f_java5"><text:span text:style-name="T2">;</text:span></text:span></text:p>
      <text:p text:style-name="P1"><text:span text:style-name="T2"><text:tab/></text:span><text:span text:style-name="keyword1_5f_java5"><text:span text:style-name="T2">private</text:span></text:span><text:span text:style-name="T2"> Vector</text:span><text:span text:style-name="symbol0_5f_java5"><text:span text:style-name="T2">&lt;</text:span></text:span><text:span text:style-name="T2">Grundstueck</text:span><text:span text:style-name="symbol0_5f_java5"><text:span text:style-name="T2">&gt;</text:span></text:span><text:span text:style-name="T2"> grundstuecke = </text:span><text:span text:style-name="keyword1_5f_java5"><text:span text:style-name="T2">new</text:span></text:span><text:span text:style-name="T2"> Vector</text:span><text:span text:style-name="symbol0_5f_java5"><text:span text:style-name="T2">&lt;</text:span></text:span><text:span text:style-name="T2">Grundstueck</text:span><text:span text:style-name="symbol0_5f_java5"><text:span text:style-name="T2">&gt;();</text:span></text:span></text:p>
      <text:p text:style-name="P2"/>
      <text:p text:style-name="P1"><text:span text:style-name="T2"><text:tab/></text:span><text:span text:style-name="keyword1_5f_java5"><text:span text:style-name="T2">private</text:span></text:span><text:span text:style-name="T2"> GrundstueckContainer</text:span><text:span text:style-name="symbol0_5f_java5"><text:span text:style-name="T2">()</text:span></text:span><text:span text:style-name="T2"> </text:span><text:span text:style-name="symbol0_5f_java5"><text:span text:style-name="T2">{};</text:span></text:span></text:p>
      <text:p text:style-name="P2"><text:tab/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1_5f_java5"><text:span text:style-name="T2">static</text:span></text:span><text:span text:style-name="T2"> GrundstueckContainer instance</text:span><text:span text:style-name="symbol0_5f_java5"><text:span text:style-name="T2">(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unique == </text:span><text:span text:style-name="keyword3_5f_java5"><text:span text:style-name="T2">null</text:span></text:span><text:span text:style-name="symbol0_5f_java5"><text:span text:style-name="T2">)</text:span></text:span></text:p>
      <text:p text:style-name="P1"><text:span text:style-name="T2"><text:tab/><text:tab/><text:tab/>unique = </text:span><text:span text:style-name="keyword1_5f_java5"><text:span text:style-name="T2">new</text:span></text:span><text:span text:style-name="T2"> GrundstueckContainer</text:span><text:span text:style-name="symbol0_5f_java5"><text:span text:style-name="T2">();</text:span></text:span></text:p>
      <text:p text:style-name="P1"><text:span text:style-name="T2"><text:tab/><text:tab/></text:span><text:span text:style-name="keyword1_5f_java5"><text:span text:style-name="T2">return</text:span></text:span><text:span text:style-name="T2"> unique</text:span><text:span text:style-name="symbol0_5f_java5"><text:span text:style-name="T2">;</text:span></text:span></text:p>
      <text:p text:style-name="P1"><text:soft-page-break/><text:span text:style-name="T2"><text:tab/></text:span><text:span text:style-name="symbol0_5f_java5"><text:span text:style-name="T2">}</text:span></text:span></text:p>
      <text:p text:style-name="P2"/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addGrundstueck</text:span><text:span text:style-name="symbol0_5f_java5"><text:span text:style-name="T2">(</text:span></text:span><text:span text:style-name="T2">Grundstueck g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g </text:span><text:span text:style-name="symbol0_5f_java5"><text:span text:style-name="T2">!</text:span></text:span><text:span text:style-name="T2">= </text:span><text:span text:style-name="keyword3_5f_java5"><text:span text:style-name="T2">null</text:span>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text:tab/>grundstuecke.</text:span><text:span text:style-name="member0_5f_java5"><text:span text:style-name="T2">addElement</text:span></text:span><text:span text:style-name="symbol0_5f_java5"><text:span text:style-name="T2">(</text:span></text:span><text:span text:style-name="T2">g</text:span><text:span text:style-name="symbol0_5f_java5"><text:span text:style-name="T2">);</text:span></text:span></text:p>
      <text:p text:style-name="P1"><text:span text:style-name="T2"><text:tab/><text:tab/></text:span><text:span text:style-name="symbol0_5f_java5"><text:span text:style-name="T2">}</text:span></text:span></text:p>
      <text:p text:style-name="P1"><text:span text:style-name="T2"><text:tab/></text:span><text:span text:style-name="symbol0_5f_java5"><text:span text:style-name="T2">}</text:span></text:span></text:p>
      <text:p text:style-name="P2"/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removeGrundstueck</text:span><text:span text:style-name="symbol0_5f_java5"><text:span text:style-name="T2">(</text:span></text:span><text:span text:style-name="T2">Grundstueck g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g </text:span><text:span text:style-name="symbol0_5f_java5"><text:span text:style-name="T2">!</text:span></text:span><text:span text:style-name="T2">= </text:span><text:span text:style-name="keyword3_5f_java5"><text:span text:style-name="T2">null</text:span>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text:tab/>Eigentuemer e = g.</text:span><text:span text:style-name="member0_5f_java5"><text:span text:style-name="T2">getLinkEigentuemer</text:span></text:span><text:span text:style-name="symbol0_5f_java5"><text:span text:style-name="T2">();</text:span></text:span></text:p>
      <text:p text:style-name="P1"><text:span text:style-name="T2"><text:tab/><text:tab/><text:tab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 </text:span><text:span text:style-name="symbol0_5f_java5"><text:span text:style-name="T2">!</text:span></text:span><text:span text:style-name="T2">= </text:span><text:span text:style-name="keyword3_5f_java5"><text:span text:style-name="T2">null</text:span>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text:tab/><text:tab/>e.</text:span><text:span text:style-name="member0_5f_java5"><text:span text:style-name="T2">unlinkGrundstueck</text:span></text:span><text:span text:style-name="symbol0_5f_java5"><text:span text:style-name="T2">(</text:span></text:span><text:span text:style-name="T2">g</text:span><text:span text:style-name="symbol0_5f_java5"><text:span text:style-name="T2">);</text:span></text:span></text:p>
      <text:p text:style-name="P1"><text:span text:style-name="T2"><text:tab/><text:tab/><text:tab/><text:tab/>g.</text:span><text:span text:style-name="member0_5f_java5"><text:span text:style-name="T2">unlinkEigentuemer</text:span></text:span><text:span text:style-name="symbol0_5f_java5"><text:span text:style-name="T2">();</text:span></text:span></text:p>
      <text:p text:style-name="P1"><text:span text:style-name="T2"><text:tab/><text:tab/><text:tab/></text:span><text:span text:style-name="symbol0_5f_java5"><text:span text:style-name="T2">}</text:span></text:span></text:p>
      <text:p text:style-name="P1"><text:span text:style-name="T2"><text:tab/><text:tab/><text:tab/>grundstuecke.</text:span><text:span text:style-name="member0_5f_java5"><text:span text:style-name="T2">removeElement</text:span></text:span><text:span text:style-name="symbol0_5f_java5"><text:span text:style-name="T2">(</text:span></text:span><text:span text:style-name="T2">g</text:span><text:span text:style-name="symbol0_5f_java5"><text:span text:style-name="T2">);</text:span></text:span></text:p>
      <text:p text:style-name="P1"><text:span text:style-name="T2"><text:tab/><text:tab/></text:span><text:span text:style-name="symbol0_5f_java5"><text:span text:style-name="T2">}</text:span></text:span></text:p>
      <text:p text:style-name="P1"><text:span text:style-name="T2"><text:tab/></text:span><text:span text:style-name="symbol0_5f_java5"><text:span text:style-name="T2">}</text:span></text:span></text:p>
      <text:p text:style-name="P2"/>
      <text:p text:style-name="P1"><text:span text:style-name="T2"><text:tab/></text:span><text:span text:style-name="keyword1_5f_java5"><text:span text:style-name="T2">public</text:span></text:span><text:span text:style-name="T2"> Grundstueck getGrundstueck</text:span><text:span text:style-name="symbol0_5f_java5"><text:span text:style-name="T2">(</text:span></text:span><text:span text:style-name="keyword2_5f_java5"><text:span text:style-name="T2">int</text:span></text:span><text:span text:style-name="T2"> index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return</text:span></text:span><text:span text:style-name="T2"> grundstuecke.</text:span><text:span text:style-name="member0_5f_java5"><text:span text:style-name="T2">get</text:span></text:span><text:span text:style-name="symbol0_5f_java5"><text:span text:style-name="T2">(</text:span></text:span><text:span text:style-name="T2">index</text:span><text:span text:style-name="symbol0_5f_java5"><text:span text:style-name="T2">);</text:span></text:span></text:p>
      <text:p text:style-name="P1"><text:span text:style-name="T2"><text:tab/></text:span><text:span text:style-name="symbol0_5f_java5"><text:span text:style-name="T2">}</text:span></text:span></text:p>
      <text:p text:style-name="P2"/>
      <text:p text:style-name="P1"><text:span text:style-name="T2"><text:tab/></text:span><text:span text:style-name="keyword1_5f_java5"><text:span text:style-name="T2">public</text:span></text:span><text:span text:style-name="T2"> Iterator</text:span><text:span text:style-name="symbol0_5f_java5"><text:span text:style-name="T2">&lt;</text:span></text:span><text:span text:style-name="T2">Grundstueck</text:span><text:span text:style-name="symbol0_5f_java5"><text:span text:style-name="T2">&gt;</text:span></text:span><text:span text:style-name="T2"> </text:span><text:span text:style-name="keyword45_5f_java5"><text:span text:style-name="T2">iterator</text:span></text:span><text:span text:style-name="symbol0_5f_java5"><text:span text:style-name="T2">(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return</text:span></text:span><text:span text:style-name="T2"> grundstuecke.</text:span><text:span text:style-name="member0_5f_java5"><text:span text:style-name="T2">iterator</text:span></text:span><text:span text:style-name="symbol0_5f_java5"><text:span text:style-name="T2">()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symbol0_5f_java5"><text:span text:style-name="T2">}</text:span></text:span></text:p>
      <text:p text:style-name="P1"><text:span text:style-name="symbol0_5f_java5"><text:span text:style-name="T2"/></text:span></text:p>
      <text:h text:style-name="Heading_20_2" text:outline-level="2"><text:span text:style-name="symbol0_5f_java5"><text:span text:style-name="T8">Eigentuemer</text:span></text:span></text:h>
      <text:p text:style-name="P1"><text:span text:style-name="keyword1_5f_java5"><text:span text:style-name="T2">import</text:span></text:span><text:span text:style-name="T2"> java.</text:span><text:span text:style-name="member0_5f_java5"><text:span text:style-name="T2">util</text:span></text:span><text:span text:style-name="T2">.</text:span><text:span text:style-name="symbol0_5f_java5"><text:span text:style-name="T2">*;</text:span></text:span></text:p>
      <text:p text:style-name="P2"/>
      <text:p text:style-name="P1"><text:span text:style-name="keyword1_5f_java5"><text:span text:style-name="T2">public</text:span></text:span><text:span text:style-name="T2"> </text:span><text:span text:style-name="keyword20_5f_java5"><text:span text:style-name="T2">class</text:span></text:span><text:span text:style-name="T2"> Eigentuemer </text:span><text:span text:style-name="symbol0_5f_java5"><text:span text:style-name="T2">{</text:span></text:span></text:p>
      <text:p text:style-name="P1"><text:span text:style-name="T2"><text:tab/></text:span><text:span text:style-name="keyword1_5f_java5"><text:span text:style-name="T2">private</text:span></text:span><text:span text:style-name="T2"> </text:span><text:span text:style-name="keyword20_5f_java5"><text:span text:style-name="T2">String</text:span></text:span><text:span text:style-name="T2"> </text:span><text:span text:style-name="keyword75_5f_java5"><text:span text:style-name="T2">name</text:span></text:span><text:span text:style-name="symbol0_5f_java5"><text:span text:style-name="T2">;</text:span></text:span></text:p>
      <text:p text:style-name="P1"><text:span text:style-name="T2"><text:tab/></text:span><text:span text:style-name="keyword1_5f_java5"><text:span text:style-name="T2">private</text:span></text:span><text:span text:style-name="T2"> </text:span><text:span text:style-name="keyword20_5f_java5"><text:span text:style-name="T2">String</text:span></text:span><text:span text:style-name="T2"> geburtsdatum</text:span><text:span text:style-name="symbol0_5f_java5"><text:span text:style-name="T2">;</text:span></text:span></text:p>
      <text:p text:style-name="P1"><text:span text:style-name="T2"><text:tab/></text:span><text:span text:style-name="keyword1_5f_java5"><text:span text:style-name="T2">private</text:span></text:span><text:span text:style-name="T2"> Vector</text:span><text:span text:style-name="symbol0_5f_java5"><text:span text:style-name="T2">&lt;</text:span></text:span><text:span text:style-name="T2">Grundstueck</text:span><text:span text:style-name="symbol0_5f_java5"><text:span text:style-name="T2">&gt;</text:span></text:span><text:span text:style-name="T2"> grundstuecke = </text:span><text:span text:style-name="keyword1_5f_java5"><text:span text:style-name="T2">new</text:span></text:span><text:span text:style-name="T2"> Vector</text:span><text:span text:style-name="symbol0_5f_java5"><text:span text:style-name="T2">&lt;</text:span></text:span><text:span text:style-name="T2">Grundstueck</text:span><text:span text:style-name="symbol0_5f_java5"><text:span text:style-name="T2">&gt;();</text:span></text:span></text:p>
      <text:p text:style-name="P2"/>
      <text:p text:style-name="P1"><text:span text:style-name="T2"><text:tab/></text:span><text:span text:style-name="keyword1_5f_java5"><text:span text:style-name="T2">public</text:span></text:span><text:span text:style-name="T2"> Eigentuemer</text:span><text:span text:style-name="symbol0_5f_java5"><text:span text:style-name="T2">(</text:span></text:span><text:span text:style-name="keyword20_5f_java5"><text:span text:style-name="T2">String</text:span></text:span><text:span text:style-name="T2"> </text:span><text:span text:style-name="keyword75_5f_java5"><text:span text:style-name="T2">name</text:span></text:span><text:span text:style-name="T2">, </text:span><text:span text:style-name="keyword20_5f_java5"><text:span text:style-name="T2">String</text:span></text:span><text:span text:style-name="T2"> geburtsdatum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this</text:span></text:span><text:span text:style-name="T2">.</text:span><text:span text:style-name="member0_5f_java5"><text:span text:style-name="T2">name</text:span></text:span><text:span text:style-name="T2"> = </text:span><text:span text:style-name="keyword75_5f_java5"><text:span text:style-name="T2">name</text:span></text:span><text:span text:style-name="symbol0_5f_java5"><text:span text:style-name="T2">;</text:span></text:span></text:p>
      <text:p text:style-name="P1"><text:span text:style-name="T2"><text:tab/><text:tab/></text:span><text:span text:style-name="keyword1_5f_java5"><text:span text:style-name="T2">this</text:span></text:span><text:span text:style-name="T2">.</text:span><text:span text:style-name="member0_5f_java5"><text:span text:style-name="T2">geburtsdatum</text:span></text:span><text:span text:style-name="T2"> = geburtsdatum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setName</text:span><text:span text:style-name="symbol0_5f_java5"><text:span text:style-name="T2">(</text:span></text:span><text:span text:style-name="keyword20_5f_java5"><text:span text:style-name="T2">String</text:span></text:span><text:span text:style-name="T2"> </text:span><text:span text:style-name="keyword75_5f_java5"><text:span text:style-name="T2">name</text:span>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this</text:span></text:span><text:span text:style-name="T2">.</text:span><text:span text:style-name="member0_5f_java5"><text:span text:style-name="T2">name</text:span></text:span><text:span text:style-name="T2"> = </text:span><text:span text:style-name="keyword75_5f_java5"><text:span text:style-name="T2">name</text:span>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String</text:span></text:span><text:span text:style-name="T2"> getName</text:span><text:span text:style-name="symbol0_5f_java5"><text:span text:style-name="T2">(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return</text:span></text:span><text:span text:style-name="T2"> </text:span><text:span text:style-name="keyword75_5f_java5"><text:span text:style-name="T2">name</text:span>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setGeburtsdatum</text:span><text:span text:style-name="symbol0_5f_java5"><text:span text:style-name="T2">(</text:span></text:span><text:span text:style-name="keyword20_5f_java5"><text:span text:style-name="T2">String</text:span></text:span><text:span text:style-name="T2"> geburtsdatum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this</text:span></text:span><text:span text:style-name="T2">.</text:span><text:span text:style-name="member0_5f_java5"><text:span text:style-name="T2">geburtsdatum</text:span></text:span><text:span text:style-name="T2"> = geburtsdatum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String</text:span></text:span><text:span text:style-name="T2"> getGeburtsdatum</text:span><text:span text:style-name="symbol0_5f_java5"><text:span text:style-name="T2">(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return</text:span></text:span><text:span text:style-name="T2"> geburtsdatum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boolean</text:span></text:span><text:span text:style-name="T2"> equals</text:span><text:span text:style-name="symbol0_5f_java5"><text:span text:style-name="T2">(</text:span></text:span><text:span text:style-name="keyword165_5f_java5"><text:span text:style-name="T2">Object</text:span></text:span><text:span text:style-name="T2"> o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return</text:span></text:span><text:span text:style-name="T2"> </text:span><text:span text:style-name="symbol0_5f_java5"><text:span text:style-name="T2">(</text:span></text:span><text:span text:style-name="keyword75_5f_java5"><text:span text:style-name="T2">name</text:span></text:span><text:span text:style-name="T2">.</text:span><text:span text:style-name="member0_5f_java5"><text:span text:style-name="T2">equals</text:span></text:span><text:span text:style-name="symbol0_5f_java5"><text:span text:style-name="T2">(((</text:span></text:span><text:span text:style-name="T2">Eigentuemer</text:span><text:span text:style-name="symbol0_5f_java5"><text:span text:style-name="T2">)</text:span></text:span><text:span text:style-name="T2"> o</text:span><text:span text:style-name="symbol0_5f_java5"><text:span text:style-name="T2">)</text:span></text:span><text:span text:style-name="T2">.</text:span><text:span text:style-name="member0_5f_java5"><text:span text:style-name="T2">name</text:span></text:span><text:span text:style-name="symbol0_5f_java5"><text:span text:style-name="T2">)</text:span></text:span><text:span text:style-name="T2"> </text:span><text:span text:style-name="symbol0_5f_java5"><text:span text:style-name="T2">&amp;&amp;</text:span></text:span><text:span text:style-name="T2"> </text:span></text:p>
      <text:p text:style-name="P1"><text:span text:style-name="T2"><text:tab/><text:tab/><text:tab/>geburtsdatum.</text:span><text:span text:style-name="member0_5f_java5"><text:span text:style-name="T2">equals</text:span></text:span><text:span text:style-name="symbol0_5f_java5"><text:span text:style-name="T2">(((</text:span></text:span><text:span text:style-name="T2">Eigentuemer</text:span><text:span text:style-name="symbol0_5f_java5"><text:span text:style-name="T2">)</text:span></text:span><text:span text:style-name="T2"> o</text:span><text:span text:style-name="symbol0_5f_java5"><text:span text:style-name="T2">)</text:span></text:span><text:span text:style-name="T2">.</text:span><text:span text:style-name="member0_5f_java5"><text:span text:style-name="T2">geburtsdatum</text:span></text:span><text:span text:style-name="symbol0_5f_java5"><text:span text:style-name="T2">))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oft-page-break/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String</text:span></text:span><text:span text:style-name="T2"> toString</text:span><text:span text:style-name="symbol0_5f_java5"><text:span text:style-name="T2">(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return</text:span></text:span><text:span text:style-name="T2"> </text:span><text:span text:style-name="string_5f_java5"><text:span text:style-name="T2">"Eigentuemer mit Name: "</text:span></text:span><text:span text:style-name="T2"> + </text:span><text:span text:style-name="keyword75_5f_java5"><text:span text:style-name="T2">name</text:span></text:span><text:span text:style-name="T2"> +</text:span></text:p>
      <text:p text:style-name="P1"><text:span text:style-name="T2"><text:tab/><text:tab/><text:tab/></text:span><text:span text:style-name="string_5f_java5"><text:span text:style-name="T2">" und Geburtsdatum: "</text:span></text:span><text:span text:style-name="T2"> + geburtsdatum + </text:span><text:span text:style-name="string_5f_java5"><text:span text:style-name="T2">"."</text:span>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linkGrundstueck</text:span><text:span text:style-name="symbol0_5f_java5"><text:span text:style-name="T2">(</text:span></text:span><text:span text:style-name="T2">Grundstueck g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grundstuecke.</text:span><text:span text:style-name="member0_5f_java5"><text:span text:style-name="T2">addElement</text:span></text:span><text:span text:style-name="symbol0_5f_java5"><text:span text:style-name="T2">(</text:span></text:span><text:span text:style-name="T2">g</text:span><text:span text:style-name="symbol0_5f_java5"><text:span text:style-name="T2">)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unlinkGrundstueck</text:span><text:span text:style-name="symbol0_5f_java5"><text:span text:style-name="T2">(</text:span></text:span><text:span text:style-name="T2">Grundstueck g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grundstuecke.</text:span><text:span text:style-name="member0_5f_java5"><text:span text:style-name="T2">removeElement</text:span></text:span><text:span text:style-name="symbol0_5f_java5"><text:span text:style-name="T2">(</text:span></text:span><text:span text:style-name="T2">g</text:span><text:span text:style-name="symbol0_5f_java5"><text:span text:style-name="T2">)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Grundstueck getLinkGrundstueck</text:span><text:span text:style-name="symbol0_5f_java5"><text:span text:style-name="T2">(</text:span></text:span><text:span text:style-name="keyword2_5f_java5"><text:span text:style-name="T2">int</text:span></text:span><text:span text:style-name="T2"> index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return</text:span></text:span><text:span text:style-name="T2"> grundstuecke.</text:span><text:span text:style-name="member0_5f_java5"><text:span text:style-name="T2">elementAt</text:span></text:span><text:span text:style-name="symbol0_5f_java5"><text:span text:style-name="T2">(</text:span></text:span><text:span text:style-name="T2">index</text:span><text:span text:style-name="symbol0_5f_java5"><text:span text:style-name="T2">)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Vector</text:span><text:span text:style-name="symbol0_5f_java5"><text:span text:style-name="T2">&lt;</text:span></text:span><text:span text:style-name="T2">Grundstueck</text:span><text:span text:style-name="symbol0_5f_java5"><text:span text:style-name="T2">&gt;</text:span></text:span><text:span text:style-name="T2"> getLinkGrundstuecke</text:span><text:span text:style-name="symbol0_5f_java5"><text:span text:style-name="T2">(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return</text:span></text:span><text:span text:style-name="T2"> grundstuecke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symbol0_5f_java5"><text:span text:style-name="T2">}</text:span></text:span></text:p>
      <text:p text:style-name="P1"><text:span text:style-name="symbol0_5f_java5"><text:span text:style-name="T2"/></text:span></text:p>
      <text:h text:style-name="Heading_20_2" text:outline-level="2"><text:span text:style-name="symbol0_5f_java5"><text:span text:style-name="T8">Grundstueck</text:span></text:span></text:h>
      <text:p text:style-name="P2"/>
      <text:p text:style-name="P1"><text:span text:style-name="keyword1_5f_java5"><text:span text:style-name="T2">public</text:span></text:span><text:span text:style-name="T2"> </text:span><text:span text:style-name="keyword20_5f_java5"><text:span text:style-name="T2">class</text:span></text:span><text:span text:style-name="T2"> Grundstueck </text:span><text:span text:style-name="symbol0_5f_java5"><text:span text:style-name="T2">{</text:span></text:span></text:p>
      <text:p text:style-name="P1"><text:span text:style-name="T2"><text:tab/></text:span><text:span text:style-name="keyword1_5f_java5"><text:span text:style-name="T2">private</text:span></text:span><text:span text:style-name="T2"> </text:span><text:span text:style-name="keyword20_5f_java5"><text:span text:style-name="T2">String</text:span></text:span><text:span text:style-name="T2"> lage</text:span><text:span text:style-name="symbol0_5f_java5"><text:span text:style-name="T2">;</text:span></text:span></text:p>
      <text:p text:style-name="P1"><text:span text:style-name="T2"><text:tab/></text:span><text:span text:style-name="keyword1_5f_java5"><text:span text:style-name="T2">private</text:span></text:span><text:span text:style-name="T2"> </text:span><text:span text:style-name="keyword20_5f_java5"><text:span text:style-name="T2">String</text:span></text:span><text:span text:style-name="T2"> flaeche</text:span><text:span text:style-name="symbol0_5f_java5"><text:span text:style-name="T2">;</text:span></text:span></text:p>
      <text:p text:style-name="P1"><text:span text:style-name="T2"><text:tab/></text:span><text:span text:style-name="keyword1_5f_java5"><text:span text:style-name="T2">private</text:span></text:span><text:span text:style-name="T2"> Eigentuemer eigentuemer</text:span><text:span text:style-name="symbol0_5f_java5"><text:span text:style-name="T2">;</text:span></text:span></text:p>
      <text:p text:style-name="P2"/>
      <text:p text:style-name="P1"><text:span text:style-name="T2"><text:tab/></text:span><text:span text:style-name="keyword1_5f_java5"><text:span text:style-name="T2">public</text:span></text:span><text:span text:style-name="T2"> Grundstueck</text:span><text:span text:style-name="symbol0_5f_java5"><text:span text:style-name="T2">(</text:span></text:span><text:span text:style-name="keyword20_5f_java5"><text:span text:style-name="T2">String</text:span></text:span><text:span text:style-name="T2"> lage, </text:span><text:span text:style-name="keyword20_5f_java5"><text:span text:style-name="T2">String</text:span></text:span><text:span text:style-name="T2"> flaeche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this</text:span></text:span><text:span text:style-name="T2">.</text:span><text:span text:style-name="member0_5f_java5"><text:span text:style-name="T2">lage</text:span></text:span><text:span text:style-name="T2"> = lage</text:span><text:span text:style-name="symbol0_5f_java5"><text:span text:style-name="T2">;</text:span></text:span></text:p>
      <text:p text:style-name="P1"><text:span text:style-name="T2"><text:tab/><text:tab/></text:span><text:span text:style-name="keyword1_5f_java5"><text:span text:style-name="T2">this</text:span></text:span><text:span text:style-name="T2">.</text:span><text:span text:style-name="member0_5f_java5"><text:span text:style-name="T2">flaeche</text:span></text:span><text:span text:style-name="T2"> = flaeche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setLage</text:span><text:span text:style-name="symbol0_5f_java5"><text:span text:style-name="T2">(</text:span></text:span><text:span text:style-name="keyword20_5f_java5"><text:span text:style-name="T2">String</text:span></text:span><text:span text:style-name="T2"> lage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this</text:span></text:span><text:span text:style-name="T2">.</text:span><text:span text:style-name="member0_5f_java5"><text:span text:style-name="T2">lage</text:span></text:span><text:span text:style-name="T2"> = lage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String</text:span></text:span><text:span text:style-name="T2"> getLage</text:span><text:span text:style-name="symbol0_5f_java5"><text:span text:style-name="T2">(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return</text:span></text:span><text:span text:style-name="T2"> lage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setFlaeche</text:span><text:span text:style-name="symbol0_5f_java5"><text:span text:style-name="T2">(</text:span></text:span><text:span text:style-name="keyword20_5f_java5"><text:span text:style-name="T2">String</text:span></text:span><text:span text:style-name="T2"> flaeche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this</text:span></text:span><text:span text:style-name="T2">.</text:span><text:span text:style-name="member0_5f_java5"><text:span text:style-name="T2">flaeche</text:span></text:span><text:span text:style-name="T2"> = flaeche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String</text:span></text:span><text:span text:style-name="T2"> getFlaeche</text:span><text:span text:style-name="symbol0_5f_java5"><text:span text:style-name="T2">(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return</text:span></text:span><text:span text:style-name="T2"> flaeche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boolean</text:span></text:span><text:span text:style-name="T2"> equals</text:span><text:span text:style-name="symbol0_5f_java5"><text:span text:style-name="T2">(</text:span></text:span><text:span text:style-name="keyword165_5f_java5"><text:span text:style-name="T2">Object</text:span></text:span><text:span text:style-name="T2"> o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return</text:span></text:span><text:span text:style-name="T2"> </text:span><text:span text:style-name="symbol0_5f_java5"><text:span text:style-name="T2">(</text:span></text:span><text:span text:style-name="T2">lage.</text:span><text:span text:style-name="member0_5f_java5"><text:span text:style-name="T2">equals</text:span></text:span><text:span text:style-name="symbol0_5f_java5"><text:span text:style-name="T2">(((</text:span></text:span><text:span text:style-name="T2">Grundstueck</text:span><text:span text:style-name="symbol0_5f_java5"><text:span text:style-name="T2">)</text:span></text:span><text:span text:style-name="T2"> o</text:span><text:span text:style-name="symbol0_5f_java5"><text:span text:style-name="T2">)</text:span></text:span><text:span text:style-name="T2">.</text:span><text:span text:style-name="member0_5f_java5"><text:span text:style-name="T2">lage</text:span></text:span><text:span text:style-name="symbol0_5f_java5"><text:span text:style-name="T2">)</text:span></text:span><text:span text:style-name="T2"> </text:span><text:span text:style-name="symbol0_5f_java5"><text:span text:style-name="T2">&amp;&amp;</text:span></text:span><text:span text:style-name="T2"> </text:span></text:p>
      <text:p text:style-name="P1"><text:span text:style-name="T2"><text:tab/><text:tab/><text:tab/>flaeche.</text:span><text:span text:style-name="member0_5f_java5"><text:span text:style-name="T2">equals</text:span></text:span><text:span text:style-name="symbol0_5f_java5"><text:span text:style-name="T2">(((</text:span></text:span><text:span text:style-name="T2">Grundstueck</text:span><text:span text:style-name="symbol0_5f_java5"><text:span text:style-name="T2">)</text:span></text:span><text:span text:style-name="T2"> o</text:span><text:span text:style-name="symbol0_5f_java5"><text:span text:style-name="T2">)</text:span></text:span><text:span text:style-name="T2">.</text:span><text:span text:style-name="member0_5f_java5"><text:span text:style-name="T2">flaeche</text:span></text:span><text:span text:style-name="symbol0_5f_java5"><text:span text:style-name="T2">))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String</text:span></text:span><text:span text:style-name="T2"> toString</text:span><text:span text:style-name="symbol0_5f_java5"><text:span text:style-name="T2">()</text:span></text:span><text:span text:style-name="T2"> </text:span><text:span text:style-name="symbol0_5f_java5"><text:span text:style-name="T2">{</text:span></text:span></text:p>
      <text:p text:style-name="P1"><text:span text:style-name="T2"><text:tab/><text:tab/></text:span><text:span text:style-name="keyword1_5f_java5"><text:span text:style-name="T2">return</text:span></text:span><text:span text:style-name="T2"> </text:span><text:span text:style-name="string_5f_java5"><text:span text:style-name="T2">"Grundstueck mit Lage: "</text:span></text:span><text:span text:style-name="T2"> + lage +</text:span></text:p>
      <text:p text:style-name="P1"><text:span text:style-name="T2"><text:tab/><text:tab/><text:tab/></text:span><text:span text:style-name="string_5f_java5"><text:span text:style-name="T2">" und Flaeche: "</text:span></text:span><text:span text:style-name="T2"> + flaeche + </text:span><text:span text:style-name="string_5f_java5"><text:span text:style-name="T2">"."</text:span>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linkEigentuemer</text:span><text:span text:style-name="symbol0_5f_java5"><text:span text:style-name="T2">(</text:span></text:span><text:span text:style-name="T2">Eigentuemer e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tab/><text:tab/>eigentuemer = e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unlinkEigentuemer</text:span><text:span text:style-name="symbol0_5f_java5"><text:span text:style-name="T2">()</text:span></text:span><text:span text:style-name="T2"> </text:span><text:span text:style-name="symbol0_5f_java5"><text:span text:style-name="T2">{</text:span></text:span></text:p>
      <text:p text:style-name="P1"><text:span text:style-name="T2"><text:tab/><text:tab/>eigentuemer = </text:span><text:span text:style-name="keyword3_5f_java5"><text:span text:style-name="T2">null</text:span>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1"><text:span text:style-name="T2"><text:tab/></text:span><text:span text:style-name="keyword1_5f_java5"><text:span text:style-name="T2">public</text:span></text:span><text:span text:style-name="T2"> Eigentuemer getLinkEigentuemer</text:span><text:span text:style-name="symbol0_5f_java5"><text:span text:style-name="T2">()</text:span></text:span><text:span text:style-name="T2"> </text:span><text:span text:style-name="symbol0_5f_java5"><text:span text:style-name="T2">{</text:span></text:span></text:p>
      <text:p text:style-name="P1"><text:soft-page-break/><text:span text:style-name="T2"><text:tab/><text:tab/></text:span><text:span text:style-name="keyword1_5f_java5"><text:span text:style-name="T2">return</text:span></text:span><text:span text:style-name="T2"> eigentuemer</text:span><text:span text:style-name="symbol0_5f_java5"><text:span text:style-name="T2">;</text:span></text:span></text:p>
      <text:p text:style-name="P1"><text:span text:style-name="T2"><text:tab/></text:span><text:span text:style-name="symbol0_5f_java5"><text:span text:style-name="T2">}</text:span></text:span></text:p>
      <text:p text:style-name="P2"/>
      <text:p text:style-name="P1"><text:span text:style-name="symbol0_5f_java5"><text:span text:style-name="T2">}</text:span></text:span></text:p>
      <text:p text:style-name="P1"><text:span text:style-name="keyword1_5f_java5"><text:span text:style-name="T2"/></text:span></text:p>
      <text:h text:style-name="Heading_20_2" text:outline-level="2"><text:span text:style-name="keyword1_5f_java5"><text:span text:style-name="T2">Grundstueckverwaltung</text:span></text:span></text:h>
      <text:p text:style-name="P1"><text:span text:style-name="keyword1_5f_java5"><text:span text:style-name="T2">import</text:span></text:span><text:span text:style-name="T2"> java.</text:span><text:span text:style-name="member0_5f_java5"><text:span text:style-name="T2">awt</text:span></text:span><text:span text:style-name="T2">.</text:span><text:span text:style-name="symbol0_5f_java5"><text:span text:style-name="T2">*;</text:span></text:span></text:p>
      <text:p text:style-name="P1"><text:span text:style-name="keyword1_5f_java5"><text:span text:style-name="T2">import</text:span></text:span><text:span text:style-name="T2"> java.</text:span><text:span text:style-name="member0_5f_java5"><text:span text:style-name="T2">awt</text:span></text:span><text:span text:style-name="T2">.</text:span><text:span text:style-name="member0_5f_java5"><text:span text:style-name="T2">event</text:span></text:span><text:span text:style-name="T2">.</text:span><text:span text:style-name="symbol0_5f_java5"><text:span text:style-name="T2">*;</text:span></text:span></text:p>
      <text:p text:style-name="P2"/>
      <text:p text:style-name="P1"><text:span text:style-name="keyword1_5f_java5"><text:span text:style-name="T2">public</text:span></text:span><text:span text:style-name="T2"> </text:span><text:span text:style-name="keyword20_5f_java5"><text:span text:style-name="T2">class</text:span></text:span><text:span text:style-name="T2"> Grundstueckverwaltung </text:span><text:span text:style-name="keyword1_5f_java5"><text:span text:style-name="T2">extends</text:span></text:span><text:span text:style-name="T2"> </text:span><text:span text:style-name="keyword5_5f_java5"><text:span text:style-name="T2">Frame</text:span></text:span><text:span text:style-name="T2"> </text:span><text:span text:style-name="keyword1_5f_java5"><text:span text:style-name="T2">implements</text:span></text:span><text:span text:style-name="T2"> </text:span><text:span text:style-name="keyword9_5f_java5"><text:span text:style-name="T2">ActionListener</text:span></text:span></text:p>
      <text:p text:style-name="P1"><text:span text:style-name="symbol0_5f_java5"><text:span text:style-name="T2">{</text:span></text:span></text:p>
      <text:p text:style-name="P1"><text:span text:style-name="T2"><text:s text:c="4"/></text:span><text:span text:style-name="keyword1_5f_java5"><text:span text:style-name="T2">private</text:span></text:span><text:span text:style-name="T2"> </text:span><text:span text:style-name="keyword165_5f_java5"><text:span text:style-name="T2">List</text:span></text:span><text:span text:style-name="T2"> grundstueckList,</text:span></text:p>
      <text:p text:style-name="P1"><text:span text:style-name="T2"><text:s text:c="17"/>eigentuemerList</text:span><text:span text:style-name="symbol0_5f_java5"><text:span text:style-name="T2">;</text:span></text:span></text:p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Grundstueckverwaltung</text:span><text:span text:style-name="symbol0_5f_java5"><text:span text:style-name="T2">(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1_5f_java5"><text:span text:style-name="T2">super</text:span></text:span><text:span text:style-name="symbol0_5f_java5"><text:span text:style-name="T2">(</text:span></text:span><text:span text:style-name="string_5f_java5"><text:span text:style-name="T2">"Grundstueckverwaltung"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grundstueckList</text:span></text:span><text:span text:style-name="T2"> = </text:span><text:span text:style-name="keyword1_5f_java5"><text:span text:style-name="T2">new</text:span></text:span><text:span text:style-name="T2"> </text:span><text:span text:style-name="keyword165_5f_java5"><text:span text:style-name="T2">List</text:span></text:span><text:span text:style-name="symbol0_5f_java5"><text:span text:style-name="T2">(</text:span></text:span><text:span text:style-name="number_5f_java5"><text:span text:style-name="T2">5</text:span></text:span><text:span text:style-name="symbol0_5f_java5"><text:span text:style-name="T2">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eigentuemerList</text:span></text:span><text:span text:style-name="T2"> = </text:span><text:span text:style-name="keyword1_5f_java5"><text:span text:style-name="T2">new</text:span></text:span><text:span text:style-name="T2"> </text:span><text:span text:style-name="keyword165_5f_java5"><text:span text:style-name="T2">List</text:span></text:span><text:span text:style-name="symbol0_5f_java5"><text:span text:style-name="T2">(</text:span></text:span><text:span text:style-name="number_5f_java5"><text:span text:style-name="T2">5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Label</text:span></text:span><text:span text:style-name="T2"> grundstueckeL = </text:span><text:span text:style-name="keyword1_5f_java5"><text:span text:style-name="T2">new</text:span></text:span><text:span text:style-name="T2"> </text:span><text:span text:style-name="keyword5_5f_java5"><text:span text:style-name="T2">Label</text:span></text:span><text:span text:style-name="symbol0_5f_java5"><text:span text:style-name="T2">(</text:span></text:span><text:span text:style-name="string_5f_java5"><text:span text:style-name="T2">"Grundstuecke"</text:span></text:span><text:span text:style-name="symbol0_5f_java5"><text:span text:style-name="T2">)</text:span></text:span><text:span text:style-name="T2">,</text:span></text:p>
      <text:p text:style-name="P1"><text:span text:style-name="T2"><text:s text:c="14"/>eigentuemerL <text:s/>= </text:span><text:span text:style-name="keyword1_5f_java5"><text:span text:style-name="T2">new</text:span></text:span><text:span text:style-name="T2"> </text:span><text:span text:style-name="keyword5_5f_java5"><text:span text:style-name="T2">Label</text:span></text:span><text:span text:style-name="symbol0_5f_java5"><text:span text:style-name="T2">(</text:span></text:span><text:span text:style-name="string_5f_java5"><text:span text:style-name="T2">"Eigentuemer"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Button</text:span></text:span><text:span text:style-name="T2"> grAnlegenB <text:s/>= </text:span><text:span text:style-name="keyword1_5f_java5"><text:span text:style-name="T2">new</text:span></text:span><text:span text:style-name="T2"> </text:span><text:span text:style-name="keyword5_5f_java5"><text:span text:style-name="T2">Button</text:span></text:span><text:span text:style-name="symbol0_5f_java5"><text:span text:style-name="T2">(</text:span></text:span><text:span text:style-name="string_5f_java5"><text:span text:style-name="T2">"Grundstueck anlegen"</text:span></text:span><text:span text:style-name="symbol0_5f_java5"><text:span text:style-name="T2">)</text:span></text:span><text:span text:style-name="T2">,</text:span></text:p>
      <text:p text:style-name="P1"><text:span text:style-name="T2"><text:s text:c="15"/>grAendernB <text:s/>= </text:span><text:span text:style-name="keyword1_5f_java5"><text:span text:style-name="T2">new</text:span></text:span><text:span text:style-name="T2"> </text:span><text:span text:style-name="keyword5_5f_java5"><text:span text:style-name="T2">Button</text:span></text:span><text:span text:style-name="symbol0_5f_java5"><text:span text:style-name="T2">(</text:span></text:span><text:span text:style-name="string_5f_java5"><text:span text:style-name="T2">"Grundstueck aendern"</text:span></text:span><text:span text:style-name="symbol0_5f_java5"><text:span text:style-name="T2">)</text:span></text:span><text:span text:style-name="T2">,</text:span></text:p>
      <text:p text:style-name="P1"><text:span text:style-name="T2"><text:s text:c="15"/>grLoeschenB = </text:span><text:span text:style-name="keyword1_5f_java5"><text:span text:style-name="T2">new</text:span></text:span><text:span text:style-name="T2"> </text:span><text:span text:style-name="keyword5_5f_java5"><text:span text:style-name="T2">Button</text:span></text:span><text:span text:style-name="symbol0_5f_java5"><text:span text:style-name="T2">(</text:span></text:span><text:span text:style-name="string_5f_java5"><text:span text:style-name="T2">"Grundstueck loeschen"</text:span></text:span><text:span text:style-name="symbol0_5f_java5"><text:span text:style-name="T2">)</text:span></text:span><text:span text:style-name="T2">,</text:span></text:p>
      <text:p text:style-name="P1"><text:span text:style-name="T2"><text:s text:c="15"/>eiAnlegenB <text:s/>= </text:span><text:span text:style-name="keyword1_5f_java5"><text:span text:style-name="T2">new</text:span></text:span><text:span text:style-name="T2"> </text:span><text:span text:style-name="keyword5_5f_java5"><text:span text:style-name="T2">Button</text:span></text:span><text:span text:style-name="symbol0_5f_java5"><text:span text:style-name="T2">(</text:span></text:span><text:span text:style-name="string_5f_java5"><text:span text:style-name="T2">"Eigentuemer anlegen"</text:span></text:span><text:span text:style-name="symbol0_5f_java5"><text:span text:style-name="T2">)</text:span></text:span><text:span text:style-name="T2">,</text:span></text:p>
      <text:p text:style-name="P1"><text:span text:style-name="T2"><text:s text:c="15"/>eiAendernB <text:s/>= </text:span><text:span text:style-name="keyword1_5f_java5"><text:span text:style-name="T2">new</text:span></text:span><text:span text:style-name="T2"> </text:span><text:span text:style-name="keyword5_5f_java5"><text:span text:style-name="T2">Button</text:span></text:span><text:span text:style-name="symbol0_5f_java5"><text:span text:style-name="T2">(</text:span></text:span><text:span text:style-name="string_5f_java5"><text:span text:style-name="T2">"Eigentuemer aendern"</text:span></text:span><text:span text:style-name="symbol0_5f_java5"><text:span text:style-name="T2">)</text:span></text:span><text:span text:style-name="T2">,</text:span></text:p>
      <text:p text:style-name="P1"><text:span text:style-name="T2"><text:s text:c="15"/>eiLoeschenB = </text:span><text:span text:style-name="keyword1_5f_java5"><text:span text:style-name="T2">new</text:span></text:span><text:span text:style-name="T2"> </text:span><text:span text:style-name="keyword5_5f_java5"><text:span text:style-name="T2">Button</text:span></text:span><text:span text:style-name="symbol0_5f_java5"><text:span text:style-name="T2">(</text:span></text:span><text:span text:style-name="string_5f_java5"><text:span text:style-name="T2">"Eigentuemer loeschen"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Panel</text:span></text:span><text:span text:style-name="T2"> oberesP <text:s text:c="8"/>= </text:span><text:span text:style-name="keyword1_5f_java5"><text:span text:style-name="T2">new</text:span></text:span><text:span text:style-name="T2"> </text:span><text:span text:style-name="keyword5_5f_java5"><text:span text:style-name="T2">Panel</text:span></text:span><text:span text:style-name="symbol0_5f_java5"><text:span text:style-name="T2">()</text:span></text:span><text:span text:style-name="T2">,</text:span></text:p>
      <text:p text:style-name="P1"><text:span text:style-name="T2"><text:s text:c="14"/>unteresP <text:s text:c="7"/>= </text:span><text:span text:style-name="keyword1_5f_java5"><text:span text:style-name="T2">new</text:span></text:span><text:span text:style-name="T2"> </text:span><text:span text:style-name="keyword5_5f_java5"><text:span text:style-name="T2">Panel</text:span></text:span><text:span text:style-name="symbol0_5f_java5"><text:span text:style-name="T2">()</text:span></text:span><text:span text:style-name="T2">,</text:span></text:p>
      <text:p text:style-name="P1"><text:span text:style-name="T2"><text:s text:c="14"/>oberesUnteresP <text:s/>= </text:span><text:span text:style-name="keyword1_5f_java5"><text:span text:style-name="T2">new</text:span></text:span><text:span text:style-name="T2"> </text:span><text:span text:style-name="keyword5_5f_java5"><text:span text:style-name="T2">Panel</text:span></text:span><text:span text:style-name="symbol0_5f_java5"><text:span text:style-name="T2">()</text:span></text:span><text:span text:style-name="T2">,</text:span></text:p>
      <text:p text:style-name="P1"><text:span text:style-name="T2"><text:s text:c="14"/>unteresUnteresP = </text:span><text:span text:style-name="keyword1_5f_java5"><text:span text:style-name="T2">new</text:span></text:span><text:span text:style-name="T2"> </text:span><text:span text:style-name="keyword5_5f_java5"><text:span text:style-name="T2">Panel</text:span></text:span><text:span text:style-name="symbol0_5f_java5"><text:span text:style-name="T2">();</text:span></text:span></text:p>
      <text:p text:style-name="P2"/>
      <text:p text:style-name="P1"><text:span text:style-name="T2"><text:s text:c="8"/>oberesUnteresP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FlowLayout</text:span></text:span><text:span text:style-name="symbol0_5f_java5"><text:span text:style-name="T2">());</text:span></text:span></text:p>
      <text:p text:style-name="P1"><text:span text:style-name="T2"><text:s text:c="8"/>unteresUnteresP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FlowLayout</text:span></text:span><text:span text:style-name="symbol0_5f_java5"><text:span text:style-name="T2">());</text:span></text:span></text:p>
      <text:p text:style-name="P1"><text:span text:style-name="T2"><text:s text:c="8"/>oberesP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BorderLayout</text:span></text:span><text:span text:style-name="symbol0_5f_java5"><text:span text:style-name="T2">());</text:span></text:span></text:p>
      <text:p text:style-name="P1"><text:span text:style-name="T2"><text:s text:c="8"/>unteresP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BorderLayout</text:span></text:span><text:span text:style-name="symbol0_5f_java5"><text:span text:style-name="T2">()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GridLayout</text:span></text:span><text:span text:style-name="symbol0_5f_java5"><text:span text:style-name="T2">(</text:span></text:span><text:span text:style-name="number_5f_java5"><text:span text:style-name="T2">2</text:span></text:span><text:span text:style-name="T2">, </text:span><text:span text:style-name="number_5f_java5"><text:span text:style-name="T2">1</text:span></text:span><text:span text:style-name="T2">, </text:span><text:span text:style-name="number_5f_java5"><text:span text:style-name="T2">5</text:span></text:span><text:span text:style-name="T2">, </text:span><text:span text:style-name="number_5f_java5"><text:span text:style-name="T2">5</text:span></text:span><text:span text:style-name="symbol0_5f_java5"><text:span text:style-name="T2">));</text:span></text:span></text:p>
      <text:p text:style-name="P2"/>
      <text:p text:style-name="P1"><text:span text:style-name="T2"><text:s text:c="8"/>oberesUnteresP.</text:span><text:span text:style-name="member0_5f_java5"><text:span text:style-name="T2">add</text:span></text:span><text:span text:style-name="symbol0_5f_java5"><text:span text:style-name="T2">(</text:span></text:span><text:span text:style-name="T2">grAnlegenB</text:span><text:span text:style-name="symbol0_5f_java5"><text:span text:style-name="T2">);</text:span></text:span></text:p>
      <text:p text:style-name="P1"><text:span text:style-name="T2"><text:s text:c="8"/>oberesUnteresP.</text:span><text:span text:style-name="member0_5f_java5"><text:span text:style-name="T2">add</text:span></text:span><text:span text:style-name="symbol0_5f_java5"><text:span text:style-name="T2">(</text:span></text:span><text:span text:style-name="T2">grAendernB</text:span><text:span text:style-name="symbol0_5f_java5"><text:span text:style-name="T2">);</text:span></text:span></text:p>
      <text:p text:style-name="P1"><text:span text:style-name="T2"><text:s text:c="8"/>oberesUnteresP.</text:span><text:span text:style-name="member0_5f_java5"><text:span text:style-name="T2">add</text:span></text:span><text:span text:style-name="symbol0_5f_java5"><text:span text:style-name="T2">(</text:span></text:span><text:span text:style-name="T2">grLoeschenB</text:span><text:span text:style-name="symbol0_5f_java5"><text:span text:style-name="T2">);</text:span></text:span></text:p>
      <text:p text:style-name="P2"/>
      <text:p text:style-name="P1"><text:span text:style-name="T2"><text:s text:c="8"/>unteresUnteresP.</text:span><text:span text:style-name="member0_5f_java5"><text:span text:style-name="T2">add</text:span></text:span><text:span text:style-name="symbol0_5f_java5"><text:span text:style-name="T2">(</text:span></text:span><text:span text:style-name="T2">eiAnlegenB</text:span><text:span text:style-name="symbol0_5f_java5"><text:span text:style-name="T2">);</text:span></text:span></text:p>
      <text:p text:style-name="P1"><text:span text:style-name="T2"><text:s text:c="8"/>unteresUnteresP.</text:span><text:span text:style-name="member0_5f_java5"><text:span text:style-name="T2">add</text:span></text:span><text:span text:style-name="symbol0_5f_java5"><text:span text:style-name="T2">(</text:span></text:span><text:span text:style-name="T2">eiAendernB</text:span><text:span text:style-name="symbol0_5f_java5"><text:span text:style-name="T2">);</text:span></text:span></text:p>
      <text:p text:style-name="P1"><text:span text:style-name="T2"><text:s text:c="8"/>unteresUnteresP.</text:span><text:span text:style-name="member0_5f_java5"><text:span text:style-name="T2">add</text:span></text:span><text:span text:style-name="symbol0_5f_java5"><text:span text:style-name="T2">(</text:span></text:span><text:span text:style-name="T2">eiLoeschenB</text:span><text:span text:style-name="symbol0_5f_java5"><text:span text:style-name="T2">);</text:span></text:span></text:p>
      <text:p text:style-name="P2"/>
      <text:p text:style-name="P1"><text:span text:style-name="T2"><text:s text:c="8"/>oberesP.</text:span><text:span text:style-name="member0_5f_java5"><text:span text:style-name="T2">add</text:span></text:span><text:span text:style-name="symbol0_5f_java5"><text:span text:style-name="T2">(</text:span></text:span><text:span text:style-name="T2">grundstueckeL, </text:span><text:span text:style-name="keyword5_5f_java5"><text:span text:style-name="T2">BorderLayout</text:span></text:span><text:span text:style-name="T2">.</text:span><text:span text:style-name="member0_5f_java5"><text:span text:style-name="T2">NORTH</text:span></text:span><text:span text:style-name="symbol0_5f_java5"><text:span text:style-name="T2">);</text:span></text:span></text:p>
      <text:p text:style-name="P1"><text:span text:style-name="T2"><text:s text:c="8"/>oberesP.</text:span><text:span text:style-name="member0_5f_java5"><text:span text:style-name="T2">add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grundstueckList</text:span></text:span><text:span text:style-name="T2">, </text:span><text:span text:style-name="keyword5_5f_java5"><text:span text:style-name="T2">BorderLayout</text:span></text:span><text:span text:style-name="T2">.</text:span><text:span text:style-name="member0_5f_java5"><text:span text:style-name="T2">CENTER</text:span></text:span><text:span text:style-name="symbol0_5f_java5"><text:span text:style-name="T2">);</text:span></text:span></text:p>
      <text:p text:style-name="P1"><text:span text:style-name="T2"><text:s text:c="8"/>oberesP.</text:span><text:span text:style-name="member0_5f_java5"><text:span text:style-name="T2">add</text:span></text:span><text:span text:style-name="symbol0_5f_java5"><text:span text:style-name="T2">(</text:span></text:span><text:span text:style-name="T2">oberesUnteresP, </text:span><text:span text:style-name="keyword5_5f_java5"><text:span text:style-name="T2">BorderLayout</text:span></text:span><text:span text:style-name="T2">.</text:span><text:span text:style-name="member0_5f_java5"><text:span text:style-name="T2">SOUTH</text:span></text:span><text:span text:style-name="symbol0_5f_java5"><text:span text:style-name="T2">);</text:span></text:span></text:p>
      <text:p text:style-name="P2"/>
      <text:p text:style-name="P1"><text:span text:style-name="T2"><text:s text:c="8"/>unteresP.</text:span><text:span text:style-name="member0_5f_java5"><text:span text:style-name="T2">add</text:span></text:span><text:span text:style-name="symbol0_5f_java5"><text:span text:style-name="T2">(</text:span></text:span><text:span text:style-name="T2">eigentuemerL, </text:span><text:span text:style-name="keyword5_5f_java5"><text:span text:style-name="T2">BorderLayout</text:span></text:span><text:span text:style-name="T2">.</text:span><text:span text:style-name="member0_5f_java5"><text:span text:style-name="T2">NORTH</text:span></text:span><text:span text:style-name="symbol0_5f_java5"><text:span text:style-name="T2">);</text:span></text:span></text:p>
      <text:p text:style-name="P1"><text:span text:style-name="T2"><text:s text:c="8"/>unteresP.</text:span><text:span text:style-name="member0_5f_java5"><text:span text:style-name="T2">add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eigentuemerList</text:span></text:span><text:span text:style-name="T2">, </text:span><text:span text:style-name="keyword5_5f_java5"><text:span text:style-name="T2">BorderLayout</text:span></text:span><text:span text:style-name="T2">.</text:span><text:span text:style-name="member0_5f_java5"><text:span text:style-name="T2">CENTER</text:span></text:span><text:span text:style-name="symbol0_5f_java5"><text:span text:style-name="T2">);</text:span></text:span></text:p>
      <text:p text:style-name="P1"><text:soft-page-break/><text:span text:style-name="T2"><text:s text:c="8"/>unteresP.</text:span><text:span text:style-name="member0_5f_java5"><text:span text:style-name="T2">add</text:span></text:span><text:span text:style-name="symbol0_5f_java5"><text:span text:style-name="T2">(</text:span></text:span><text:span text:style-name="T2">unteresUnteresP, </text:span><text:span text:style-name="keyword5_5f_java5"><text:span text:style-name="T2">BorderLayout</text:span></text:span><text:span text:style-name="T2">.</text:span><text:span text:style-name="member0_5f_java5"><text:span text:style-name="T2">SOUTH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oberesP</text:span><text:span text:style-name="symbol0_5f_java5"><text:span text:style-name="T2">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unteresP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setPreferredSize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Dimension</text:span></text:span><text:span text:style-name="symbol0_5f_java5"><text:span text:style-name="T2">(</text:span></text:span><text:span text:style-name="number_5f_java5"><text:span text:style-name="T2">650</text:span></text:span><text:span text:style-name="T2">, </text:span><text:span text:style-name="number_5f_java5"><text:span text:style-name="T2">350</text:span></text:span><text:span text:style-name="symbol0_5f_java5"><text:span text:style-name="T2">));</text:span></text:span></text:p>
      <text:p text:style-name="P2"/>
      <text:p text:style-name="P1"><text:span text:style-name="T2"><text:s text:c="8"/>addWindowListener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9_5f_java5"><text:span text:style-name="T2">WindowAdapter</text:span></text:span><text:span text:style-name="symbol0_5f_java5"><text:span text:style-name="T2">(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windowClosing</text:span><text:span text:style-name="symbol0_5f_java5"><text:span text:style-name="T2">(</text:span></text:span><text:span text:style-name="keyword9_5f_java5"><text:span text:style-name="T2">WindowEvent</text:span></text:span><text:span text:style-name="T2"> e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s text:c="16"/>dispose</text:span><text:span text:style-name="symbol0_5f_java5"><text:span text:style-name="T2">();</text:span></text:span></text:p>
      <text:p text:style-name="P1"><text:span text:style-name="T2"><text:s text:c="16"/></text:span><text:span text:style-name="keyword20_5f_java5"><text:span text:style-name="T2">System</text:span></text:span><text:span text:style-name="T2">.</text:span><text:span text:style-name="member0_5f_java5"><text:span text:style-name="T2">exit</text:span></text:span><text:span text:style-name="symbol0_5f_java5"><text:span text:style-name="T2">(</text:span></text:span><text:span text:style-name="number_5f_java5"><text:span text:style-name="T2">0</text:span></text:span><text:span text:style-name="symbol0_5f_java5"><text:span text:style-name="T2">);</text:span></text:span></text:p>
      <text:p text:style-name="P1"><text:span text:style-name="T2"><text:s text:c="12"/></text:span><text:span text:style-name="symbol0_5f_java5"><text:span text:style-name="T2">}</text:span></text:span></text:p>
      <text:p text:style-name="P1"><text:span text:style-name="T2"><text:s text:c="8"/></text:span><text:span text:style-name="symbol0_5f_java5"><text:span text:style-name="T2">});</text:span></text:span></text:p>
      <text:p text:style-name="P2"/>
      <text:p text:style-name="P1"><text:span text:style-name="T2"><text:s text:c="8"/>grAnlegenB.</text:span><text:span text:style-name="member0_5f_java5"><text:span text:style-name="T2">addActionListener</text:span></text:span><text:span text:style-name="symbol0_5f_java5"><text:span text:style-name="T2">(</text:span></text:span><text:span text:style-name="keyword1_5f_java5"><text:span text:style-name="T2">this</text:span></text:span><text:span text:style-name="symbol0_5f_java5"><text:span text:style-name="T2">);</text:span></text:span></text:p>
      <text:p text:style-name="P1"><text:span text:style-name="T2"><text:s text:c="8"/>grAendernB.</text:span><text:span text:style-name="member0_5f_java5"><text:span text:style-name="T2">addActionListener</text:span></text:span><text:span text:style-name="symbol0_5f_java5"><text:span text:style-name="T2">(</text:span></text:span><text:span text:style-name="keyword1_5f_java5"><text:span text:style-name="T2">this</text:span></text:span><text:span text:style-name="symbol0_5f_java5"><text:span text:style-name="T2">);</text:span></text:span></text:p>
      <text:p text:style-name="P1"><text:span text:style-name="T2"><text:s text:c="8"/>grLoeschenB.</text:span><text:span text:style-name="member0_5f_java5"><text:span text:style-name="T2">addActionListener</text:span></text:span><text:span text:style-name="symbol0_5f_java5"><text:span text:style-name="T2">(</text:span></text:span><text:span text:style-name="keyword1_5f_java5"><text:span text:style-name="T2">this</text:span></text:span><text:span text:style-name="symbol0_5f_java5"><text:span text:style-name="T2">);</text:span></text:span></text:p>
      <text:p text:style-name="P1"><text:span text:style-name="T2"><text:s text:c="8"/>eiAnlegenB.</text:span><text:span text:style-name="member0_5f_java5"><text:span text:style-name="T2">addActionListener</text:span></text:span><text:span text:style-name="symbol0_5f_java5"><text:span text:style-name="T2">(</text:span></text:span><text:span text:style-name="keyword1_5f_java5"><text:span text:style-name="T2">this</text:span></text:span><text:span text:style-name="symbol0_5f_java5"><text:span text:style-name="T2">);</text:span></text:span></text:p>
      <text:p text:style-name="P1"><text:span text:style-name="T2"><text:s text:c="8"/>eiAendernB.</text:span><text:span text:style-name="member0_5f_java5"><text:span text:style-name="T2">addActionListener</text:span></text:span><text:span text:style-name="symbol0_5f_java5"><text:span text:style-name="T2">(</text:span></text:span><text:span text:style-name="keyword1_5f_java5"><text:span text:style-name="T2">this</text:span></text:span><text:span text:style-name="symbol0_5f_java5"><text:span text:style-name="T2">);</text:span></text:span></text:p>
      <text:p text:style-name="P1"><text:span text:style-name="T2"><text:s text:c="8"/>eiLoeschenB.</text:span><text:span text:style-name="member0_5f_java5"><text:span text:style-name="T2">addActionListener</text:span></text:span><text:span text:style-name="symbol0_5f_java5"><text:span text:style-name="T2">(</text:span></text:span><text:span text:style-name="keyword1_5f_java5"><text:span text:style-name="T2">this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pack</text:span></text:span><text:span text:style-name="symbol0_5f_java5"><text:span text:style-name="T2">(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setVisible</text:span></text:span><text:span text:style-name="symbol0_5f_java5"><text:span text:style-name="T2">(</text:span></text:span><text:span text:style-name="keyword3_5f_java5"><text:span text:style-name="T2">true</text:span></text:span><text:span text:style-name="symbol0_5f_java5"><text:span text:style-name="T2">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aktualisieren</text:span></text:span><text:span text:style-name="symbol0_5f_java5"><text:span text:style-name="T2">();</text:span></text:span></text:p>
      <text:p text:style-name="P1"><text:span text:style-name="T2"><text:s text:c="4"/></text:span><text:span text:style-name="symbol0_5f_java5"><text:span text:style-name="T2">}</text:span></text:span></text:p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actionPerformed</text:span><text:span text:style-name="symbol0_5f_java5"><text:span text:style-name="T2">(</text:span></text:span><text:span text:style-name="keyword9_5f_java5"><text:span text:style-name="T2">ActionEvent</text:span></text:span><text:span text:style-name="T2"> e</text:span><text:span text:style-name="symbol0_5f_java5"><text:span text:style-name="T2">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Grundstueck anlegen"</text:span></text:span><text:span text:style-name="symbol0_5f_java5"><text:span text:style-name="T2">)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1_5f_java5"><text:span text:style-name="T2">new</text:span></text:span><text:span text:style-name="T2"> GrAnlegenDialog</text:span><text:span text:style-name="symbol0_5f_java5"><text:span text:style-name="T2">(</text:span></text:span><text:span text:style-name="keyword1_5f_java5"><text:span text:style-name="T2">this</text:span></text:span><text:span text:style-name="symbol0_5f_java5"><text:span text:style-name="T2">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8"/></text:span><text:span text:style-name="keyword0_5f_java5"><text:span text:style-name="T2">else</text:span></text:span><text:span text:style-name="T2"> 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Grundstueck aendern"</text:span></text:span><text:span text:style-name="symbol0_5f_java5"><text:span text:style-name="T2">))</text:span></text:span><text:span text:style-name="T2"> </text:span><text:span text:style-name="symbol0_5f_java5"><text:span text:style-name="T2">{</text:span></text:span></text:p>
      <text:p text:style-name="P1"><text:span text:style-name="T2"><text:s text:c="12"/>Grundstueck g = </text:span><text:span text:style-name="keyword1_5f_java5"><text:span text:style-name="T2">this</text:span></text:span><text:span text:style-name="T2">.</text:span><text:span text:style-name="member0_5f_java5"><text:span text:style-name="T2">getGrundstueck</text:span></text:span><text:span text:style-name="symbol0_5f_java5"><text:span text:style-name="T2">();</text:span></text:span></text:p>
      <text:p text:style-name="P1"><text:span text:style-name="T2"><text:s text:c="12"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g </text:span><text:span text:style-name="symbol0_5f_java5"><text:span text:style-name="T2">!</text:span></text:span><text:span text:style-name="T2">= </text:span><text:span text:style-name="keyword3_5f_java5"><text:span text:style-name="T2">null</text:span></text:span><text:span text:style-name="symbol0_5f_java5"><text:span text:style-name="T2">)</text:span></text:span></text:p>
      <text:p text:style-name="P1"><text:span text:style-name="T2"><text:s text:c="16"/></text:span><text:span text:style-name="keyword1_5f_java5"><text:span text:style-name="T2">new</text:span></text:span><text:span text:style-name="T2"> GrAendernDialog</text:span><text:span text:style-name="symbol0_5f_java5"><text:span text:style-name="T2">(</text:span></text:span><text:span text:style-name="keyword1_5f_java5"><text:span text:style-name="T2">this</text:span></text:span><text:span text:style-name="T2">, </text:span><text:span text:style-name="keyword1_5f_java5"><text:span text:style-name="T2">this</text:span></text:span><text:span text:style-name="T2">.</text:span><text:span text:style-name="member0_5f_java5"><text:span text:style-name="T2">getGrundstueck</text:span></text:span><text:span text:style-name="symbol0_5f_java5"><text:span text:style-name="T2">()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8"/></text:span><text:span text:style-name="keyword0_5f_java5"><text:span text:style-name="T2">else</text:span></text:span><text:span text:style-name="T2"> 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Grundstueck loeschen"</text:span></text:span><text:span text:style-name="symbol0_5f_java5"><text:span text:style-name="T2">))</text:span></text:span><text:span text:style-name="T2"> </text:span><text:span text:style-name="symbol0_5f_java5"><text:span text:style-name="T2">{</text:span></text:span></text:p>
      <text:p text:style-name="P1"><text:span text:style-name="T2"><text:s text:c="12"/>Grundstueck g = </text:span><text:span text:style-name="keyword1_5f_java5"><text:span text:style-name="T2">this</text:span></text:span><text:span text:style-name="T2">.</text:span><text:span text:style-name="member0_5f_java5"><text:span text:style-name="T2">getGrundstueck</text:span></text:span><text:span text:style-name="symbol0_5f_java5"><text:span text:style-name="T2">();</text:span></text:span></text:p>
      <text:p text:style-name="P1"><text:span text:style-name="T2"><text:s text:c="12"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g </text:span><text:span text:style-name="symbol0_5f_java5"><text:span text:style-name="T2">!</text:span></text:span><text:span text:style-name="T2">= </text:span><text:span text:style-name="keyword3_5f_java5"><text:span text:style-name="T2">null</text:span>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s text:c="16"/>GrundstueckContainer.</text:span><text:span text:style-name="member0_5f_java5"><text:span text:style-name="T2">instance</text:span></text:span><text:span text:style-name="symbol0_5f_java5"><text:span text:style-name="T2">()</text:span></text:span><text:span text:style-name="T2">.</text:span><text:span text:style-name="member0_5f_java5"><text:span text:style-name="T2">removeGrundstueck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getGrundstueck</text:span></text:span><text:span text:style-name="symbol0_5f_java5"><text:span text:style-name="T2">());</text:span></text:span></text:p>
      <text:p text:style-name="P1"><text:span text:style-name="T2"><text:s text:c="16"/></text:span><text:span text:style-name="keyword1_5f_java5"><text:span text:style-name="T2">this</text:span></text:span><text:span text:style-name="T2">.</text:span><text:span text:style-name="member0_5f_java5"><text:span text:style-name="T2">aktualisieren</text:span></text:span><text:span text:style-name="symbol0_5f_java5"><text:span text:style-name="T2">();</text:span></text:span></text:p>
      <text:p text:style-name="P1"><text:span text:style-name="T2"><text:s text:c="12"/></text:span><text:span text:style-name="symbol0_5f_java5"><text:span text:style-name="T2">}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8"/></text:span><text:span text:style-name="keyword0_5f_java5"><text:span text:style-name="T2">else</text:span></text:span><text:span text:style-name="T2"> 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Eigentuemer anlegen"</text:span></text:span><text:span text:style-name="symbol0_5f_java5"><text:span text:style-name="T2">)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1_5f_java5"><text:span text:style-name="T2">new</text:span></text:span><text:span text:style-name="T2"> EiAnlegenDialog</text:span><text:span text:style-name="symbol0_5f_java5"><text:span text:style-name="T2">(</text:span></text:span><text:span text:style-name="keyword1_5f_java5"><text:span text:style-name="T2">this</text:span></text:span><text:span text:style-name="symbol0_5f_java5"><text:span text:style-name="T2">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8"/></text:span><text:span text:style-name="keyword0_5f_java5"><text:span text:style-name="T2">else</text:span></text:span><text:span text:style-name="T2"> 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Eigentuemer aendern"</text:span></text:span><text:span text:style-name="symbol0_5f_java5"><text:span text:style-name="T2">))</text:span></text:span><text:span text:style-name="T2"> </text:span><text:span text:style-name="symbol0_5f_java5"><text:span text:style-name="T2">{</text:span></text:span></text:p>
      <text:p text:style-name="P1"><text:span text:style-name="T2"><text:s text:c="12"/>Eigentuemer ei = </text:span><text:span text:style-name="keyword1_5f_java5"><text:span text:style-name="T2">this</text:span></text:span><text:span text:style-name="T2">.</text:span><text:span text:style-name="member0_5f_java5"><text:span text:style-name="T2">getEigentuemer</text:span></text:span><text:span text:style-name="symbol0_5f_java5"><text:span text:style-name="T2">();</text:span></text:span></text:p>
      <text:p text:style-name="P1"><text:span text:style-name="T2"><text:s text:c="12"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i </text:span><text:span text:style-name="symbol0_5f_java5"><text:span text:style-name="T2">!</text:span></text:span><text:span text:style-name="T2">= </text:span><text:span text:style-name="keyword3_5f_java5"><text:span text:style-name="T2">null</text:span></text:span><text:span text:style-name="symbol0_5f_java5"><text:span text:style-name="T2">)</text:span></text:span></text:p>
      <text:p text:style-name="P1"><text:span text:style-name="T2"><text:s text:c="16"/></text:span><text:span text:style-name="keyword1_5f_java5"><text:span text:style-name="T2">new</text:span></text:span><text:span text:style-name="T2"> EiAendernDialog</text:span><text:span text:style-name="symbol0_5f_java5"><text:span text:style-name="T2">(</text:span></text:span><text:span text:style-name="keyword1_5f_java5"><text:span text:style-name="T2">this</text:span></text:span><text:span text:style-name="T2">, </text:span><text:span text:style-name="keyword1_5f_java5"><text:span text:style-name="T2">this</text:span></text:span><text:span text:style-name="T2">.</text:span><text:span text:style-name="member0_5f_java5"><text:span text:style-name="T2">getEigentuemer</text:span></text:span><text:span text:style-name="symbol0_5f_java5"><text:span text:style-name="T2">()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8"/></text:span><text:span text:style-name="keyword0_5f_java5"><text:span text:style-name="T2">else</text:span></text:span><text:span text:style-name="T2"> 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Eigentuemer loeschen"</text:span></text:span><text:span text:style-name="symbol0_5f_java5"><text:span text:style-name="T2">))</text:span></text:span><text:span text:style-name="T2"> </text:span><text:span text:style-name="symbol0_5f_java5"><text:span text:style-name="T2">{</text:span></text:span></text:p>
      <text:p text:style-name="P1"><text:span text:style-name="T2"><text:s text:c="12"/>Eigentuemer ei = </text:span><text:span text:style-name="keyword1_5f_java5"><text:span text:style-name="T2">this</text:span></text:span><text:span text:style-name="T2">.</text:span><text:span text:style-name="member0_5f_java5"><text:span text:style-name="T2">getEigentuemer</text:span></text:span><text:span text:style-name="symbol0_5f_java5"><text:span text:style-name="T2">();</text:span></text:span></text:p>
      <text:p text:style-name="P1"><text:span text:style-name="T2"><text:s text:c="12"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i </text:span><text:span text:style-name="symbol0_5f_java5"><text:span text:style-name="T2">!</text:span></text:span><text:span text:style-name="T2">= </text:span><text:span text:style-name="keyword3_5f_java5"><text:span text:style-name="T2">null</text:span>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s text:c="16"/>EigentuemerContainer.</text:span><text:span text:style-name="member0_5f_java5"><text:span text:style-name="T2">instance</text:span></text:span><text:span text:style-name="symbol0_5f_java5"><text:span text:style-name="T2">()</text:span></text:span><text:span text:style-name="T2">.</text:span><text:span text:style-name="member0_5f_java5"><text:span text:style-name="T2">removeEigentuemer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getEigentuemer</text:span></text:span><text:span text:style-name="symbol0_5f_java5"><text:span text:style-name="T2">());</text:span></text:span></text:p>
      <text:p text:style-name="P1"><text:span text:style-name="T2"><text:s text:c="16"/></text:span><text:span text:style-name="keyword1_5f_java5"><text:span text:style-name="T2">this</text:span></text:span><text:span text:style-name="T2">.</text:span><text:span text:style-name="member0_5f_java5"><text:span text:style-name="T2">aktualisieren</text:span></text:span><text:span text:style-name="symbol0_5f_java5"><text:span text:style-name="T2">();</text:span></text:span></text:p>
      <text:p text:style-name="P1"><text:span text:style-name="T2"><text:s text:c="12"/></text:span><text:span text:style-name="symbol0_5f_java5"><text:span text:style-name="T2">}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oft-page-break/><text:span text:style-name="T2"><text:s text:c="4"/></text:span><text:span text:style-name="symbol0_5f_java5"><text:span text:style-name="T2">}</text:span></text:span></text:p>
      <text:p text:style-name="P2"/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Eigentuemer getEigentuemer</text:span><text:span text:style-name="symbol0_5f_java5"><text:span text:style-name="T2">(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eigentuemerList</text:span></text:span><text:span text:style-name="T2">.</text:span><text:span text:style-name="member0_5f_java5"><text:span text:style-name="T2">getItemCount</text:span></text:span><text:span text:style-name="symbol0_5f_java5"><text:span text:style-name="T2">()</text:span></text:span><text:span text:style-name="T2"> == </text:span><text:span text:style-name="number_5f_java5"><text:span text:style-name="T2">0</text:span></text:span><text:span text:style-name="T2"> || </text:span><text:span text:style-name="keyword1_5f_java5"><text:span text:style-name="T2">this</text:span></text:span><text:span text:style-name="T2">.</text:span><text:span text:style-name="member0_5f_java5"><text:span text:style-name="T2">eigentuemerList</text:span></text:span><text:span text:style-name="T2">.</text:span><text:span text:style-name="member0_5f_java5"><text:span text:style-name="T2">getSelectedIndex</text:span></text:span><text:span text:style-name="symbol0_5f_java5"><text:span text:style-name="T2">()</text:span></text:span><text:span text:style-name="T2"> == </text:span><text:span text:style-name="number_5f_java5"><text:span text:style-name="T2">-1</text:span></text:span><text:span text:style-name="symbol0_5f_java5"><text:span text:style-name="T2">)</text:span></text:span></text:p>
      <text:p text:style-name="P1"><text:span text:style-name="T2"><text:s text:c="12"/></text:span><text:span text:style-name="keyword1_5f_java5"><text:span text:style-name="T2">return</text:span></text:span><text:span text:style-name="T2"> </text:span><text:span text:style-name="keyword3_5f_java5"><text:span text:style-name="T2">null</text:span></text:span><text:span text:style-name="symbol0_5f_java5"><text:span text:style-name="T2">;</text:span></text:span></text:p>
      <text:p text:style-name="P1"><text:span text:style-name="T2"><text:s text:c="8"/></text:span><text:span text:style-name="keyword0_5f_java5"><text:span text:style-name="T2">else</text:span></text:span></text:p>
      <text:p text:style-name="P1"><text:span text:style-name="T2"><text:s text:c="12"/></text:span><text:span text:style-name="keyword1_5f_java5"><text:span text:style-name="T2">return</text:span></text:span><text:span text:style-name="T2"> EigentuemerContainer.</text:span><text:span text:style-name="member0_5f_java5"><text:span text:style-name="T2">instance</text:span></text:span><text:span text:style-name="symbol0_5f_java5"><text:span text:style-name="T2">()</text:span></text:span><text:span text:style-name="T2">.</text:span><text:span text:style-name="member0_5f_java5"><text:span text:style-name="T2">getEigentuemer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eigentuemerList</text:span></text:span><text:span text:style-name="T2">.</text:span><text:span text:style-name="member0_5f_java5"><text:span text:style-name="T2">getSelectedIndex</text:span></text:span><text:span text:style-name="symbol0_5f_java5"><text:span text:style-name="T2">());</text:span></text:span></text:p>
      <text:p text:style-name="P1"><text:span text:style-name="T2"><text:s text:c="4"/></text:span><text:span text:style-name="symbol0_5f_java5"><text:span text:style-name="T2">}</text:span></text:span></text:p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Grundstueck getGrundstueck</text:span><text:span text:style-name="symbol0_5f_java5"><text:span text:style-name="T2">(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grundstueckList</text:span></text:span><text:span text:style-name="T2">.</text:span><text:span text:style-name="member0_5f_java5"><text:span text:style-name="T2">getItemCount</text:span></text:span><text:span text:style-name="symbol0_5f_java5"><text:span text:style-name="T2">()</text:span></text:span><text:span text:style-name="T2"> == </text:span><text:span text:style-name="number_5f_java5"><text:span text:style-name="T2">0</text:span></text:span><text:span text:style-name="T2"> || </text:span><text:span text:style-name="keyword1_5f_java5"><text:span text:style-name="T2">this</text:span></text:span><text:span text:style-name="T2">.</text:span><text:span text:style-name="member0_5f_java5"><text:span text:style-name="T2">grundstueckList</text:span></text:span><text:span text:style-name="T2">.</text:span><text:span text:style-name="member0_5f_java5"><text:span text:style-name="T2">getSelectedIndex</text:span></text:span><text:span text:style-name="symbol0_5f_java5"><text:span text:style-name="T2">()</text:span></text:span><text:span text:style-name="T2"> == </text:span><text:span text:style-name="number_5f_java5"><text:span text:style-name="T2">-1</text:span></text:span><text:span text:style-name="symbol0_5f_java5"><text:span text:style-name="T2">)</text:span></text:span></text:p>
      <text:p text:style-name="P1"><text:span text:style-name="T2"><text:s text:c="12"/></text:span><text:span text:style-name="keyword1_5f_java5"><text:span text:style-name="T2">return</text:span></text:span><text:span text:style-name="T2"> </text:span><text:span text:style-name="keyword3_5f_java5"><text:span text:style-name="T2">null</text:span></text:span><text:span text:style-name="symbol0_5f_java5"><text:span text:style-name="T2">;</text:span></text:span></text:p>
      <text:p text:style-name="P1"><text:span text:style-name="T2"><text:s text:c="8"/></text:span><text:span text:style-name="keyword0_5f_java5"><text:span text:style-name="T2">else</text:span></text:span></text:p>
      <text:p text:style-name="P1"><text:span text:style-name="T2"><text:s text:c="12"/></text:span><text:span text:style-name="keyword1_5f_java5"><text:span text:style-name="T2">return</text:span></text:span><text:span text:style-name="T2"> GrundstueckContainer.</text:span><text:span text:style-name="member0_5f_java5"><text:span text:style-name="T2">instance</text:span></text:span><text:span text:style-name="symbol0_5f_java5"><text:span text:style-name="T2">()</text:span></text:span><text:span text:style-name="T2">.</text:span><text:span text:style-name="member0_5f_java5"><text:span text:style-name="T2">getGrundstueck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grundstueckList</text:span></text:span><text:span text:style-name="T2">.</text:span><text:span text:style-name="member0_5f_java5"><text:span text:style-name="T2">getSelectedIndex</text:span></text:span><text:span text:style-name="symbol0_5f_java5"><text:span text:style-name="T2">());</text:span></text:span></text:p>
      <text:p text:style-name="P1"><text:span text:style-name="T2"><text:s text:c="4"/></text:span><text:span text:style-name="symbol0_5f_java5"><text:span text:style-name="T2">}</text:span></text:span></text:p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aktualisieren</text:span><text:span text:style-name="symbol0_5f_java5"><text:span text:style-name="T2">(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grundstueckList.</text:span><text:span text:style-name="member0_5f_java5"><text:span text:style-name="T2">removeAll</text:span></text:span><text:span text:style-name="symbol0_5f_java5"><text:span text:style-name="T2">();</text:span></text:span></text:p>
      <text:p text:style-name="P1"><text:span text:style-name="T2"><text:s text:c="8"/>eigentuemerList.</text:span><text:span text:style-name="member0_5f_java5"><text:span text:style-name="T2">removeAll</text:span></text:span><text:span text:style-name="symbol0_5f_java5"><text:span text:style-name="T2">();</text:span></text:span></text:p>
      <text:p text:style-name="P2"/>
      <text:p text:style-name="P1"><text:span text:style-name="T2"><text:s text:c="8"/></text:span><text:span text:style-name="keyword0_5f_java5"><text:span text:style-name="T2">for</text:span></text:span><text:span text:style-name="T2"> </text:span><text:span text:style-name="symbol0_5f_java5"><text:span text:style-name="T2">(</text:span></text:span><text:span text:style-name="T2">Grundstueck g: GrundstueckContainer.</text:span><text:span text:style-name="member0_5f_java5"><text:span text:style-name="T2">instance</text:span></text:span><text:span text:style-name="symbol0_5f_java5"><text:span text:style-name="T2">())</text:span></text:span></text:p>
      <text:p text:style-name="P1"><text:span text:style-name="T2"><text:s text:c="12"/>grundstueckList.</text:span><text:span text:style-name="member0_5f_java5"><text:span text:style-name="T2">add</text:span></text:span><text:span text:style-name="symbol0_5f_java5"><text:span text:style-name="T2">(</text:span></text:span><text:span text:style-name="T2">g.</text:span><text:span text:style-name="member0_5f_java5"><text:span text:style-name="T2">toString</text:span></text:span><text:span text:style-name="symbol0_5f_java5"><text:span text:style-name="T2">());</text:span></text:span></text:p>
      <text:p text:style-name="P2"/>
      <text:p text:style-name="P1"><text:span text:style-name="T2"><text:s text:c="8"/></text:span><text:span text:style-name="keyword0_5f_java5"><text:span text:style-name="T2">for</text:span></text:span><text:span text:style-name="T2"> </text:span><text:span text:style-name="symbol0_5f_java5"><text:span text:style-name="T2">(</text:span></text:span><text:span text:style-name="T2">Eigentuemer e: EigentuemerContainer.</text:span><text:span text:style-name="member0_5f_java5"><text:span text:style-name="T2">instance</text:span></text:span><text:span text:style-name="symbol0_5f_java5"><text:span text:style-name="T2">())</text:span></text:span></text:p>
      <text:p text:style-name="P1"><text:span text:style-name="T2"><text:s text:c="12"/>eigentuemerList.</text:span><text:span text:style-name="member0_5f_java5"><text:span text:style-name="T2">add</text:span></text:span><text:span text:style-name="symbol0_5f_java5"><text:span text:style-name="T2">(</text:span></text:span><text:span text:style-name="T2">e.</text:span><text:span text:style-name="member0_5f_java5"><text:span text:style-name="T2">toString</text:span></text:span><text:span text:style-name="symbol0_5f_java5"><text:span text:style-name="T2">());</text:span></text:span></text:p>
      <text:p text:style-name="P1"><text:span text:style-name="T2"><text:s text:c="4"/></text:span><text:span text:style-name="symbol0_5f_java5"><text:span text:style-name="T2">}</text:span></text:span></text:p>
      <text:p text:style-name="P1"><text:span text:style-name="symbol0_5f_java5"><text:span text:style-name="T2">}</text:span></text:span></text:p>
      <text:p text:style-name="P1"><text:span text:style-name="symbol0_5f_java5"><text:span text:style-name="T2"/></text:span></text:p>
      <text:h text:style-name="Heading_20_2" text:outline-level="2"><text:span text:style-name="symbol0_5f_java5"><text:span text:style-name="T8">Main</text:span></text:span></text:h>
      <text:p text:style-name="P1"><text:span text:style-name="keyword1_5f_java5"><text:span text:style-name="T2">public</text:span></text:span><text:span text:style-name="T2"> </text:span><text:span text:style-name="keyword20_5f_java5"><text:span text:style-name="T2">class</text:span></text:span><text:span text:style-name="T2"> Main</text:span></text:p>
      <text:p text:style-name="P1"><text:span text:style-name="symbol0_5f_java5"><text:span text:style-name="T2">{</text:span></text:span></text:p>
      <text:p text:style-name="P1"><text:span text:style-name="T2"><text:s text:c="4"/></text:span><text:span text:style-name="keyword1_5f_java5"><text:span text:style-name="T2">public</text:span></text:span><text:span text:style-name="T2"> </text:span><text:span text:style-name="keyword1_5f_java5"><text:span text:style-name="T2">static</text:span></text:span><text:span text:style-name="T2"> </text:span><text:span text:style-name="keyword20_5f_java5"><text:span text:style-name="T2">void</text:span></text:span><text:span text:style-name="T2"> main</text:span><text:span text:style-name="symbol0_5f_java5"><text:span text:style-name="T2">(</text:span></text:span><text:span text:style-name="keyword20_5f_java5"><text:span text:style-name="T2">String</text:span></text:span><text:span text:style-name="symbol0_5f_java5"><text:span text:style-name="T2">[]</text:span></text:span><text:span text:style-name="T2"> args</text:span><text:span text:style-name="symbol0_5f_java5"><text:span text:style-name="T2">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4"/><text:tab/></text:span><text:span text:style-name="comment_5f_multi_5f_java5"><text:span text:style-name="T2">/* Testobjekte */</text:span></text:span></text:p>
      <text:p text:style-name="P1"><text:span text:style-name="T2"><text:s text:c="8"/>GrundstueckContainer.</text:span><text:span text:style-name="member0_5f_java5"><text:span text:style-name="T2">instance</text:span></text:span><text:span text:style-name="symbol0_5f_java5"><text:span text:style-name="T2">()</text:span></text:span><text:span text:style-name="T2">.</text:span><text:span text:style-name="member0_5f_java5"><text:span text:style-name="T2">addGrundstueck</text:span></text:span><text:span text:style-name="symbol0_5f_java5"><text:span text:style-name="T2">(</text:span></text:span><text:span text:style-name="keyword1_5f_java5"><text:span text:style-name="T2">new</text:span></text:span><text:span text:style-name="T2"> Grundstueck</text:span><text:span text:style-name="symbol0_5f_java5"><text:span text:style-name="T2">(</text:span></text:span><text:span text:style-name="string_5f_java5"><text:span text:style-name="T2">"HS1"</text:span></text:span><text:span text:style-name="T2">,</text:span><text:span text:style-name="string_5f_java5"><text:span text:style-name="T2">"400 m2"</text:span></text:span><text:span text:style-name="symbol0_5f_java5"><text:span text:style-name="T2">));</text:span></text:span></text:p>
      <text:p text:style-name="P1"><text:span text:style-name="T2"><text:s text:c="8"/>EigentuemerContainer.</text:span><text:span text:style-name="member0_5f_java5"><text:span text:style-name="T2">instance</text:span></text:span><text:span text:style-name="symbol0_5f_java5"><text:span text:style-name="T2">()</text:span></text:span><text:span text:style-name="T2">.</text:span><text:span text:style-name="member0_5f_java5"><text:span text:style-name="T2">addEigentuemer</text:span></text:span><text:span text:style-name="symbol0_5f_java5"><text:span text:style-name="T2">(</text:span></text:span><text:span text:style-name="keyword1_5f_java5"><text:span text:style-name="T2">new</text:span></text:span><text:span text:style-name="T2"> Eigentuemer</text:span><text:span text:style-name="symbol0_5f_java5"><text:span text:style-name="T2">(</text:span></text:span><text:span text:style-name="string_5f_java5"><text:span text:style-name="T2">"Max Mustermann"</text:span></text:span><text:span text:style-name="T2">, </text:span><text:span text:style-name="string_5f_java5"><text:span text:style-name="T2">"01.01.1970"</text:span></text:span><text:span text:style-name="symbol0_5f_java5"><text:span text:style-name="T2">));</text:span></text:span></text:p>
      <text:p text:style-name="P1"><text:span text:style-name="T2"><text:s text:c="8"/></text:span><text:span text:style-name="keyword1_5f_java5"><text:span text:style-name="T2">new</text:span></text:span><text:span text:style-name="T2"> Grundstueckverwaltung</text:span><text:span text:style-name="symbol0_5f_java5"><text:span text:style-name="T2">();</text:span></text:span></text:p>
      <text:p text:style-name="P1"><text:span text:style-name="T2"><text:s text:c="4"/></text:span><text:span text:style-name="symbol0_5f_java5"><text:span text:style-name="T2">}</text:span></text:span></text:p>
      <text:p text:style-name="P1"><text:span text:style-name="symbol0_5f_java5"><text:span text:style-name="T2">}</text:span></text:span></text:p>
      <text:p text:style-name="P1"><text:span text:style-name="symbol0_5f_java5"><text:span text:style-name="T2"/></text:span></text:p>
      <text:h text:style-name="Heading_20_2" text:outline-level="2"><text:span text:style-name="symbol0_5f_java5"><text:span text:style-name="T8">EiAendernDialog</text:span></text:span></text:h>
      <text:p text:style-name="P1"><text:span text:style-name="keyword1_5f_java5"><text:span text:style-name="T2">import</text:span></text:span><text:span text:style-name="T2"> java.</text:span><text:span text:style-name="member0_5f_java5"><text:span text:style-name="T2">awt</text:span></text:span><text:span text:style-name="T2">.</text:span><text:span text:style-name="symbol0_5f_java5"><text:span text:style-name="T2">*;</text:span></text:span></text:p>
      <text:p text:style-name="P1"><text:span text:style-name="keyword1_5f_java5"><text:span text:style-name="T2">import</text:span></text:span><text:span text:style-name="T2"> java.</text:span><text:span text:style-name="member0_5f_java5"><text:span text:style-name="T2">awt</text:span></text:span><text:span text:style-name="T2">.</text:span><text:span text:style-name="member0_5f_java5"><text:span text:style-name="T2">event</text:span></text:span><text:span text:style-name="T2">.</text:span><text:span text:style-name="symbol0_5f_java5"><text:span text:style-name="T2">*;</text:span></text:span></text:p>
      <text:p text:style-name="P2"/>
      <text:p text:style-name="P1"><text:span text:style-name="keyword1_5f_java5"><text:span text:style-name="T2">public</text:span></text:span><text:span text:style-name="T2"> </text:span><text:span text:style-name="keyword20_5f_java5"><text:span text:style-name="T2">class</text:span></text:span><text:span text:style-name="T2"> EiAendernDialog </text:span><text:span text:style-name="keyword1_5f_java5"><text:span text:style-name="T2">extends</text:span></text:span><text:span text:style-name="T2"> </text:span><text:span text:style-name="keyword5_5f_java5"><text:span text:style-name="T2">Dialog</text:span></text:span><text:span text:style-name="T2"> </text:span><text:span text:style-name="keyword1_5f_java5"><text:span text:style-name="T2">implements</text:span></text:span><text:span text:style-name="T2"> </text:span><text:span text:style-name="keyword9_5f_java5"><text:span text:style-name="T2">ActionListener</text:span></text:span></text:p>
      <text:p text:style-name="P1"><text:span text:style-name="symbol0_5f_java5"><text:span text:style-name="T2">{</text:span></text:span></text:p>
      <text:p text:style-name="P1"><text:span text:style-name="T2"><text:s text:c="4"/></text:span><text:span text:style-name="keyword1_5f_java5"><text:span text:style-name="T2">private</text:span></text:span><text:span text:style-name="T2"> Eigentuemer eigentuemer</text:span><text:span text:style-name="symbol0_5f_java5"><text:span text:style-name="T2">;</text:span></text:span></text:p>
      <text:p text:style-name="P2"/>
      <text:p text:style-name="P1"><text:span text:style-name="T2"><text:s text:c="4"/></text:span><text:span text:style-name="keyword1_5f_java5"><text:span text:style-name="T2">private</text:span></text:span><text:span text:style-name="T2"> </text:span><text:span text:style-name="keyword5_5f_java5"><text:span text:style-name="T2">TextField</text:span></text:span><text:span text:style-name="T2"> nameTF,</text:span></text:p>
      <text:p text:style-name="P1"><text:span text:style-name="T2"><text:s text:c="22"/>geburtsdatumTF</text:span><text:span text:style-name="symbol0_5f_java5"><text:span text:style-name="T2">;</text:span></text:span></text:p>
      <text:p text:style-name="P2"/>
      <text:p text:style-name="P1"><text:soft-page-break/><text:span text:style-name="T2"><text:s text:c="4"/></text:span><text:span text:style-name="keyword1_5f_java5"><text:span text:style-name="T2">private</text:span></text:span><text:span text:style-name="T2"> </text:span><text:span text:style-name="keyword5_5f_java5"><text:span text:style-name="T2">Choice</text:span></text:span><text:span text:style-name="T2"> grC</text:span><text:span text:style-name="symbol0_5f_java5"><text:span text:style-name="T2">;</text:span></text:span></text:p>
      <text:p text:style-name="P2"/>
      <text:p text:style-name="P1"><text:span text:style-name="T2"><text:s text:c="4"/></text:span><text:span text:style-name="keyword1_5f_java5"><text:span text:style-name="T2">private</text:span></text:span><text:span text:style-name="T2"> </text:span><text:span text:style-name="keyword165_5f_java5"><text:span text:style-name="T2">List</text:span></text:span><text:span text:style-name="T2"> grL</text:span><text:span text:style-name="symbol0_5f_java5"><text:span text:style-name="T2">;</text:span></text:span></text:p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EiAendernDialog</text:span><text:span text:style-name="symbol0_5f_java5"><text:span text:style-name="T2">(</text:span></text:span><text:span text:style-name="keyword5_5f_java5"><text:span text:style-name="T2">Frame</text:span></text:span><text:span text:style-name="T2"> </text:span><text:span text:style-name="keyword39_5f_java5"><text:span text:style-name="T2">owner</text:span></text:span><text:span text:style-name="T2">, Eigentuemer e</text:span><text:span text:style-name="symbol0_5f_java5"><text:span text:style-name="T2">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1_5f_java5"><text:span text:style-name="T2">super</text:span></text:span><text:span text:style-name="symbol0_5f_java5"><text:span text:style-name="T2">(</text:span></text:span><text:span text:style-name="keyword39_5f_java5"><text:span text:style-name="T2">owner</text:span></text:span><text:span text:style-name="T2">, </text:span><text:span text:style-name="string_5f_java5"><text:span text:style-name="T2">"Eigentuemer aendern"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nameTF</text:span></text:span><text:span text:style-name="T2"> <text:s text:c="8"/>= </text:span><text:span text:style-name="keyword1_5f_java5"><text:span text:style-name="T2">new</text:span></text:span><text:span text:style-name="T2"> </text:span><text:span text:style-name="keyword5_5f_java5"><text:span text:style-name="T2">TextField</text:span></text:span><text:span text:style-name="symbol0_5f_java5"><text:span text:style-name="T2">(</text:span></text:span><text:span text:style-name="number_5f_java5"><text:span text:style-name="T2">20</text:span></text:span><text:span text:style-name="symbol0_5f_java5"><text:span text:style-name="T2">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geburtsdatumTF</text:span></text:span><text:span text:style-name="T2"> = </text:span><text:span text:style-name="keyword1_5f_java5"><text:span text:style-name="T2">new</text:span></text:span><text:span text:style-name="T2"> </text:span><text:span text:style-name="keyword5_5f_java5"><text:span text:style-name="T2">TextField</text:span></text:span><text:span text:style-name="symbol0_5f_java5"><text:span text:style-name="T2">(</text:span></text:span><text:span text:style-name="number_5f_java5"><text:span text:style-name="T2">10</text:span></text:span><text:span text:style-name="symbol0_5f_java5"><text:span text:style-name="T2">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grC</text:span></text:span><text:span text:style-name="T2"> <text:s text:c="11"/>= </text:span><text:span text:style-name="keyword1_5f_java5"><text:span text:style-name="T2">new</text:span></text:span><text:span text:style-name="T2"> </text:span><text:span text:style-name="keyword5_5f_java5"><text:span text:style-name="T2">Choice</text:span></text:span><text:span text:style-name="symbol0_5f_java5"><text:span text:style-name="T2">(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grL</text:span></text:span><text:span text:style-name="T2"> <text:s text:c="11"/>= </text:span><text:span text:style-name="keyword1_5f_java5"><text:span text:style-name="T2">new</text:span></text:span><text:span text:style-name="T2"> </text:span><text:span text:style-name="keyword165_5f_java5"><text:span text:style-name="T2">List</text:span></text:span><text:span text:style-name="symbol0_5f_java5"><text:span text:style-name="T2">(</text:span></text:span><text:span text:style-name="number_5f_java5"><text:span text:style-name="T2">7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]</text:span></text:span><text:span text:style-name="T2"> </text:span><text:span text:style-name="keyword5_5f_java5"><text:span text:style-name="T2">panel</text:span></text:span><text:span text:style-name="T2"> = </text:span><text:span text:style-name="keyword1_5f_java5"><text:span text:style-name="T2">new</text:span></text:span><text:span text:style-name="T2"> 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5</text:span></text:span><text:span text:style-name="symbol0_5f_java5"><text:span text:style-name="T2">];</text:span></text:span></text:p>
      <text:p text:style-name="P2"/>
      <text:p text:style-name="P1"><text:span text:style-name="T2"><text:s text:c="8"/></text:span><text:span text:style-name="keyword0_5f_java5"><text:span text:style-name="T2">for</text:span></text:span><text:span text:style-name="T2"> </text:span><text:span text:style-name="symbol0_5f_java5"><text:span text:style-name="T2">(</text:span></text:span><text:span text:style-name="keyword2_5f_java5"><text:span text:style-name="T2">int</text:span></text:span><text:span text:style-name="T2"> i = </text:span><text:span text:style-name="number_5f_java5"><text:span text:style-name="T2">0</text:span></text:span><text:span text:style-name="symbol0_5f_java5"><text:span text:style-name="T2">;</text:span></text:span><text:span text:style-name="T2"> i </text:span><text:span text:style-name="symbol0_5f_java5"><text:span text:style-name="T2">&lt;</text:span></text:span><text:span text:style-name="T2"> </text:span><text:span text:style-name="number_5f_java5"><text:span text:style-name="T2">5</text:span></text:span><text:span text:style-name="symbol0_5f_java5"><text:span text:style-name="T2">;</text:span></text:span><text:span text:style-name="T2"> i++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5_5f_java5"><text:span text:style-name="T2">panel</text:span></text:span><text:span text:style-name="symbol0_5f_java5"><text:span text:style-name="T2">[</text:span></text:span><text:span text:style-name="T2">i</text:span><text:span text:style-name="symbol0_5f_java5"><text:span text:style-name="T2">]</text:span></text:span><text:span text:style-name="T2"> = </text:span><text:span text:style-name="keyword1_5f_java5"><text:span text:style-name="T2">new</text:span></text:span><text:span text:style-name="T2"> </text:span><text:span text:style-name="keyword5_5f_java5"><text:span text:style-name="T2">Panel</text:span></text:span><text:span text:style-name="symbol0_5f_java5"><text:span text:style-name="T2">();</text:span></text:span></text:p>
      <text:p text:style-name="P1"><text:span text:style-name="T2"><text:s text:c="12"/></text:span><text:span text:style-name="keyword5_5f_java5"><text:span text:style-name="T2">panel</text:span></text:span><text:span text:style-name="symbol0_5f_java5"><text:span text:style-name="T2">[</text:span></text:span><text:span text:style-name="T2">i</text:span><text:span text:style-name="symbol0_5f_java5"><text:span text:style-name="T2">]</text:span></text:span><text:span text:style-name="T2">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FlowLayout</text:span></text:span><text:span text:style-name="symbol0_5f_java5"><text:span text:style-name="T2">(</text:span></text:span><text:span text:style-name="keyword5_5f_java5"><text:span text:style-name="T2">FlowLayout</text:span></text:span><text:span text:style-name="T2">.</text:span><text:span text:style-name="member0_5f_java5"><text:span text:style-name="T2">LEFT</text:span></text:span><text:span text:style-name="symbol0_5f_java5"><text:span text:style-name="T2">)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2"/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3</text:span></text:span><text:span text:style-name="symbol0_5f_java5"><text:span text:style-name="T2">]</text:span></text:span><text:span text:style-name="T2">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BorderLayout</text:span></text:span><text:span text:style-name="symbol0_5f_java5"><text:span text:style-name="T2">());</text:span></text:span></text:p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4</text:span></text:span><text:span text:style-name="symbol0_5f_java5"><text:span text:style-name="T2">]</text:span></text:span><text:span text:style-name="T2">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FlowLayout</text:span></text:span><text:span text:style-name="symbol0_5f_java5"><text:span text:style-name="T2">(</text:span></text:span><text:span text:style-name="keyword5_5f_java5"><text:span text:style-name="T2">FlowLayout</text:span></text:span><text:span text:style-name="T2">.</text:span><text:span text:style-name="member0_5f_java5"><text:span text:style-name="T2">CENTER</text:span></text:span><text:span text:style-name="symbol0_5f_java5"><text:span text:style-name="T2">));</text:span></text:span></text:p>
      <text:p text:style-name="P2"/>
      <text:p text:style-name="P1"><text:span text:style-name="T2"><text:s text:c="8"/></text:span><text:span text:style-name="keyword5_5f_java5"><text:span text:style-name="T2">Label</text:span></text:span><text:span text:style-name="T2"> nameL <text:s text:c="8"/>= </text:span><text:span text:style-name="keyword1_5f_java5"><text:span text:style-name="T2">new</text:span></text:span><text:span text:style-name="T2"> </text:span><text:span text:style-name="keyword5_5f_java5"><text:span text:style-name="T2">Label</text:span></text:span><text:span text:style-name="symbol0_5f_java5"><text:span text:style-name="T2">(</text:span></text:span><text:span text:style-name="string_5f_java5"><text:span text:style-name="T2">"Name:"</text:span></text:span><text:span text:style-name="symbol0_5f_java5"><text:span text:style-name="T2">);</text:span></text:span></text:p>
      <text:p text:style-name="P1"><text:span text:style-name="T2"><text:s text:c="8"/></text:span><text:span text:style-name="keyword5_5f_java5"><text:span text:style-name="T2">Label</text:span></text:span><text:span text:style-name="T2"> geburtsdatumL <text:s text:c="4"/>= </text:span><text:span text:style-name="keyword1_5f_java5"><text:span text:style-name="T2">new</text:span></text:span><text:span text:style-name="T2"> </text:span><text:span text:style-name="keyword5_5f_java5"><text:span text:style-name="T2">Label</text:span></text:span><text:span text:style-name="symbol0_5f_java5"><text:span text:style-name="T2">(</text:span></text:span><text:span text:style-name="string_5f_java5"><text:span text:style-name="T2">"Geburtsdatum:"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Button</text:span></text:span><text:span text:style-name="symbol0_5f_java5"><text:span text:style-name="T2">[]</text:span></text:span><text:span text:style-name="T2"> buttons = </text:span><text:span text:style-name="keyword1_5f_java5"><text:span text:style-name="T2">new</text:span></text:span><text:span text:style-name="T2"> </text:span><text:span text:style-name="keyword5_5f_java5"><text:span text:style-name="T2">Button</text:span></text:span><text:span text:style-name="symbol0_5f_java5"><text:span text:style-name="T2">[</text:span></text:span><text:span text:style-name="number_5f_java5"><text:span text:style-name="T2">4</text:span></text:span><text:span text:style-name="symbol0_5f_java5"><text:span text:style-name="T2">];</text:span></text:span></text:p>
      <text:p text:style-name="P2"/>
      <text:p text:style-name="P1"><text:span text:style-name="T2"><text:s text:c="8"/></text:span><text:span text:style-name="keyword0_5f_java5"><text:span text:style-name="T2">for</text:span></text:span><text:span text:style-name="T2"> </text:span><text:span text:style-name="symbol0_5f_java5"><text:span text:style-name="T2">(</text:span></text:span><text:span text:style-name="keyword2_5f_java5"><text:span text:style-name="T2">int</text:span></text:span><text:span text:style-name="T2"> i = </text:span><text:span text:style-name="number_5f_java5"><text:span text:style-name="T2">0</text:span></text:span><text:span text:style-name="symbol0_5f_java5"><text:span text:style-name="T2">;</text:span></text:span><text:span text:style-name="T2"> i </text:span><text:span text:style-name="symbol0_5f_java5"><text:span text:style-name="T2">&lt;</text:span></text:span><text:span text:style-name="T2"> </text:span><text:span text:style-name="number_5f_java5"><text:span text:style-name="T2">4</text:span></text:span><text:span text:style-name="symbol0_5f_java5"><text:span text:style-name="T2">;</text:span></text:span><text:span text:style-name="T2"> i++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s text:c="12"/>buttons</text:span><text:span text:style-name="symbol0_5f_java5"><text:span text:style-name="T2">[</text:span></text:span><text:span text:style-name="T2">i</text:span><text:span text:style-name="symbol0_5f_java5"><text:span text:style-name="T2">]</text:span></text:span><text:span text:style-name="T2"> = </text:span><text:span text:style-name="keyword1_5f_java5"><text:span text:style-name="T2">new</text:span></text:span><text:span text:style-name="T2"> </text:span><text:span text:style-name="keyword5_5f_java5"><text:span text:style-name="T2">Button</text:span></text:span><text:span text:style-name="symbol0_5f_java5"><text:span text:style-name="T2">();</text:span></text:span></text:p>
      <text:p text:style-name="P1"><text:span text:style-name="T2"><text:s text:c="12"/>buttons</text:span><text:span text:style-name="symbol0_5f_java5"><text:span text:style-name="T2">[</text:span></text:span><text:span text:style-name="T2">i</text:span><text:span text:style-name="symbol0_5f_java5"><text:span text:style-name="T2">]</text:span></text:span><text:span text:style-name="T2">.</text:span><text:span text:style-name="member0_5f_java5"><text:span text:style-name="T2">addActionListener</text:span></text:span><text:span text:style-name="symbol0_5f_java5"><text:span text:style-name="T2">(</text:span></text:span><text:span text:style-name="keyword1_5f_java5"><text:span text:style-name="T2">this</text:span></text:span><text:span text:style-name="symbol0_5f_java5"><text:span text:style-name="T2">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2"/>
      <text:p text:style-name="P1"><text:span text:style-name="T2"><text:s text:c="8"/>buttons</text:span><text:span text:style-name="symbol0_5f_java5"><text:span text:style-name="T2">[</text:span></text:span><text:span text:style-name="number_5f_java5"><text:span text:style-name="T2">0</text:span></text:span><text:span text:style-name="symbol0_5f_java5"><text:span text:style-name="T2">]</text:span></text:span><text:span text:style-name="T2">.</text:span><text:span text:style-name="member0_5f_java5"><text:span text:style-name="T2">setLabel</text:span></text:span><text:span text:style-name="symbol0_5f_java5"><text:span text:style-name="T2">(</text:span></text:span><text:span text:style-name="string_5f_java5"><text:span text:style-name="T2">"Hinzufuegen"</text:span></text:span><text:span text:style-name="symbol0_5f_java5"><text:span text:style-name="T2">);</text:span></text:span></text:p>
      <text:p text:style-name="P1"><text:span text:style-name="T2"><text:s text:c="8"/>buttons</text:span><text:span text:style-name="symbol0_5f_java5"><text:span text:style-name="T2">[</text:span></text:span><text:span text:style-name="number_5f_java5"><text:span text:style-name="T2">1</text:span></text:span><text:span text:style-name="symbol0_5f_java5"><text:span text:style-name="T2">]</text:span></text:span><text:span text:style-name="T2">.</text:span><text:span text:style-name="member0_5f_java5"><text:span text:style-name="T2">setLabel</text:span></text:span><text:span text:style-name="symbol0_5f_java5"><text:span text:style-name="T2">(</text:span></text:span><text:span text:style-name="string_5f_java5"><text:span text:style-name="T2">"Loeschen"</text:span></text:span><text:span text:style-name="symbol0_5f_java5"><text:span text:style-name="T2">);</text:span></text:span></text:p>
      <text:p text:style-name="P1"><text:span text:style-name="T2"><text:s text:c="8"/>buttons</text:span><text:span text:style-name="symbol0_5f_java5"><text:span text:style-name="T2">[</text:span></text:span><text:span text:style-name="number_5f_java5"><text:span text:style-name="T2">2</text:span></text:span><text:span text:style-name="symbol0_5f_java5"><text:span text:style-name="T2">]</text:span></text:span><text:span text:style-name="T2">.</text:span><text:span text:style-name="member0_5f_java5"><text:span text:style-name="T2">setLabel</text:span></text:span><text:span text:style-name="symbol0_5f_java5"><text:span text:style-name="T2">(</text:span></text:span><text:span text:style-name="string_5f_java5"><text:span text:style-name="T2">"Aendern"</text:span></text:span><text:span text:style-name="symbol0_5f_java5"><text:span text:style-name="T2">);</text:span></text:span></text:p>
      <text:p text:style-name="P1"><text:span text:style-name="T2"><text:s text:c="8"/>buttons</text:span><text:span text:style-name="symbol0_5f_java5"><text:span text:style-name="T2">[</text:span></text:span><text:span text:style-name="number_5f_java5"><text:span text:style-name="T2">3</text:span></text:span><text:span text:style-name="symbol0_5f_java5"><text:span text:style-name="T2">]</text:span></text:span><text:span text:style-name="T2">.</text:span><text:span text:style-name="member0_5f_java5"><text:span text:style-name="T2">setLabel</text:span></text:span><text:span text:style-name="symbol0_5f_java5"><text:span text:style-name="T2">(</text:span></text:span><text:span text:style-name="string_5f_java5"><text:span text:style-name="T2">"Schliessen"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0</text:span></text:span><text:span text:style-name="symbol0_5f_java5"><text:span text:style-name="T2">]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nameL</text:span><text:span text:style-name="symbol0_5f_java5"><text:span text:style-name="T2">);</text:span></text:span></text:p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0</text:span></text:span><text:span text:style-name="symbol0_5f_java5"><text:span text:style-name="T2">]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nameTF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1</text:span></text:span><text:span text:style-name="symbol0_5f_java5"><text:span text:style-name="T2">]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geburtsdatumL</text:span><text:span text:style-name="symbol0_5f_java5"><text:span text:style-name="T2">);</text:span></text:span></text:p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1</text:span></text:span><text:span text:style-name="symbol0_5f_java5"><text:span text:style-name="T2">]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geburtsdatumTF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2</text:span></text:span><text:span text:style-name="symbol0_5f_java5"><text:span text:style-name="T2">]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grC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3</text:span></text:span><text:span text:style-name="symbol0_5f_java5"><text:span text:style-name="T2">]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grL, </text:span><text:span text:style-name="keyword5_5f_java5"><text:span text:style-name="T2">BorderLayout</text:span></text:span><text:span text:style-name="T2">.</text:span><text:span text:style-name="member0_5f_java5"><text:span text:style-name="T2">CENTER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0_5f_java5"><text:span text:style-name="T2">for</text:span></text:span><text:span text:style-name="T2"> </text:span><text:span text:style-name="symbol0_5f_java5"><text:span text:style-name="T2">(</text:span></text:span><text:span text:style-name="keyword2_5f_java5"><text:span text:style-name="T2">int</text:span></text:span><text:span text:style-name="T2"> i = </text:span><text:span text:style-name="number_5f_java5"><text:span text:style-name="T2">0</text:span></text:span><text:span text:style-name="symbol0_5f_java5"><text:span text:style-name="T2">;</text:span></text:span><text:span text:style-name="T2"> i </text:span><text:span text:style-name="symbol0_5f_java5"><text:span text:style-name="T2">&lt;</text:span></text:span><text:span text:style-name="T2"> </text:span><text:span text:style-name="number_5f_java5"><text:span text:style-name="T2">4</text:span></text:span><text:span text:style-name="symbol0_5f_java5"><text:span text:style-name="T2">;</text:span></text:span><text:span text:style-name="T2"> i++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4</text:span></text:span><text:span text:style-name="symbol0_5f_java5"><text:span text:style-name="T2">]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buttons</text:span><text:span text:style-name="symbol0_5f_java5"><text:span text:style-name="T2">[</text:span></text:span><text:span text:style-name="T2">i</text:span><text:span text:style-name="symbol0_5f_java5"><text:span text:style-name="T2">]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GridLayout</text:span></text:span><text:span text:style-name="symbol0_5f_java5"><text:span text:style-name="T2">(</text:span></text:span><text:span text:style-name="number_5f_java5"><text:span text:style-name="T2">2</text:span></text:span><text:span text:style-name="T2">, </text:span><text:span text:style-name="number_5f_java5"><text:span text:style-name="T2">1</text:span></text:span><text:span text:style-name="T2">, </text:span><text:span text:style-name="number_5f_java5"><text:span text:style-name="T2">0</text:span></text:span><text:span text:style-name="T2">, </text:span><text:span text:style-name="number_5f_java5"><text:span text:style-name="T2">0</text:span></text:span><text:span text:style-name="symbol0_5f_java5"><text:span text:style-name="T2">));</text:span></text:span></text:p>
      <text:p text:style-name="P2"/>
      <text:p text:style-name="P1"><text:span text:style-name="T2"><text:s text:c="8"/></text:span><text:span text:style-name="keyword5_5f_java5"><text:span text:style-name="T2">Panel</text:span></text:span><text:span text:style-name="T2"> outer1P = </text:span><text:span text:style-name="keyword1_5f_java5"><text:span text:style-name="T2">new</text:span></text:span><text:span text:style-name="T2"> </text:span><text:span text:style-name="keyword5_5f_java5"><text:span text:style-name="T2">Panel</text:span></text:span><text:span text:style-name="symbol0_5f_java5"><text:span text:style-name="T2">();</text:span></text:span></text:p>
      <text:p text:style-name="P1"><text:span text:style-name="T2"><text:s text:c="8"/>outer1P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GridLayout</text:span></text:span><text:span text:style-name="symbol0_5f_java5"><text:span text:style-name="T2">(</text:span></text:span><text:span text:style-name="number_5f_java5"><text:span text:style-name="T2">2</text:span></text:span><text:span text:style-name="T2">, </text:span><text:span text:style-name="number_5f_java5"><text:span text:style-name="T2">1</text:span></text:span><text:span text:style-name="T2">, </text:span><text:span text:style-name="number_5f_java5"><text:span text:style-name="T2">0</text:span></text:span><text:span text:style-name="T2">, </text:span><text:span text:style-name="number_5f_java5"><text:span text:style-name="T2">0</text:span></text:span><text:span text:style-name="symbol0_5f_java5"><text:span text:style-name="T2">));</text:span></text:span></text:p>
      <text:p text:style-name="P1"><text:span text:style-name="T2"><text:s text:c="8"/>outer1P.</text:span><text:span text:style-name="member0_5f_java5"><text:span text:style-name="T2">add</text:span></text:span><text:span text:style-name="symbol0_5f_java5"><text:span text:style-name="T2">(</text:span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0</text:span></text:span><text:span text:style-name="symbol0_5f_java5"><text:span text:style-name="T2">]);</text:span></text:span></text:p>
      <text:p text:style-name="P1"><text:span text:style-name="T2"><text:s text:c="8"/>outer1P.</text:span><text:span text:style-name="member0_5f_java5"><text:span text:style-name="T2">add</text:span></text:span><text:span text:style-name="symbol0_5f_java5"><text:span text:style-name="T2">(</text:span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1</text:span></text:span><text:span text:style-name="symbol0_5f_java5"><text:span text:style-name="T2">]);</text:span></text:span></text:p>
      <text:p text:style-name="P2"><text:soft-page-break/></text:p>
      <text:p text:style-name="P1"><text:span text:style-name="T2"><text:s text:c="8"/></text:span><text:span text:style-name="keyword5_5f_java5"><text:span text:style-name="T2">Panel</text:span></text:span><text:span text:style-name="T2"> outer2P = </text:span><text:span text:style-name="keyword1_5f_java5"><text:span text:style-name="T2">new</text:span></text:span><text:span text:style-name="T2"> </text:span><text:span text:style-name="keyword5_5f_java5"><text:span text:style-name="T2">Panel</text:span></text:span><text:span text:style-name="symbol0_5f_java5"><text:span text:style-name="T2">();</text:span></text:span></text:p>
      <text:p text:style-name="P1"><text:span text:style-name="T2"><text:s text:c="8"/>outer2P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BorderLayout</text:span></text:span><text:span text:style-name="symbol0_5f_java5"><text:span text:style-name="T2">());</text:span></text:span></text:p>
      <text:p text:style-name="P1"><text:span text:style-name="T2"><text:s text:c="8"/>outer2P.</text:span><text:span text:style-name="member0_5f_java5"><text:span text:style-name="T2">add</text:span></text:span><text:span text:style-name="symbol0_5f_java5"><text:span text:style-name="T2">(</text:span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2</text:span></text:span><text:span text:style-name="symbol0_5f_java5"><text:span text:style-name="T2">]</text:span></text:span><text:span text:style-name="T2">, </text:span><text:span text:style-name="keyword5_5f_java5"><text:span text:style-name="T2">BorderLayout</text:span></text:span><text:span text:style-name="T2">.</text:span><text:span text:style-name="member0_5f_java5"><text:span text:style-name="T2">NORTH</text:span></text:span><text:span text:style-name="symbol0_5f_java5"><text:span text:style-name="T2">);</text:span></text:span></text:p>
      <text:p text:style-name="P1"><text:span text:style-name="T2"><text:s text:c="8"/>outer2P.</text:span><text:span text:style-name="member0_5f_java5"><text:span text:style-name="T2">add</text:span></text:span><text:span text:style-name="symbol0_5f_java5"><text:span text:style-name="T2">(</text:span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3</text:span></text:span><text:span text:style-name="symbol0_5f_java5"><text:span text:style-name="T2">]</text:span></text:span><text:span text:style-name="T2">, </text:span><text:span text:style-name="keyword5_5f_java5"><text:span text:style-name="T2">BorderLayout</text:span></text:span><text:span text:style-name="T2">.</text:span><text:span text:style-name="member0_5f_java5"><text:span text:style-name="T2">CENTER</text:span></text:span><text:span text:style-name="symbol0_5f_java5"><text:span text:style-name="T2">);</text:span></text:span></text:p>
      <text:p text:style-name="P1"><text:span text:style-name="T2"><text:s text:c="8"/>outer2P.</text:span><text:span text:style-name="member0_5f_java5"><text:span text:style-name="T2">add</text:span></text:span><text:span text:style-name="symbol0_5f_java5"><text:span text:style-name="T2">(</text:span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4</text:span></text:span><text:span text:style-name="symbol0_5f_java5"><text:span text:style-name="T2">]</text:span></text:span><text:span text:style-name="T2">, </text:span><text:span text:style-name="keyword5_5f_java5"><text:span text:style-name="T2">BorderLayout</text:span></text:span><text:span text:style-name="T2">.</text:span><text:span text:style-name="member0_5f_java5"><text:span text:style-name="T2">SOUTH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outer1P</text:span><text:span text:style-name="symbol0_5f_java5"><text:span text:style-name="T2">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outer2P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eigentuemer</text:span></text:span><text:span text:style-name="T2"> = e</text:span><text:span text:style-name="symbol0_5f_java5"><text:span text:style-name="T2">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setPreferredSize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Dimension</text:span></text:span><text:span text:style-name="symbol0_5f_java5"><text:span text:style-name="T2">(</text:span></text:span><text:span text:style-name="number_5f_java5"><text:span text:style-name="T2">450</text:span></text:span><text:span text:style-name="T2">, </text:span><text:span text:style-name="number_5f_java5"><text:span text:style-name="T2">300</text:span></text:span><text:span text:style-name="symbol0_5f_java5"><text:span text:style-name="T2">));</text:span></text:span></text:p>
      <text:p text:style-name="P2"/>
      <text:p text:style-name="P1"><text:span text:style-name="T2"><text:s text:c="8"/>loadEigentuemer</text:span><text:span text:style-name="symbol0_5f_java5"><text:span text:style-name="T2">();</text:span></text:span></text:p>
      <text:p text:style-name="P1"><text:span text:style-name="T2"><text:s text:c="8"/>aktualisieren</text:span><text:span text:style-name="symbol0_5f_java5"><text:span text:style-name="T2">(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pack</text:span></text:span><text:span text:style-name="symbol0_5f_java5"><text:span text:style-name="T2">(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setVisible</text:span></text:span><text:span text:style-name="symbol0_5f_java5"><text:span text:style-name="T2">(</text:span></text:span><text:span text:style-name="keyword3_5f_java5"><text:span text:style-name="T2">true</text:span></text:span><text:span text:style-name="symbol0_5f_java5"><text:span text:style-name="T2">);</text:span></text:span></text:p>
      <text:p text:style-name="P1"><text:span text:style-name="T2"><text:s text:c="4"/></text:span><text:span text:style-name="symbol0_5f_java5"><text:span text:style-name="T2">}</text:span></text:span></text:p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actionPerformed</text:span><text:span text:style-name="symbol0_5f_java5"><text:span text:style-name="T2">(</text:span></text:span><text:span text:style-name="keyword9_5f_java5"><text:span text:style-name="T2">ActionEvent</text:span></text:span><text:span text:style-name="T2"> e</text:span><text:span text:style-name="symbol0_5f_java5"><text:span text:style-name="T2">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Schliessen"</text:span></text:span><text:span text:style-name="symbol0_5f_java5"><text:span text:style-name="T2">))</text:span></text:span><text:span text:style-name="T2"> </text:span><text:span text:style-name="symbol0_5f_java5"><text:span text:style-name="T2">{</text:span></text:span></text:p>
      <text:p text:style-name="P1"><text:span text:style-name="T2"><text:s text:c="12"/>dispose</text:span><text:span text:style-name="symbol0_5f_java5"><text:span text:style-name="T2">(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8"/></text:span><text:span text:style-name="keyword0_5f_java5"><text:span text:style-name="T2">else</text:span></text:span><text:span text:style-name="T2"> 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Hinzufuegen"</text:span></text:span><text:span text:style-name="symbol0_5f_java5"><text:span text:style-name="T2">)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1_5f_java5"><text:span text:style-name="T2">this</text:span></text:span><text:span text:style-name="T2">.</text:span><text:span text:style-name="member0_5f_java5"><text:span text:style-name="T2">eigentuemer</text:span></text:span><text:span text:style-name="T2">.</text:span><text:span text:style-name="member0_5f_java5"><text:span text:style-name="T2">linkGrundstueck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getGrundstueckAuswahl</text:span></text:span><text:span text:style-name="symbol0_5f_java5"><text:span text:style-name="T2">());</text:span></text:span></text:p>
      <text:p text:style-name="P1"><text:span text:style-name="T2"><text:s text:c="12"/></text:span><text:span text:style-name="keyword1_5f_java5"><text:span text:style-name="T2">this</text:span></text:span><text:span text:style-name="T2">.</text:span><text:span text:style-name="member0_5f_java5"><text:span text:style-name="T2">aktualisieren</text:span></text:span><text:span text:style-name="symbol0_5f_java5"><text:span text:style-name="T2">(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8"/></text:span><text:span text:style-name="keyword0_5f_java5"><text:span text:style-name="T2">else</text:span></text:span><text:span text:style-name="T2"> 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Loeschen"</text:span></text:span><text:span text:style-name="symbol0_5f_java5"><text:span text:style-name="T2">)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1_5f_java5"><text:span text:style-name="T2">this</text:span></text:span><text:span text:style-name="T2">.</text:span><text:span text:style-name="member0_5f_java5"><text:span text:style-name="T2">eigentuemer</text:span></text:span><text:span text:style-name="T2">.</text:span><text:span text:style-name="member0_5f_java5"><text:span text:style-name="T2">unlinkGrundstueck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getGrundstueckListe</text:span></text:span><text:span text:style-name="symbol0_5f_java5"><text:span text:style-name="T2">());</text:span></text:span></text:p>
      <text:p text:style-name="P1"><text:span text:style-name="T2"><text:s text:c="12"/></text:span><text:span text:style-name="keyword1_5f_java5"><text:span text:style-name="T2">this</text:span></text:span><text:span text:style-name="T2">.</text:span><text:span text:style-name="member0_5f_java5"><text:span text:style-name="T2">aktualisieren</text:span></text:span><text:span text:style-name="symbol0_5f_java5"><text:span text:style-name="T2">(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8"/></text:span><text:span text:style-name="keyword0_5f_java5"><text:span text:style-name="T2">else</text:span></text:span><text:span text:style-name="T2"> 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Aendern"</text:span></text:span><text:span text:style-name="symbol0_5f_java5"><text:span text:style-name="T2">)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1_5f_java5"><text:span text:style-name="T2">this</text:span></text:span><text:span text:style-name="T2">.</text:span><text:span text:style-name="member0_5f_java5"><text:span text:style-name="T2">eigentuemer</text:span></text:span><text:span text:style-name="T2">.</text:span><text:span text:style-name="member0_5f_java5"><text:span text:style-name="T2">setName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nameTF</text:span></text:span><text:span text:style-name="T2">.</text:span><text:span text:style-name="member0_5f_java5"><text:span text:style-name="T2">getText</text:span></text:span><text:span text:style-name="symbol0_5f_java5"><text:span text:style-name="T2">());</text:span></text:span></text:p>
      <text:p text:style-name="P1"><text:span text:style-name="T2"><text:s text:c="12"/></text:span><text:span text:style-name="keyword1_5f_java5"><text:span text:style-name="T2">this</text:span></text:span><text:span text:style-name="T2">.</text:span><text:span text:style-name="member0_5f_java5"><text:span text:style-name="T2">eigentuemer</text:span></text:span><text:span text:style-name="T2">.</text:span><text:span text:style-name="member0_5f_java5"><text:span text:style-name="T2">setGeburtsdatum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geburtsdatumTF</text:span></text:span><text:span text:style-name="T2">.</text:span><text:span text:style-name="member0_5f_java5"><text:span text:style-name="T2">getText</text:span></text:span><text:span text:style-name="symbol0_5f_java5"><text:span text:style-name="T2">());</text:span></text:span></text:p>
      <text:p text:style-name="P1"><text:span text:style-name="T2"><text:s text:c="12"/></text:span><text:span text:style-name="symbol0_5f_java5"><text:span text:style-name="T2">((</text:span></text:span><text:span text:style-name="T2">Grundstueckverwaltung</text:span><text:span text:style-name="symbol0_5f_java5"><text:span text:style-name="T2">)</text:span></text:span><text:span text:style-name="T2"> </text:span><text:span text:style-name="keyword1_5f_java5"><text:span text:style-name="T2">this</text:span></text:span><text:span text:style-name="T2">.</text:span><text:span text:style-name="member0_5f_java5"><text:span text:style-name="T2">getOwner</text:span></text:span><text:span text:style-name="symbol0_5f_java5"><text:span text:style-name="T2">())</text:span></text:span><text:span text:style-name="T2">.</text:span><text:span text:style-name="member0_5f_java5"><text:span text:style-name="T2">aktualisieren</text:span></text:span><text:span text:style-name="symbol0_5f_java5"><text:span text:style-name="T2">();</text:span></text:span></text:p>
      <text:p text:style-name="P1"><text:span text:style-name="T2"><text:s text:c="12"/>dispose</text:span><text:span text:style-name="symbol0_5f_java5"><text:span text:style-name="T2">(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4"/></text:span><text:span text:style-name="symbol0_5f_java5"><text:span text:style-name="T2">}</text:span></text:span></text:p>
      <text:p text:style-name="P2"/>
      <text:p text:style-name="P1"><text:span text:style-name="T2"><text:s text:c="4"/></text:span><text:span text:style-name="keyword1_5f_java5"><text:span text:style-name="T2">private</text:span></text:span><text:span text:style-name="T2"> </text:span><text:span text:style-name="keyword20_5f_java5"><text:span text:style-name="T2">void</text:span></text:span><text:span text:style-name="T2"> loadEigentuemer</text:span><text:span text:style-name="symbol0_5f_java5"><text:span text:style-name="T2">(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nameTF</text:span></text:span><text:span text:style-name="T2">.</text:span><text:span text:style-name="member0_5f_java5"><text:span text:style-name="T2">setText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eigentuemer</text:span></text:span><text:span text:style-name="T2">.</text:span><text:span text:style-name="member0_5f_java5"><text:span text:style-name="T2">getName</text:span></text:span><text:span text:style-name="symbol0_5f_java5"><text:span text:style-name="T2">()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geburtsdatumTF</text:span></text:span><text:span text:style-name="T2">.</text:span><text:span text:style-name="member0_5f_java5"><text:span text:style-name="T2">setText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eigentuemer</text:span></text:span><text:span text:style-name="T2">.</text:span><text:span text:style-name="member0_5f_java5"><text:span text:style-name="T2">getGeburtsdatum</text:span></text:span><text:span text:style-name="symbol0_5f_java5"><text:span text:style-name="T2">());</text:span></text:span></text:p>
      <text:p text:style-name="P1"><text:span text:style-name="T2"><text:s text:c="4"/></text:span><text:span text:style-name="symbol0_5f_java5"><text:span text:style-name="T2">}</text:span></text:span></text:p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aktualisieren</text:span><text:span text:style-name="symbol0_5f_java5"><text:span text:style-name="T2">(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grC</text:span></text:span><text:span text:style-name="T2">.</text:span><text:span text:style-name="member0_5f_java5"><text:span text:style-name="T2">removeAll</text:span></text:span><text:span text:style-name="symbol0_5f_java5"><text:span text:style-name="T2">(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grL</text:span></text:span><text:span text:style-name="T2">.</text:span><text:span text:style-name="member0_5f_java5"><text:span text:style-name="T2">removeAll</text:span></text:span><text:span text:style-name="symbol0_5f_java5"><text:span text:style-name="T2">();</text:span></text:span></text:p>
      <text:p text:style-name="P1"><text:span text:style-name="T2"><text:s text:c="8"/></text:span><text:span text:style-name="keyword0_5f_java5"><text:span text:style-name="T2">for</text:span></text:span><text:span text:style-name="T2"> </text:span><text:span text:style-name="symbol0_5f_java5"><text:span text:style-name="T2">(</text:span></text:span><text:span text:style-name="T2">Grundstueck g: GrundstueckContainer.</text:span><text:span text:style-name="member0_5f_java5"><text:span text:style-name="T2">instance</text:span></text:span><text:span text:style-name="symbol0_5f_java5"><text:span text:style-name="T2">()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igentuemer.</text:span><text:span text:style-name="member0_5f_java5"><text:span text:style-name="T2">getLinkGrundstuecke</text:span></text:span><text:span text:style-name="symbol0_5f_java5"><text:span text:style-name="T2">()</text:span></text:span><text:span text:style-name="T2">.</text:span><text:span text:style-name="member0_5f_java5"><text:span text:style-name="T2">contains</text:span></text:span><text:span text:style-name="symbol0_5f_java5"><text:span text:style-name="T2">(</text:span></text:span><text:span text:style-name="T2">g</text:span><text:span text:style-name="symbol0_5f_java5"><text:span text:style-name="T2">))</text:span></text:span></text:p>
      <text:p text:style-name="P1"><text:span text:style-name="T2"><text:s text:c="16"/></text:span><text:span text:style-name="keyword1_5f_java5"><text:span text:style-name="T2">this</text:span></text:span><text:span text:style-name="T2">.</text:span><text:span text:style-name="member0_5f_java5"><text:span text:style-name="T2">grL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g.</text:span><text:span text:style-name="member0_5f_java5"><text:span text:style-name="T2">toString</text:span></text:span><text:span text:style-name="symbol0_5f_java5"><text:span text:style-name="T2">());</text:span></text:span></text:p>
      <text:p text:style-name="P1"><text:span text:style-name="T2"><text:s text:c="12"/></text:span><text:span text:style-name="keyword0_5f_java5"><text:span text:style-name="T2">else</text:span></text:span><text:span text:style-name="T2"> </text:span><text:span text:style-name="symbol0_5f_java5"><text:span text:style-name="T2">{</text:span></text:span></text:p>
      <text:p text:style-name="P1"><text:span text:style-name="T2"><text:s text:c="16"/></text:span><text:span text:style-name="keyword1_5f_java5"><text:span text:style-name="T2">this</text:span></text:span><text:span text:style-name="T2">.</text:span><text:span text:style-name="member0_5f_java5"><text:span text:style-name="T2">grC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g.</text:span><text:span text:style-name="member0_5f_java5"><text:span text:style-name="T2">toString</text:span></text:span><text:span text:style-name="symbol0_5f_java5"><text:span text:style-name="T2">());</text:span></text:span></text:p>
      <text:p text:style-name="P1"><text:span text:style-name="T2"><text:s text:c="12"/></text:span><text:span text:style-name="symbol0_5f_java5"><text:span text:style-name="T2">}</text:span></text:span></text:p>
      <text:p text:style-name="P1"><text:soft-page-break/><text:span text:style-name="T2"><text:s text:c="8"/></text:span><text:span text:style-name="symbol0_5f_java5"><text:span text:style-name="T2">}</text:span></text:span></text:p>
      <text:p text:style-name="P1"><text:span text:style-name="T2"><text:s text:c="4"/></text:span><text:span text:style-name="symbol0_5f_java5"><text:span text:style-name="T2">}</text:span></text:span></text:p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Grundstueck getGrundstueckAuswahl</text:span><text:span text:style-name="symbol0_5f_java5"><text:span text:style-name="T2">(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0_5f_java5"><text:span text:style-name="T2">for</text:span></text:span><text:span text:style-name="T2"> </text:span><text:span text:style-name="symbol0_5f_java5"><text:span text:style-name="T2">(</text:span></text:span><text:span text:style-name="T2">Grundstueck g: GrundstueckContainer.</text:span><text:span text:style-name="member0_5f_java5"><text:span text:style-name="T2">instance</text:span></text:span><text:span text:style-name="symbol0_5f_java5"><text:span text:style-name="T2">()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g.</text:span><text:span text:style-name="member0_5f_java5"><text:span text:style-name="T2">toString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T2">grC.</text:span><text:span text:style-name="member0_5f_java5"><text:span text:style-name="T2">getSelectedItem</text:span></text:span><text:span text:style-name="symbol0_5f_java5"><text:span text:style-name="T2">()))</text:span></text:span></text:p>
      <text:p text:style-name="P1"><text:span text:style-name="T2"><text:s text:c="16"/></text:span><text:span text:style-name="keyword1_5f_java5"><text:span text:style-name="T2">return</text:span></text:span><text:span text:style-name="T2"> g</text:span><text:span text:style-name="symbol0_5f_java5"><text:span text:style-name="T2">;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8"/></text:span><text:span text:style-name="keyword1_5f_java5"><text:span text:style-name="T2">return</text:span></text:span><text:span text:style-name="T2"> </text:span><text:span text:style-name="keyword3_5f_java5"><text:span text:style-name="T2">null</text:span></text:span><text:span text:style-name="symbol0_5f_java5"><text:span text:style-name="T2">;</text:span></text:span></text:p>
      <text:p text:style-name="P1"><text:span text:style-name="T2"><text:s text:c="4"/></text:span><text:span text:style-name="symbol0_5f_java5"><text:span text:style-name="T2">}</text:span></text:span></text:p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Grundstueck getGrundstueckListe</text:span><text:span text:style-name="symbol0_5f_java5"><text:span text:style-name="T2">()</text:span></text:span></text:p>
      <text:p text:style-name="P1"><text:span text:style-name="T2"><text:s text:c="4"/></text:span><text:span text:style-name="symbol0_5f_java5"><text:span text:style-name="T2">{</text:span></text:span></text:p>
      <text:p text:style-name="P2"/>
      <text:p text:style-name="P1"><text:span text:style-name="T2"><text:s text:c="8"/></text:span><text:span text:style-name="keyword0_5f_java5"><text:span text:style-name="T2">for</text:span></text:span><text:span text:style-name="T2"> </text:span><text:span text:style-name="symbol0_5f_java5"><text:span text:style-name="T2">(</text:span></text:span><text:span text:style-name="T2">Grundstueck g: GrundstueckContainer.</text:span><text:span text:style-name="member0_5f_java5"><text:span text:style-name="T2">instance</text:span></text:span><text:span text:style-name="symbol0_5f_java5"><text:span text:style-name="T2">()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g.</text:span><text:span text:style-name="member0_5f_java5"><text:span text:style-name="T2">toString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T2">grL.</text:span><text:span text:style-name="member0_5f_java5"><text:span text:style-name="T2">getSelectedItem</text:span></text:span><text:span text:style-name="symbol0_5f_java5"><text:span text:style-name="T2">()))</text:span></text:span></text:p>
      <text:p text:style-name="P1"><text:span text:style-name="T2"><text:s text:c="16"/></text:span><text:span text:style-name="keyword1_5f_java5"><text:span text:style-name="T2">return</text:span></text:span><text:span text:style-name="T2"> g</text:span><text:span text:style-name="symbol0_5f_java5"><text:span text:style-name="T2">;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8"/></text:span><text:span text:style-name="keyword1_5f_java5"><text:span text:style-name="T2">return</text:span></text:span><text:span text:style-name="T2"> </text:span><text:span text:style-name="keyword3_5f_java5"><text:span text:style-name="T2">null</text:span></text:span><text:span text:style-name="symbol0_5f_java5"><text:span text:style-name="T2">;</text:span></text:span></text:p>
      <text:p text:style-name="P1"><text:span text:style-name="T2"><text:s text:c="4"/></text:span><text:span text:style-name="symbol0_5f_java5"><text:span text:style-name="T2">}</text:span></text:span></text:p>
      <text:p text:style-name="P1"><text:span text:style-name="symbol0_5f_java5"><text:span text:style-name="T2">}</text:span></text:span></text:p>
      <text:p text:style-name="P1"><text:span text:style-name="symbol0_5f_java5"><text:span text:style-name="T2"/></text:span></text:p>
      <text:h text:style-name="Heading_20_2" text:outline-level="2"><text:span text:style-name="symbol0_5f_java5"><text:span text:style-name="T8">GrAnlegenDialog</text:span></text:span></text:h>
      <text:p text:style-name="P1"><text:span text:style-name="keyword1_5f_java5"><text:span text:style-name="T2">import</text:span></text:span><text:span text:style-name="T2"> java.</text:span><text:span text:style-name="member0_5f_java5"><text:span text:style-name="T2">awt</text:span></text:span><text:span text:style-name="T2">.</text:span><text:span text:style-name="symbol0_5f_java5"><text:span text:style-name="T2">*;</text:span></text:span></text:p>
      <text:p text:style-name="P1"><text:span text:style-name="keyword1_5f_java5"><text:span text:style-name="T2">import</text:span></text:span><text:span text:style-name="T2"> java.</text:span><text:span text:style-name="member0_5f_java5"><text:span text:style-name="T2">awt</text:span></text:span><text:span text:style-name="T2">.</text:span><text:span text:style-name="member0_5f_java5"><text:span text:style-name="T2">event</text:span></text:span><text:span text:style-name="T2">.</text:span><text:span text:style-name="symbol0_5f_java5"><text:span text:style-name="T2">*;</text:span></text:span></text:p>
      <text:p text:style-name="P2"/>
      <text:p text:style-name="P1"><text:span text:style-name="keyword1_5f_java5"><text:span text:style-name="T2">public</text:span></text:span><text:span text:style-name="T2"> </text:span><text:span text:style-name="keyword20_5f_java5"><text:span text:style-name="T2">class</text:span></text:span><text:span text:style-name="T2"> GrAnlegenDialog </text:span><text:span text:style-name="keyword1_5f_java5"><text:span text:style-name="T2">extends</text:span></text:span><text:span text:style-name="T2"> </text:span><text:span text:style-name="keyword5_5f_java5"><text:span text:style-name="T2">Dialog</text:span></text:span><text:span text:style-name="T2"> </text:span><text:span text:style-name="keyword1_5f_java5"><text:span text:style-name="T2">implements</text:span></text:span><text:span text:style-name="T2"> </text:span><text:span text:style-name="keyword9_5f_java5"><text:span text:style-name="T2">ActionListener</text:span></text:span></text:p>
      <text:p text:style-name="P1"><text:span text:style-name="symbol0_5f_java5"><text:span text:style-name="T2">{</text:span></text:span></text:p>
      <text:p text:style-name="P1"><text:span text:style-name="T2"><text:s text:c="4"/></text:span><text:span text:style-name="keyword1_5f_java5"><text:span text:style-name="T2">private</text:span></text:span><text:span text:style-name="T2"> </text:span><text:span text:style-name="keyword5_5f_java5"><text:span text:style-name="T2">TextField</text:span></text:span><text:span text:style-name="T2"> lageTF,</text:span></text:p>
      <text:p text:style-name="P1"><text:span text:style-name="T2"><text:s text:c="22"/>flaecheTF</text:span><text:span text:style-name="symbol0_5f_java5"><text:span text:style-name="T2">;</text:span></text:span></text:p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GrAnlegenDialog</text:span><text:span text:style-name="symbol0_5f_java5"><text:span text:style-name="T2">(</text:span></text:span><text:span text:style-name="keyword5_5f_java5"><text:span text:style-name="T2">Frame</text:span></text:span><text:span text:style-name="T2"> </text:span><text:span text:style-name="keyword39_5f_java5"><text:span text:style-name="T2">owner</text:span></text:span><text:span text:style-name="symbol0_5f_java5"><text:span text:style-name="T2">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1_5f_java5"><text:span text:style-name="T2">super</text:span></text:span><text:span text:style-name="symbol0_5f_java5"><text:span text:style-name="T2">(</text:span></text:span><text:span text:style-name="keyword39_5f_java5"><text:span text:style-name="T2">owner</text:span></text:span><text:span text:style-name="T2">, </text:span><text:span text:style-name="string_5f_java5"><text:span text:style-name="T2">"Grundstueck anlegen"</text:span></text:span><text:span text:style-name="T2">, </text:span><text:span text:style-name="keyword3_5f_java5"><text:span text:style-name="T2">true</text:span></text:span><text:span text:style-name="symbol0_5f_java5"><text:span text:style-name="T2">);</text:span></text:span></text:p>
      <text:p text:style-name="P2"><text:s text:c="8"/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lageTF</text:span></text:span><text:span text:style-name="T2"> <text:s text:c="3"/>= </text:span><text:span text:style-name="keyword1_5f_java5"><text:span text:style-name="T2">new</text:span></text:span><text:span text:style-name="T2"> </text:span><text:span text:style-name="keyword5_5f_java5"><text:span text:style-name="T2">TextField</text:span></text:span><text:span text:style-name="symbol0_5f_java5"><text:span text:style-name="T2">(</text:span></text:span><text:span text:style-name="number_5f_java5"><text:span text:style-name="T2">20</text:span></text:span><text:span text:style-name="symbol0_5f_java5"><text:span text:style-name="T2">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flaecheTF</text:span></text:span><text:span text:style-name="T2"> = </text:span><text:span text:style-name="keyword1_5f_java5"><text:span text:style-name="T2">new</text:span></text:span><text:span text:style-name="T2"> </text:span><text:span text:style-name="keyword5_5f_java5"><text:span text:style-name="T2">TextField</text:span></text:span><text:span text:style-name="symbol0_5f_java5"><text:span text:style-name="T2">(</text:span></text:span><text:span text:style-name="number_5f_java5"><text:span text:style-name="T2">10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Label</text:span></text:span><text:span text:style-name="T2"> lageL <text:s text:c="3"/>= </text:span><text:span text:style-name="keyword1_5f_java5"><text:span text:style-name="T2">new</text:span></text:span><text:span text:style-name="T2"> </text:span><text:span text:style-name="keyword5_5f_java5"><text:span text:style-name="T2">Label</text:span></text:span><text:span text:style-name="symbol0_5f_java5"><text:span text:style-name="T2">(</text:span></text:span><text:span text:style-name="string_5f_java5"><text:span text:style-name="T2">"Lage:"</text:span></text:span><text:span text:style-name="symbol0_5f_java5"><text:span text:style-name="T2">)</text:span></text:span><text:span text:style-name="T2">,</text:span></text:p>
      <text:p text:style-name="P1"><text:span text:style-name="T2"><text:s text:c="14"/>flaecheL = </text:span><text:span text:style-name="keyword1_5f_java5"><text:span text:style-name="T2">new</text:span></text:span><text:span text:style-name="T2"> </text:span><text:span text:style-name="keyword5_5f_java5"><text:span text:style-name="T2">Label</text:span></text:span><text:span text:style-name="symbol0_5f_java5"><text:span text:style-name="T2">(</text:span></text:span><text:span text:style-name="string_5f_java5"><text:span text:style-name="T2">"Flaeche:"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Button</text:span></text:span><text:span text:style-name="T2"> anlegenB <text:s text:c="3"/>= </text:span><text:span text:style-name="keyword1_5f_java5"><text:span text:style-name="T2">new</text:span></text:span><text:span text:style-name="T2"> </text:span><text:span text:style-name="keyword5_5f_java5"><text:span text:style-name="T2">Button</text:span></text:span><text:span text:style-name="symbol0_5f_java5"><text:span text:style-name="T2">(</text:span></text:span><text:span text:style-name="string_5f_java5"><text:span text:style-name="T2">"Anlegen"</text:span></text:span><text:span text:style-name="symbol0_5f_java5"><text:span text:style-name="T2">)</text:span></text:span><text:span text:style-name="T2">,</text:span></text:p>
      <text:p text:style-name="P1"><text:span text:style-name="T2"><text:s text:c="15"/>schliessenB = </text:span><text:span text:style-name="keyword1_5f_java5"><text:span text:style-name="T2">new</text:span></text:span><text:span text:style-name="T2"> </text:span><text:span text:style-name="keyword5_5f_java5"><text:span text:style-name="T2">Button</text:span></text:span><text:span text:style-name="symbol0_5f_java5"><text:span text:style-name="T2">(</text:span></text:span><text:span text:style-name="string_5f_java5"><text:span text:style-name="T2">"Schliessen"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Panel</text:span></text:span><text:span text:style-name="T2"> oberesP <text:s text:c="3"/>= </text:span><text:span text:style-name="keyword1_5f_java5"><text:span text:style-name="T2">new</text:span></text:span><text:span text:style-name="T2"> </text:span><text:span text:style-name="keyword5_5f_java5"><text:span text:style-name="T2">Panel</text:span></text:span><text:span text:style-name="symbol0_5f_java5"><text:span text:style-name="T2">()</text:span></text:span><text:span text:style-name="T2">,</text:span></text:p>
      <text:p text:style-name="P1"><text:span text:style-name="T2"><text:s text:c="14"/>mittleresP = </text:span><text:span text:style-name="keyword1_5f_java5"><text:span text:style-name="T2">new</text:span></text:span><text:span text:style-name="T2"> </text:span><text:span text:style-name="keyword5_5f_java5"><text:span text:style-name="T2">Panel</text:span></text:span><text:span text:style-name="symbol0_5f_java5"><text:span text:style-name="T2">()</text:span></text:span><text:span text:style-name="T2">,</text:span></text:p>
      <text:p text:style-name="P1"><text:span text:style-name="T2"><text:s text:c="14"/>unteresP <text:s text:c="2"/>= </text:span><text:span text:style-name="keyword1_5f_java5"><text:span text:style-name="T2">new</text:span></text:span><text:span text:style-name="T2"> </text:span><text:span text:style-name="keyword5_5f_java5"><text:span text:style-name="T2">Panel</text:span></text:span><text:span text:style-name="symbol0_5f_java5"><text:span text:style-name="T2">();</text:span></text:span></text:p>
      <text:p text:style-name="P2"/>
      <text:p text:style-name="P1"><text:span text:style-name="T2"><text:s text:c="8"/>oberesP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BorderLayout</text:span></text:span><text:span text:style-name="symbol0_5f_java5"><text:span text:style-name="T2">());</text:span></text:span></text:p>
      <text:p text:style-name="P1"><text:span text:style-name="T2"><text:s text:c="8"/>mittleresP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BorderLayout</text:span></text:span><text:span text:style-name="symbol0_5f_java5"><text:span text:style-name="T2">());</text:span></text:span></text:p>
      <text:p text:style-name="P1"><text:span text:style-name="T2"><text:s text:c="8"/>unteresP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FlowLayout</text:span></text:span><text:span text:style-name="symbol0_5f_java5"><text:span text:style-name="T2">()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GridLayout</text:span></text:span><text:span text:style-name="symbol0_5f_java5"><text:span text:style-name="T2">(</text:span></text:span><text:span text:style-name="number_5f_java5"><text:span text:style-name="T2">3</text:span></text:span><text:span text:style-name="T2">, </text:span><text:span text:style-name="number_5f_java5"><text:span text:style-name="T2">1</text:span></text:span><text:span text:style-name="T2">, </text:span><text:span text:style-name="number_5f_java5"><text:span text:style-name="T2">10</text:span></text:span><text:span text:style-name="T2">, </text:span><text:span text:style-name="number_5f_java5"><text:span text:style-name="T2">10</text:span></text:span><text:span text:style-name="symbol0_5f_java5"><text:span text:style-name="T2">));</text:span></text:span></text:p>
      <text:p text:style-name="P2"/>
      <text:p text:style-name="P1"><text:span text:style-name="T2"><text:s text:c="8"/>oberesP.</text:span><text:span text:style-name="member0_5f_java5"><text:span text:style-name="T2">add</text:span></text:span><text:span text:style-name="symbol0_5f_java5"><text:span text:style-name="T2">(</text:span></text:span><text:span text:style-name="T2">lageL, </text:span><text:span text:style-name="keyword5_5f_java5"><text:span text:style-name="T2">BorderLayout</text:span></text:span><text:span text:style-name="T2">.</text:span><text:span text:style-name="member0_5f_java5"><text:span text:style-name="T2">WEST</text:span></text:span><text:span text:style-name="symbol0_5f_java5"><text:span text:style-name="T2">);</text:span></text:span></text:p>
      <text:p text:style-name="P1"><text:soft-page-break/><text:span text:style-name="T2"><text:s text:c="8"/>oberesP.</text:span><text:span text:style-name="member0_5f_java5"><text:span text:style-name="T2">add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lageTF</text:span></text:span><text:span text:style-name="T2">, </text:span><text:span text:style-name="keyword5_5f_java5"><text:span text:style-name="T2">BorderLayout</text:span></text:span><text:span text:style-name="T2">.</text:span><text:span text:style-name="member0_5f_java5"><text:span text:style-name="T2">CENTER</text:span></text:span><text:span text:style-name="symbol0_5f_java5"><text:span text:style-name="T2">);</text:span></text:span></text:p>
      <text:p text:style-name="P2"/>
      <text:p text:style-name="P1"><text:span text:style-name="T2"><text:s text:c="8"/>mittleresP.</text:span><text:span text:style-name="member0_5f_java5"><text:span text:style-name="T2">add</text:span></text:span><text:span text:style-name="symbol0_5f_java5"><text:span text:style-name="T2">(</text:span></text:span><text:span text:style-name="T2">flaecheL, </text:span><text:span text:style-name="keyword5_5f_java5"><text:span text:style-name="T2">BorderLayout</text:span></text:span><text:span text:style-name="T2">.</text:span><text:span text:style-name="member0_5f_java5"><text:span text:style-name="T2">WEST</text:span></text:span><text:span text:style-name="symbol0_5f_java5"><text:span text:style-name="T2">);</text:span></text:span></text:p>
      <text:p text:style-name="P1"><text:span text:style-name="T2"><text:s text:c="8"/>mittleresP.</text:span><text:span text:style-name="member0_5f_java5"><text:span text:style-name="T2">add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flaecheTF</text:span></text:span><text:span text:style-name="T2">, </text:span><text:span text:style-name="keyword5_5f_java5"><text:span text:style-name="T2">BorderLayout</text:span></text:span><text:span text:style-name="T2">.</text:span><text:span text:style-name="member0_5f_java5"><text:span text:style-name="T2">CENTER</text:span></text:span><text:span text:style-name="symbol0_5f_java5"><text:span text:style-name="T2">);</text:span></text:span></text:p>
      <text:p text:style-name="P2"><text:s text:c="8"/></text:p>
      <text:p text:style-name="P1"><text:span text:style-name="T2"><text:s text:c="8"/>unteresP.</text:span><text:span text:style-name="member0_5f_java5"><text:span text:style-name="T2">add</text:span></text:span><text:span text:style-name="symbol0_5f_java5"><text:span text:style-name="T2">(</text:span></text:span><text:span text:style-name="T2">anlegenB</text:span><text:span text:style-name="symbol0_5f_java5"><text:span text:style-name="T2">);</text:span></text:span></text:p>
      <text:p text:style-name="P1"><text:span text:style-name="T2"><text:s text:c="8"/>unteresP.</text:span><text:span text:style-name="member0_5f_java5"><text:span text:style-name="T2">add</text:span></text:span><text:span text:style-name="symbol0_5f_java5"><text:span text:style-name="T2">(</text:span></text:span><text:span text:style-name="T2">schliessenB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oberesP</text:span><text:span text:style-name="symbol0_5f_java5"><text:span text:style-name="T2">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mittleresP</text:span><text:span text:style-name="symbol0_5f_java5"><text:span text:style-name="T2">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unteresP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setPreferredSize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Dimension</text:span></text:span><text:span text:style-name="symbol0_5f_java5"><text:span text:style-name="T2">(</text:span></text:span><text:span text:style-name="number_5f_java5"><text:span text:style-name="T2">270</text:span></text:span><text:span text:style-name="T2">, </text:span><text:span text:style-name="number_5f_java5"><text:span text:style-name="T2">150</text:span></text:span><text:span text:style-name="symbol0_5f_java5"><text:span text:style-name="T2">));</text:span></text:span></text:p>
      <text:p text:style-name="P2"/>
      <text:p text:style-name="P1"><text:span text:style-name="T2"><text:s text:c="8"/>anlegenB.</text:span><text:span text:style-name="member0_5f_java5"><text:span text:style-name="T2">addActionListener</text:span></text:span><text:span text:style-name="symbol0_5f_java5"><text:span text:style-name="T2">(</text:span></text:span><text:span text:style-name="keyword1_5f_java5"><text:span text:style-name="T2">this</text:span></text:span><text:span text:style-name="symbol0_5f_java5"><text:span text:style-name="T2">);</text:span></text:span></text:p>
      <text:p text:style-name="P1"><text:span text:style-name="T2"><text:s text:c="8"/>schliessenB.</text:span><text:span text:style-name="member0_5f_java5"><text:span text:style-name="T2">addActionListener</text:span></text:span><text:span text:style-name="symbol0_5f_java5"><text:span text:style-name="T2">(</text:span></text:span><text:span text:style-name="keyword1_5f_java5"><text:span text:style-name="T2">this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pack</text:span></text:span><text:span text:style-name="symbol0_5f_java5"><text:span text:style-name="T2">(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setVisible</text:span></text:span><text:span text:style-name="symbol0_5f_java5"><text:span text:style-name="T2">(</text:span></text:span><text:span text:style-name="keyword3_5f_java5"><text:span text:style-name="T2">true</text:span></text:span><text:span text:style-name="symbol0_5f_java5"><text:span text:style-name="T2">);</text:span></text:span></text:p>
      <text:p text:style-name="P1"><text:span text:style-name="T2"><text:s text:c="4"/></text:span><text:span text:style-name="symbol0_5f_java5"><text:span text:style-name="T2">}</text:span></text:span></text:p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actionPerformed</text:span><text:span text:style-name="symbol0_5f_java5"><text:span text:style-name="T2">(</text:span></text:span><text:span text:style-name="keyword9_5f_java5"><text:span text:style-name="T2">ActionEvent</text:span></text:span><text:span text:style-name="T2"> e</text:span><text:span text:style-name="symbol0_5f_java5"><text:span text:style-name="T2">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Schliessen"</text:span></text:span><text:span text:style-name="symbol0_5f_java5"><text:span text:style-name="T2">))</text:span></text:span></text:p>
      <text:p text:style-name="P1"><text:span text:style-name="T2"><text:s text:c="12"/>dispose</text:span><text:span text:style-name="symbol0_5f_java5"><text:span text:style-name="T2">();</text:span></text:span></text:p>
      <text:p text:style-name="P1"><text:span text:style-name="T2"><text:s text:c="8"/></text:span><text:span text:style-name="keyword0_5f_java5"><text:span text:style-name="T2">else</text:span></text:span><text:span text:style-name="T2"> 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Anlegen"</text:span></text:span><text:span text:style-name="symbol0_5f_java5"><text:span text:style-name="T2">))</text:span></text:span><text:span text:style-name="T2"> </text:span><text:span text:style-name="symbol0_5f_java5"><text:span text:style-name="T2">{</text:span></text:span></text:p>
      <text:p text:style-name="P1"><text:span text:style-name="T2"><text:s text:c="12"/>GrundstueckContainer.</text:span><text:span text:style-name="member0_5f_java5"><text:span text:style-name="T2">instance</text:span></text:span><text:span text:style-name="symbol0_5f_java5"><text:span text:style-name="T2">()</text:span></text:span><text:span text:style-name="T2">.</text:span><text:span text:style-name="member0_5f_java5"><text:span text:style-name="T2">addGrundstueck</text:span></text:span><text:span text:style-name="symbol0_5f_java5"><text:span text:style-name="T2">(</text:span></text:span><text:span text:style-name="keyword1_5f_java5"><text:span text:style-name="T2">new</text:span></text:span><text:span text:style-name="T2"> Grundstueck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lageTF</text:span></text:span><text:span text:style-name="T2">.</text:span><text:span text:style-name="member0_5f_java5"><text:span text:style-name="T2">getText</text:span></text:span><text:span text:style-name="symbol0_5f_java5"><text:span text:style-name="T2">()</text:span></text:span><text:span text:style-name="T2">, </text:span><text:span text:style-name="keyword1_5f_java5"><text:span text:style-name="T2">this</text:span></text:span><text:span text:style-name="T2">.</text:span><text:span text:style-name="member0_5f_java5"><text:span text:style-name="T2">flaecheTF</text:span></text:span><text:span text:style-name="T2">.</text:span><text:span text:style-name="member0_5f_java5"><text:span text:style-name="T2">getText</text:span></text:span><text:span text:style-name="symbol0_5f_java5"><text:span text:style-name="T2">()));</text:span></text:span></text:p>
      <text:p text:style-name="P1"><text:span text:style-name="T2"><text:s text:c="12"/></text:span><text:span text:style-name="symbol0_5f_java5"><text:span text:style-name="T2">((</text:span></text:span><text:span text:style-name="T2">Grundstueckverwaltung</text:span><text:span text:style-name="symbol0_5f_java5"><text:span text:style-name="T2">)</text:span></text:span><text:span text:style-name="keyword1_5f_java5"><text:span text:style-name="T2">this</text:span></text:span><text:span text:style-name="T2">.</text:span><text:span text:style-name="member0_5f_java5"><text:span text:style-name="T2">getOwner</text:span></text:span><text:span text:style-name="symbol0_5f_java5"><text:span text:style-name="T2">())</text:span></text:span><text:span text:style-name="T2">.</text:span><text:span text:style-name="member0_5f_java5"><text:span text:style-name="T2">aktualisieren</text:span></text:span><text:span text:style-name="symbol0_5f_java5"><text:span text:style-name="T2">();</text:span></text:span></text:p>
      <text:p text:style-name="P1"><text:span text:style-name="T2"><text:s text:c="12"/>dispose</text:span><text:span text:style-name="symbol0_5f_java5"><text:span text:style-name="T2">(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4"/></text:span><text:span text:style-name="symbol0_5f_java5"><text:span text:style-name="T2">}</text:span></text:span></text:p>
      <text:p text:style-name="P1"><text:span text:style-name="symbol0_5f_java5"><text:span text:style-name="T2">}</text:span></text:span></text:p>
      <text:h text:style-name="Heading_20_2" text:outline-level="2"><text:span text:style-name="symbol0_5f_java5"><text:span text:style-name="T8">GrAendernDialog</text:span></text:span></text:h>
      <text:p text:style-name="P1"><text:span text:style-name="keyword1_5f_java5"><text:span text:style-name="T2">import</text:span></text:span><text:span text:style-name="T2"> java.</text:span><text:span text:style-name="member0_5f_java5"><text:span text:style-name="T2">awt</text:span></text:span><text:span text:style-name="T2">.</text:span><text:span text:style-name="symbol0_5f_java5"><text:span text:style-name="T2">*;</text:span></text:span></text:p>
      <text:p text:style-name="P1"><text:span text:style-name="keyword1_5f_java5"><text:span text:style-name="T2">import</text:span></text:span><text:span text:style-name="T2"> java.</text:span><text:span text:style-name="member0_5f_java5"><text:span text:style-name="T2">awt</text:span></text:span><text:span text:style-name="T2">.</text:span><text:span text:style-name="member0_5f_java5"><text:span text:style-name="T2">event</text:span></text:span><text:span text:style-name="T2">.</text:span><text:span text:style-name="symbol0_5f_java5"><text:span text:style-name="T2">*;</text:span></text:span></text:p>
      <text:p text:style-name="P2"/>
      <text:p text:style-name="P1"><text:span text:style-name="keyword1_5f_java5"><text:span text:style-name="T2">public</text:span></text:span><text:span text:style-name="T2"> </text:span><text:span text:style-name="keyword20_5f_java5"><text:span text:style-name="T2">class</text:span></text:span><text:span text:style-name="T2"> GrAendernDialog </text:span><text:span text:style-name="keyword1_5f_java5"><text:span text:style-name="T2">extends</text:span></text:span><text:span text:style-name="T2"> </text:span><text:span text:style-name="keyword5_5f_java5"><text:span text:style-name="T2">Dialog</text:span></text:span><text:span text:style-name="T2"> </text:span><text:span text:style-name="keyword1_5f_java5"><text:span text:style-name="T2">implements</text:span></text:span><text:span text:style-name="T2"> </text:span><text:span text:style-name="keyword9_5f_java5"><text:span text:style-name="T2">ActionListener</text:span></text:span></text:p>
      <text:p text:style-name="P1"><text:span text:style-name="symbol0_5f_java5"><text:span text:style-name="T2">{</text:span></text:span></text:p>
      <text:p text:style-name="P1"><text:span text:style-name="T2"><text:s text:c="4"/></text:span><text:span text:style-name="keyword1_5f_java5"><text:span text:style-name="T2">private</text:span></text:span><text:span text:style-name="T2"> Grundstueck grundstueck</text:span><text:span text:style-name="symbol0_5f_java5"><text:span text:style-name="T2">;</text:span></text:span></text:p>
      <text:p text:style-name="P2"/>
      <text:p text:style-name="P1"><text:span text:style-name="T2"><text:s text:c="4"/></text:span><text:span text:style-name="keyword1_5f_java5"><text:span text:style-name="T2">private</text:span></text:span><text:span text:style-name="T2"> </text:span><text:span text:style-name="keyword5_5f_java5"><text:span text:style-name="T2">TextField</text:span></text:span><text:span text:style-name="T2"> lageTF,</text:span></text:p>
      <text:p text:style-name="P1"><text:span text:style-name="T2"><text:s text:c="22"/>flaecheTF</text:span><text:span text:style-name="symbol0_5f_java5"><text:span text:style-name="T2">;</text:span></text:span></text:p>
      <text:p text:style-name="P2"/>
      <text:p text:style-name="P1"><text:span text:style-name="T2"><text:s text:c="4"/></text:span><text:span text:style-name="keyword1_5f_java5"><text:span text:style-name="T2">private</text:span></text:span><text:span text:style-name="T2"> </text:span><text:span text:style-name="keyword5_5f_java5"><text:span text:style-name="T2">Choice</text:span></text:span><text:span text:style-name="T2"> eiC</text:span><text:span text:style-name="symbol0_5f_java5"><text:span text:style-name="T2">;</text:span></text:span></text:p>
      <text:p text:style-name="P2"/>
      <text:p text:style-name="P1"><text:span text:style-name="T2"><text:s text:c="4"/></text:span><text:span text:style-name="keyword1_5f_java5"><text:span text:style-name="T2">private</text:span></text:span><text:span text:style-name="T2"> </text:span><text:span text:style-name="keyword5_5f_java5"><text:span text:style-name="T2">Label</text:span></text:span><text:span text:style-name="T2"> eiL</text:span><text:span text:style-name="symbol0_5f_java5"><text:span text:style-name="T2">;</text:span></text:span></text:p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GrAendernDialog</text:span><text:span text:style-name="symbol0_5f_java5"><text:span text:style-name="T2">(</text:span></text:span><text:span text:style-name="keyword5_5f_java5"><text:span text:style-name="T2">Frame</text:span></text:span><text:span text:style-name="T2"> </text:span><text:span text:style-name="keyword39_5f_java5"><text:span text:style-name="T2">owner</text:span></text:span><text:span text:style-name="T2">, Grundstueck g</text:span><text:span text:style-name="symbol0_5f_java5"><text:span text:style-name="T2">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1_5f_java5"><text:span text:style-name="T2">super</text:span></text:span><text:span text:style-name="symbol0_5f_java5"><text:span text:style-name="T2">(</text:span></text:span><text:span text:style-name="keyword39_5f_java5"><text:span text:style-name="T2">owner</text:span></text:span><text:span text:style-name="T2">, </text:span><text:span text:style-name="string_5f_java5"><text:span text:style-name="T2">"Grundstueck aendern"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lageTF</text:span></text:span><text:span text:style-name="T2"> <text:s text:c="3"/>= </text:span><text:span text:style-name="keyword1_5f_java5"><text:span text:style-name="T2">new</text:span></text:span><text:span text:style-name="T2"> </text:span><text:span text:style-name="keyword5_5f_java5"><text:span text:style-name="T2">TextField</text:span></text:span><text:span text:style-name="symbol0_5f_java5"><text:span text:style-name="T2">(</text:span></text:span><text:span text:style-name="number_5f_java5"><text:span text:style-name="T2">20</text:span></text:span><text:span text:style-name="symbol0_5f_java5"><text:span text:style-name="T2">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flaecheTF</text:span></text:span><text:span text:style-name="T2"> = </text:span><text:span text:style-name="keyword1_5f_java5"><text:span text:style-name="T2">new</text:span></text:span><text:span text:style-name="T2"> </text:span><text:span text:style-name="keyword5_5f_java5"><text:span text:style-name="T2">TextField</text:span></text:span><text:span text:style-name="symbol0_5f_java5"><text:span text:style-name="T2">(</text:span></text:span><text:span text:style-name="number_5f_java5"><text:span text:style-name="T2">10</text:span></text:span><text:span text:style-name="symbol0_5f_java5"><text:span text:style-name="T2">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eiC</text:span></text:span><text:span text:style-name="T2"> <text:s text:c="6"/>= </text:span><text:span text:style-name="keyword1_5f_java5"><text:span text:style-name="T2">new</text:span></text:span><text:span text:style-name="T2"> </text:span><text:span text:style-name="keyword5_5f_java5"><text:span text:style-name="T2">Choice</text:span></text:span><text:span text:style-name="symbol0_5f_java5"><text:span text:style-name="T2">(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eiL</text:span></text:span><text:span text:style-name="T2"> <text:s text:c="6"/>= </text:span><text:span text:style-name="keyword1_5f_java5"><text:span text:style-name="T2">new</text:span></text:span><text:span text:style-name="T2"> </text:span><text:span text:style-name="keyword5_5f_java5"><text:span text:style-name="T2">Label</text:span></text:span><text:span text:style-name="symbol0_5f_java5"><text:span text:style-name="T2">(</text:span></text:span><text:span text:style-name="string_5f_java5"><text:span text:style-name="T2">" <text:s text:c="59"/>"</text:span></text:span><text:span text:style-name="symbol0_5f_java5"><text:span text:style-name="T2">);</text:span></text:span></text:p>
      <text:p text:style-name="P2"><text:soft-page-break/></text:p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]</text:span></text:span><text:span text:style-name="T2"> </text:span><text:span text:style-name="keyword5_5f_java5"><text:span text:style-name="T2">panel</text:span></text:span><text:span text:style-name="T2"> = </text:span><text:span text:style-name="keyword1_5f_java5"><text:span text:style-name="T2">new</text:span></text:span><text:span text:style-name="T2"> 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5</text:span></text:span><text:span text:style-name="symbol0_5f_java5"><text:span text:style-name="T2">];</text:span></text:span></text:p>
      <text:p text:style-name="P2"/>
      <text:p text:style-name="P1"><text:span text:style-name="T2"><text:s text:c="8"/></text:span><text:span text:style-name="keyword0_5f_java5"><text:span text:style-name="T2">for</text:span></text:span><text:span text:style-name="T2"> </text:span><text:span text:style-name="symbol0_5f_java5"><text:span text:style-name="T2">(</text:span></text:span><text:span text:style-name="keyword2_5f_java5"><text:span text:style-name="T2">int</text:span></text:span><text:span text:style-name="T2"> i = </text:span><text:span text:style-name="number_5f_java5"><text:span text:style-name="T2">0</text:span></text:span><text:span text:style-name="symbol0_5f_java5"><text:span text:style-name="T2">;</text:span></text:span><text:span text:style-name="T2"> i </text:span><text:span text:style-name="symbol0_5f_java5"><text:span text:style-name="T2">&lt;</text:span></text:span><text:span text:style-name="T2"> </text:span><text:span text:style-name="number_5f_java5"><text:span text:style-name="T2">5</text:span></text:span><text:span text:style-name="symbol0_5f_java5"><text:span text:style-name="T2">;</text:span></text:span><text:span text:style-name="T2"> i++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5_5f_java5"><text:span text:style-name="T2">panel</text:span></text:span><text:span text:style-name="symbol0_5f_java5"><text:span text:style-name="T2">[</text:span></text:span><text:span text:style-name="T2">i</text:span><text:span text:style-name="symbol0_5f_java5"><text:span text:style-name="T2">]</text:span></text:span><text:span text:style-name="T2"> = </text:span><text:span text:style-name="keyword1_5f_java5"><text:span text:style-name="T2">new</text:span></text:span><text:span text:style-name="T2"> </text:span><text:span text:style-name="keyword5_5f_java5"><text:span text:style-name="T2">Panel</text:span></text:span><text:span text:style-name="symbol0_5f_java5"><text:span text:style-name="T2">();</text:span></text:span></text:p>
      <text:p text:style-name="P1"><text:span text:style-name="T2"><text:s text:c="12"/></text:span><text:span text:style-name="keyword5_5f_java5"><text:span text:style-name="T2">panel</text:span></text:span><text:span text:style-name="symbol0_5f_java5"><text:span text:style-name="T2">[</text:span></text:span><text:span text:style-name="T2">i</text:span><text:span text:style-name="symbol0_5f_java5"><text:span text:style-name="T2">]</text:span></text:span><text:span text:style-name="T2">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FlowLayout</text:span></text:span><text:span text:style-name="symbol0_5f_java5"><text:span text:style-name="T2">(</text:span></text:span><text:span text:style-name="keyword5_5f_java5"><text:span text:style-name="T2">FlowLayout</text:span></text:span><text:span text:style-name="T2">.</text:span><text:span text:style-name="member0_5f_java5"><text:span text:style-name="T2">LEFT</text:span></text:span><text:span text:style-name="symbol0_5f_java5"><text:span text:style-name="T2">)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2"/>
      <text:p text:style-name="P1"><text:span text:style-name="T2"><text:s text:c="8"/></text:span><text:span text:style-name="keyword5_5f_java5"><text:span text:style-name="T2">Label</text:span></text:span><text:span text:style-name="T2"> lageL <text:s text:c="7"/>= </text:span><text:span text:style-name="keyword1_5f_java5"><text:span text:style-name="T2">new</text:span></text:span><text:span text:style-name="T2"> </text:span><text:span text:style-name="keyword5_5f_java5"><text:span text:style-name="T2">Label</text:span></text:span><text:span text:style-name="symbol0_5f_java5"><text:span text:style-name="T2">(</text:span></text:span><text:span text:style-name="string_5f_java5"><text:span text:style-name="T2">"Lage:"</text:span></text:span><text:span text:style-name="symbol0_5f_java5"><text:span text:style-name="T2">);</text:span></text:span></text:p>
      <text:p text:style-name="P1"><text:span text:style-name="T2"><text:s text:c="8"/></text:span><text:span text:style-name="keyword5_5f_java5"><text:span text:style-name="T2">Label</text:span></text:span><text:span text:style-name="T2"> flaecheL <text:s text:c="4"/>= </text:span><text:span text:style-name="keyword1_5f_java5"><text:span text:style-name="T2">new</text:span></text:span><text:span text:style-name="T2"> </text:span><text:span text:style-name="keyword5_5f_java5"><text:span text:style-name="T2">Label</text:span></text:span><text:span text:style-name="symbol0_5f_java5"><text:span text:style-name="T2">(</text:span></text:span><text:span text:style-name="string_5f_java5"><text:span text:style-name="T2">"Flaeche:"</text:span></text:span><text:span text:style-name="symbol0_5f_java5"><text:span text:style-name="T2">);</text:span></text:span></text:p>
      <text:p text:style-name="P1"><text:span text:style-name="T2"><text:s text:c="8"/></text:span><text:span text:style-name="keyword5_5f_java5"><text:span text:style-name="T2">Label</text:span></text:span><text:span text:style-name="T2"> eigentuemerL = </text:span><text:span text:style-name="keyword1_5f_java5"><text:span text:style-name="T2">new</text:span></text:span><text:span text:style-name="T2"> </text:span><text:span text:style-name="keyword5_5f_java5"><text:span text:style-name="T2">Label</text:span></text:span><text:span text:style-name="symbol0_5f_java5"><text:span text:style-name="T2">(</text:span></text:span><text:span text:style-name="string_5f_java5"><text:span text:style-name="T2">"Eigentuemer:"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Button</text:span></text:span><text:span text:style-name="symbol0_5f_java5"><text:span text:style-name="T2">[]</text:span></text:span><text:span text:style-name="T2"> buttons = </text:span><text:span text:style-name="keyword1_5f_java5"><text:span text:style-name="T2">new</text:span></text:span><text:span text:style-name="T2"> </text:span><text:span text:style-name="keyword5_5f_java5"><text:span text:style-name="T2">Button</text:span></text:span><text:span text:style-name="symbol0_5f_java5"><text:span text:style-name="T2">[</text:span></text:span><text:span text:style-name="number_5f_java5"><text:span text:style-name="T2">4</text:span></text:span><text:span text:style-name="symbol0_5f_java5"><text:span text:style-name="T2">];</text:span></text:span></text:p>
      <text:p text:style-name="P2"/>
      <text:p text:style-name="P1"><text:span text:style-name="T2"><text:s text:c="8"/></text:span><text:span text:style-name="keyword0_5f_java5"><text:span text:style-name="T2">for</text:span></text:span><text:span text:style-name="T2"> </text:span><text:span text:style-name="symbol0_5f_java5"><text:span text:style-name="T2">(</text:span></text:span><text:span text:style-name="keyword2_5f_java5"><text:span text:style-name="T2">int</text:span></text:span><text:span text:style-name="T2"> i = </text:span><text:span text:style-name="number_5f_java5"><text:span text:style-name="T2">0</text:span></text:span><text:span text:style-name="symbol0_5f_java5"><text:span text:style-name="T2">;</text:span></text:span><text:span text:style-name="T2"> i </text:span><text:span text:style-name="symbol0_5f_java5"><text:span text:style-name="T2">&lt;</text:span></text:span><text:span text:style-name="T2"> </text:span><text:span text:style-name="number_5f_java5"><text:span text:style-name="T2">4</text:span></text:span><text:span text:style-name="symbol0_5f_java5"><text:span text:style-name="T2">;</text:span></text:span><text:span text:style-name="T2"> i++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s text:c="12"/>buttons</text:span><text:span text:style-name="symbol0_5f_java5"><text:span text:style-name="T2">[</text:span></text:span><text:span text:style-name="T2">i</text:span><text:span text:style-name="symbol0_5f_java5"><text:span text:style-name="T2">]</text:span></text:span><text:span text:style-name="T2"> = </text:span><text:span text:style-name="keyword1_5f_java5"><text:span text:style-name="T2">new</text:span></text:span><text:span text:style-name="T2"> </text:span><text:span text:style-name="keyword5_5f_java5"><text:span text:style-name="T2">Button</text:span></text:span><text:span text:style-name="symbol0_5f_java5"><text:span text:style-name="T2">();</text:span></text:span></text:p>
      <text:p text:style-name="P1"><text:span text:style-name="T2"><text:s text:c="12"/>buttons</text:span><text:span text:style-name="symbol0_5f_java5"><text:span text:style-name="T2">[</text:span></text:span><text:span text:style-name="T2">i</text:span><text:span text:style-name="symbol0_5f_java5"><text:span text:style-name="T2">]</text:span></text:span><text:span text:style-name="T2">.</text:span><text:span text:style-name="member0_5f_java5"><text:span text:style-name="T2">addActionListener</text:span></text:span><text:span text:style-name="symbol0_5f_java5"><text:span text:style-name="T2">(</text:span></text:span><text:span text:style-name="keyword1_5f_java5"><text:span text:style-name="T2">this</text:span></text:span><text:span text:style-name="symbol0_5f_java5"><text:span text:style-name="T2">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2"/>
      <text:p text:style-name="P1"><text:span text:style-name="T2"><text:s text:c="8"/>buttons</text:span><text:span text:style-name="symbol0_5f_java5"><text:span text:style-name="T2">[</text:span></text:span><text:span text:style-name="number_5f_java5"><text:span text:style-name="T2">0</text:span></text:span><text:span text:style-name="symbol0_5f_java5"><text:span text:style-name="T2">]</text:span></text:span><text:span text:style-name="T2">.</text:span><text:span text:style-name="member0_5f_java5"><text:span text:style-name="T2">setLabel</text:span></text:span><text:span text:style-name="symbol0_5f_java5"><text:span text:style-name="T2">(</text:span></text:span><text:span text:style-name="string_5f_java5"><text:span text:style-name="T2">"Hinzufuegen"</text:span></text:span><text:span text:style-name="symbol0_5f_java5"><text:span text:style-name="T2">);</text:span></text:span></text:p>
      <text:p text:style-name="P1"><text:span text:style-name="T2"><text:s text:c="8"/>buttons</text:span><text:span text:style-name="symbol0_5f_java5"><text:span text:style-name="T2">[</text:span></text:span><text:span text:style-name="number_5f_java5"><text:span text:style-name="T2">1</text:span></text:span><text:span text:style-name="symbol0_5f_java5"><text:span text:style-name="T2">]</text:span></text:span><text:span text:style-name="T2">.</text:span><text:span text:style-name="member0_5f_java5"><text:span text:style-name="T2">setLabel</text:span></text:span><text:span text:style-name="symbol0_5f_java5"><text:span text:style-name="T2">(</text:span></text:span><text:span text:style-name="string_5f_java5"><text:span text:style-name="T2">"Loeschen"</text:span></text:span><text:span text:style-name="symbol0_5f_java5"><text:span text:style-name="T2">);</text:span></text:span></text:p>
      <text:p text:style-name="P1"><text:span text:style-name="T2"><text:s text:c="8"/>buttons</text:span><text:span text:style-name="symbol0_5f_java5"><text:span text:style-name="T2">[</text:span></text:span><text:span text:style-name="number_5f_java5"><text:span text:style-name="T2">2</text:span></text:span><text:span text:style-name="symbol0_5f_java5"><text:span text:style-name="T2">]</text:span></text:span><text:span text:style-name="T2">.</text:span><text:span text:style-name="member0_5f_java5"><text:span text:style-name="T2">setLabel</text:span></text:span><text:span text:style-name="symbol0_5f_java5"><text:span text:style-name="T2">(</text:span></text:span><text:span text:style-name="string_5f_java5"><text:span text:style-name="T2">"Aendern"</text:span></text:span><text:span text:style-name="symbol0_5f_java5"><text:span text:style-name="T2">);</text:span></text:span></text:p>
      <text:p text:style-name="P1"><text:span text:style-name="T2"><text:s text:c="8"/>buttons</text:span><text:span text:style-name="symbol0_5f_java5"><text:span text:style-name="T2">[</text:span></text:span><text:span text:style-name="number_5f_java5"><text:span text:style-name="T2">3</text:span></text:span><text:span text:style-name="symbol0_5f_java5"><text:span text:style-name="T2">]</text:span></text:span><text:span text:style-name="T2">.</text:span><text:span text:style-name="member0_5f_java5"><text:span text:style-name="T2">setLabel</text:span></text:span><text:span text:style-name="symbol0_5f_java5"><text:span text:style-name="T2">(</text:span></text:span><text:span text:style-name="string_5f_java5"><text:span text:style-name="T2">"Schliessen"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0</text:span></text:span><text:span text:style-name="symbol0_5f_java5"><text:span text:style-name="T2">]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lageL</text:span><text:span text:style-name="symbol0_5f_java5"><text:span text:style-name="T2">);</text:span></text:span></text:p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0</text:span></text:span><text:span text:style-name="symbol0_5f_java5"><text:span text:style-name="T2">]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lageTF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1</text:span></text:span><text:span text:style-name="symbol0_5f_java5"><text:span text:style-name="T2">]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flaecheL</text:span><text:span text:style-name="symbol0_5f_java5"><text:span text:style-name="T2">);</text:span></text:span></text:p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1</text:span></text:span><text:span text:style-name="symbol0_5f_java5"><text:span text:style-name="T2">]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flaecheTF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2</text:span></text:span><text:span text:style-name="symbol0_5f_java5"><text:span text:style-name="T2">]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eiC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3</text:span></text:span><text:span text:style-name="symbol0_5f_java5"><text:span text:style-name="T2">]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eigentuemerL</text:span><text:span text:style-name="symbol0_5f_java5"><text:span text:style-name="T2">);</text:span></text:span></text:p>
      <text:p text:style-name="P1"><text:span text:style-name="T2"><text:s text:c="8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3</text:span></text:span><text:span text:style-name="symbol0_5f_java5"><text:span text:style-name="T2">]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eiL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0_5f_java5"><text:span text:style-name="T2">for</text:span></text:span><text:span text:style-name="T2"> </text:span><text:span text:style-name="symbol0_5f_java5"><text:span text:style-name="T2">(</text:span></text:span><text:span text:style-name="keyword2_5f_java5"><text:span text:style-name="T2">int</text:span></text:span><text:span text:style-name="T2"> i = </text:span><text:span text:style-name="number_5f_java5"><text:span text:style-name="T2">0</text:span></text:span><text:span text:style-name="symbol0_5f_java5"><text:span text:style-name="T2">;</text:span></text:span><text:span text:style-name="T2"> i </text:span><text:span text:style-name="symbol0_5f_java5"><text:span text:style-name="T2">&lt;</text:span></text:span><text:span text:style-name="T2"> </text:span><text:span text:style-name="number_5f_java5"><text:span text:style-name="T2">4</text:span></text:span><text:span text:style-name="symbol0_5f_java5"><text:span text:style-name="T2">;</text:span></text:span><text:span text:style-name="T2"> i++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5_5f_java5"><text:span text:style-name="T2">panel</text:span></text:span><text:span text:style-name="symbol0_5f_java5"><text:span text:style-name="T2">[</text:span></text:span><text:span text:style-name="number_5f_java5"><text:span text:style-name="T2">4</text:span></text:span><text:span text:style-name="symbol0_5f_java5"><text:span text:style-name="T2">]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buttons</text:span><text:span text:style-name="symbol0_5f_java5"><text:span text:style-name="T2">[</text:span></text:span><text:span text:style-name="T2">i</text:span><text:span text:style-name="symbol0_5f_java5"><text:span text:style-name="T2">]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GridLayout</text:span></text:span><text:span text:style-name="symbol0_5f_java5"><text:span text:style-name="T2">(</text:span></text:span><text:span text:style-name="number_5f_java5"><text:span text:style-name="T2">5</text:span></text:span><text:span text:style-name="T2">, </text:span><text:span text:style-name="number_5f_java5"><text:span text:style-name="T2">1</text:span></text:span><text:span text:style-name="T2">, </text:span><text:span text:style-name="number_5f_java5"><text:span text:style-name="T2">5</text:span></text:span><text:span text:style-name="T2">, </text:span><text:span text:style-name="number_5f_java5"><text:span text:style-name="T2">0</text:span></text:span><text:span text:style-name="symbol0_5f_java5"><text:span text:style-name="T2">));</text:span></text:span></text:p>
      <text:p text:style-name="P2"/>
      <text:p text:style-name="P1"><text:span text:style-name="T2"><text:s text:c="8"/></text:span><text:span text:style-name="keyword0_5f_java5"><text:span text:style-name="T2">for</text:span></text:span><text:span text:style-name="T2"> </text:span><text:span text:style-name="symbol0_5f_java5"><text:span text:style-name="T2">(</text:span></text:span><text:span text:style-name="keyword2_5f_java5"><text:span text:style-name="T2">int</text:span></text:span><text:span text:style-name="T2"> i = </text:span><text:span text:style-name="number_5f_java5"><text:span text:style-name="T2">0</text:span></text:span><text:span text:style-name="symbol0_5f_java5"><text:span text:style-name="T2">;</text:span></text:span><text:span text:style-name="T2"> i </text:span><text:span text:style-name="symbol0_5f_java5"><text:span text:style-name="T2">&lt;</text:span></text:span><text:span text:style-name="T2"> </text:span><text:span text:style-name="number_5f_java5"><text:span text:style-name="T2">5</text:span></text:span><text:span text:style-name="symbol0_5f_java5"><text:span text:style-name="T2">;</text:span></text:span><text:span text:style-name="T2"> i++</text:span><text:span text:style-name="symbol0_5f_java5"><text:span text:style-name="T2">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1_5f_java5"><text:span text:style-name="T2">this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keyword5_5f_java5"><text:span text:style-name="T2">panel</text:span></text:span><text:span text:style-name="symbol0_5f_java5"><text:span text:style-name="T2">[</text:span></text:span><text:span text:style-name="T2">i</text:span><text:span text:style-name="symbol0_5f_java5"><text:span text:style-name="T2">]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grundstueck</text:span></text:span><text:span text:style-name="T2"> = g</text:span><text:span text:style-name="symbol0_5f_java5"><text:span text:style-name="T2">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setPreferredSize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Dimension</text:span></text:span><text:span text:style-name="symbol0_5f_java5"><text:span text:style-name="T2">(</text:span></text:span><text:span text:style-name="number_5f_java5"><text:span text:style-name="T2">350</text:span></text:span><text:span text:style-name="T2">, </text:span><text:span text:style-name="number_5f_java5"><text:span text:style-name="T2">150</text:span></text:span><text:span text:style-name="symbol0_5f_java5"><text:span text:style-name="T2">));</text:span></text:span></text:p>
      <text:p text:style-name="P2"/>
      <text:p text:style-name="P1"><text:span text:style-name="T2"><text:s text:c="8"/>loadGrundstueck</text:span><text:span text:style-name="symbol0_5f_java5"><text:span text:style-name="T2">();</text:span></text:span></text:p>
      <text:p text:style-name="P1"><text:span text:style-name="T2"><text:s text:c="8"/>aktualisieren</text:span><text:span text:style-name="symbol0_5f_java5"><text:span text:style-name="T2">(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pack</text:span></text:span><text:span text:style-name="symbol0_5f_java5"><text:span text:style-name="T2">(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setVisible</text:span></text:span><text:span text:style-name="symbol0_5f_java5"><text:span text:style-name="T2">(</text:span></text:span><text:span text:style-name="keyword3_5f_java5"><text:span text:style-name="T2">true</text:span></text:span><text:span text:style-name="symbol0_5f_java5"><text:span text:style-name="T2">);</text:span></text:span></text:p>
      <text:p text:style-name="P1"><text:span text:style-name="T2"><text:s text:c="4"/></text:span><text:span text:style-name="symbol0_5f_java5"><text:span text:style-name="T2">}</text:span></text:span></text:p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actionPerformed</text:span><text:span text:style-name="symbol0_5f_java5"><text:span text:style-name="T2">(</text:span></text:span><text:span text:style-name="keyword9_5f_java5"><text:span text:style-name="T2">ActionEvent</text:span></text:span><text:span text:style-name="T2"> e</text:span><text:span text:style-name="symbol0_5f_java5"><text:span text:style-name="T2">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oft-page-break/><text:span text:style-name="T2"><text:s text:c="8"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Schliessen"</text:span></text:span><text:span text:style-name="symbol0_5f_java5"><text:span text:style-name="T2">))</text:span></text:span><text:span text:style-name="T2"> </text:span><text:span text:style-name="symbol0_5f_java5"><text:span text:style-name="T2">{</text:span></text:span></text:p>
      <text:p text:style-name="P1"><text:span text:style-name="T2"><text:s text:c="12"/>dispose</text:span><text:span text:style-name="symbol0_5f_java5"><text:span text:style-name="T2">(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8"/></text:span><text:span text:style-name="keyword0_5f_java5"><text:span text:style-name="T2">else</text:span></text:span><text:span text:style-name="T2"> 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Hinzufuegen"</text:span></text:span><text:span text:style-name="symbol0_5f_java5"><text:span text:style-name="T2">)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1_5f_java5"><text:span text:style-name="T2">this</text:span></text:span><text:span text:style-name="T2">.</text:span><text:span text:style-name="member0_5f_java5"><text:span text:style-name="T2">grundstueck</text:span></text:span><text:span text:style-name="T2">.</text:span><text:span text:style-name="member0_5f_java5"><text:span text:style-name="T2">linkEigentuemer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getEigentuemerAuswahl</text:span></text:span><text:span text:style-name="symbol0_5f_java5"><text:span text:style-name="T2">());</text:span></text:span></text:p>
      <text:p text:style-name="P1"><text:span text:style-name="T2"><text:s text:c="12"/></text:span><text:span text:style-name="keyword1_5f_java5"><text:span text:style-name="T2">this</text:span></text:span><text:span text:style-name="T2">.</text:span><text:span text:style-name="member0_5f_java5"><text:span text:style-name="T2">aktualisieren</text:span></text:span><text:span text:style-name="symbol0_5f_java5"><text:span text:style-name="T2">(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8"/></text:span><text:span text:style-name="keyword0_5f_java5"><text:span text:style-name="T2">else</text:span></text:span><text:span text:style-name="T2"> 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Loeschen"</text:span></text:span><text:span text:style-name="symbol0_5f_java5"><text:span text:style-name="T2">)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1_5f_java5"><text:span text:style-name="T2">this</text:span></text:span><text:span text:style-name="T2">.</text:span><text:span text:style-name="member0_5f_java5"><text:span text:style-name="T2">grundstueck</text:span></text:span><text:span text:style-name="T2">.</text:span><text:span text:style-name="member0_5f_java5"><text:span text:style-name="T2">unlinkEigentuemer</text:span></text:span><text:span text:style-name="symbol0_5f_java5"><text:span text:style-name="T2">();</text:span></text:span></text:p>
      <text:p text:style-name="P1"><text:span text:style-name="T2"><text:s text:c="12"/></text:span><text:span text:style-name="keyword1_5f_java5"><text:span text:style-name="T2">this</text:span></text:span><text:span text:style-name="T2">.</text:span><text:span text:style-name="member0_5f_java5"><text:span text:style-name="T2">aktualisieren</text:span></text:span><text:span text:style-name="symbol0_5f_java5"><text:span text:style-name="T2">(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8"/></text:span><text:span text:style-name="keyword0_5f_java5"><text:span text:style-name="T2">else</text:span></text:span><text:span text:style-name="T2"> 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Aendern"</text:span></text:span><text:span text:style-name="symbol0_5f_java5"><text:span text:style-name="T2">)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1_5f_java5"><text:span text:style-name="T2">this</text:span></text:span><text:span text:style-name="T2">.</text:span><text:span text:style-name="member0_5f_java5"><text:span text:style-name="T2">grundstueck</text:span></text:span><text:span text:style-name="T2">.</text:span><text:span text:style-name="member0_5f_java5"><text:span text:style-name="T2">setLage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lageTF</text:span></text:span><text:span text:style-name="T2">.</text:span><text:span text:style-name="member0_5f_java5"><text:span text:style-name="T2">getText</text:span></text:span><text:span text:style-name="symbol0_5f_java5"><text:span text:style-name="T2">());</text:span></text:span></text:p>
      <text:p text:style-name="P1"><text:span text:style-name="T2"><text:s text:c="12"/></text:span><text:span text:style-name="keyword1_5f_java5"><text:span text:style-name="T2">this</text:span></text:span><text:span text:style-name="T2">.</text:span><text:span text:style-name="member0_5f_java5"><text:span text:style-name="T2">grundstueck</text:span></text:span><text:span text:style-name="T2">.</text:span><text:span text:style-name="member0_5f_java5"><text:span text:style-name="T2">setFlaeche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flaecheTF</text:span></text:span><text:span text:style-name="T2">.</text:span><text:span text:style-name="member0_5f_java5"><text:span text:style-name="T2">getText</text:span></text:span><text:span text:style-name="symbol0_5f_java5"><text:span text:style-name="T2">());</text:span></text:span></text:p>
      <text:p text:style-name="P1"><text:span text:style-name="T2"><text:s text:c="12"/></text:span><text:span text:style-name="symbol0_5f_java5"><text:span text:style-name="T2">((</text:span></text:span><text:span text:style-name="T2">Grundstueckverwaltung</text:span><text:span text:style-name="symbol0_5f_java5"><text:span text:style-name="T2">)</text:span></text:span><text:span text:style-name="T2"> </text:span><text:span text:style-name="keyword1_5f_java5"><text:span text:style-name="T2">this</text:span></text:span><text:span text:style-name="T2">.</text:span><text:span text:style-name="member0_5f_java5"><text:span text:style-name="T2">getOwner</text:span></text:span><text:span text:style-name="symbol0_5f_java5"><text:span text:style-name="T2">())</text:span></text:span><text:span text:style-name="T2">.</text:span><text:span text:style-name="member0_5f_java5"><text:span text:style-name="T2">aktualisieren</text:span></text:span><text:span text:style-name="symbol0_5f_java5"><text:span text:style-name="T2">();</text:span></text:span></text:p>
      <text:p text:style-name="P1"><text:span text:style-name="T2"><text:s text:c="12"/>dispose</text:span><text:span text:style-name="symbol0_5f_java5"><text:span text:style-name="T2">(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4"/></text:span><text:span text:style-name="symbol0_5f_java5"><text:span text:style-name="T2">}</text:span></text:span></text:p>
      <text:p text:style-name="P2"/>
      <text:p text:style-name="P1"><text:span text:style-name="T2"><text:s text:c="4"/></text:span><text:span text:style-name="keyword1_5f_java5"><text:span text:style-name="T2">private</text:span></text:span><text:span text:style-name="T2"> </text:span><text:span text:style-name="keyword20_5f_java5"><text:span text:style-name="T2">void</text:span></text:span><text:span text:style-name="T2"> loadGrundstueck</text:span><text:span text:style-name="symbol0_5f_java5"><text:span text:style-name="T2">(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lageTF</text:span></text:span><text:span text:style-name="T2">.</text:span><text:span text:style-name="member0_5f_java5"><text:span text:style-name="T2">setText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grundstueck</text:span></text:span><text:span text:style-name="T2">.</text:span><text:span text:style-name="member0_5f_java5"><text:span text:style-name="T2">getLage</text:span></text:span><text:span text:style-name="symbol0_5f_java5"><text:span text:style-name="T2">()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flaecheTF</text:span></text:span><text:span text:style-name="T2">.</text:span><text:span text:style-name="member0_5f_java5"><text:span text:style-name="T2">setText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grundstueck</text:span></text:span><text:span text:style-name="T2">.</text:span><text:span text:style-name="member0_5f_java5"><text:span text:style-name="T2">getFlaeche</text:span></text:span><text:span text:style-name="symbol0_5f_java5"><text:span text:style-name="T2">());</text:span></text:span></text:p>
      <text:p text:style-name="P1"><text:span text:style-name="T2"><text:s text:c="4"/></text:span><text:span text:style-name="symbol0_5f_java5"><text:span text:style-name="T2">}</text:span></text:span></text:p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aktualisieren</text:span><text:span text:style-name="symbol0_5f_java5"><text:span text:style-name="T2">(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eiC</text:span></text:span><text:span text:style-name="T2">.</text:span><text:span text:style-name="member0_5f_java5"><text:span text:style-name="T2">removeAll</text:span></text:span><text:span text:style-name="symbol0_5f_java5"><text:span text:style-name="T2">(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eiL</text:span></text:span><text:span text:style-name="T2">.</text:span><text:span text:style-name="member0_5f_java5"><text:span text:style-name="T2">setText</text:span></text:span><text:span text:style-name="symbol0_5f_java5"><text:span text:style-name="T2">(</text:span></text:span><text:span text:style-name="string_5f_java5"><text:span text:style-name="T2">" <text:s text:c="59"/>"</text:span></text:span><text:span text:style-name="symbol0_5f_java5"><text:span text:style-name="T2">);</text:span></text:span></text:p>
      <text:p text:style-name="P1"><text:span text:style-name="T2"><text:s text:c="8"/></text:span><text:span text:style-name="keyword0_5f_java5"><text:span text:style-name="T2">for</text:span></text:span><text:span text:style-name="T2"> </text:span><text:span text:style-name="symbol0_5f_java5"><text:span text:style-name="T2">(</text:span></text:span><text:span text:style-name="T2">Eigentuemer e: EigentuemerContainer.</text:span><text:span text:style-name="member0_5f_java5"><text:span text:style-name="T2">instance</text:span></text:span><text:span text:style-name="symbol0_5f_java5"><text:span text:style-name="T2">())</text:span></text:span><text:span text:style-name="T2"> </text:span><text:span text:style-name="symbol0_5f_java5"><text:span text:style-name="T2">{</text:span></text:span></text:p>
      <text:p text:style-name="P1"><text:span text:style-name="T2"><text:s text:c="12"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grundstueck</text:span></text:span><text:span text:style-name="T2">.</text:span><text:span text:style-name="member0_5f_java5"><text:span text:style-name="T2">getLinkEigentuemer</text:span></text:span><text:span text:style-name="symbol0_5f_java5"><text:span text:style-name="T2">()</text:span></text:span><text:span text:style-name="T2"> == </text:span><text:span text:style-name="keyword3_5f_java5"><text:span text:style-name="T2">null</text:span></text:span><text:span text:style-name="T2"> || </text:span><text:span text:style-name="symbol0_5f_java5"><text:span text:style-name="T2">!</text:span></text:span><text:span text:style-name="keyword1_5f_java5"><text:span text:style-name="T2">this</text:span></text:span><text:span text:style-name="T2">.</text:span><text:span text:style-name="member0_5f_java5"><text:span text:style-name="T2">grundstueck</text:span></text:span><text:span text:style-name="T2">.</text:span><text:span text:style-name="member0_5f_java5"><text:span text:style-name="T2">getLinkEigentuemer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T2">e</text:span><text:span text:style-name="symbol0_5f_java5"><text:span text:style-name="T2">))</text:span></text:span></text:p>
      <text:p text:style-name="P1"><text:span text:style-name="T2"><text:s text:c="16"/></text:span><text:span text:style-name="keyword1_5f_java5"><text:span text:style-name="T2">this</text:span></text:span><text:span text:style-name="T2">.</text:span><text:span text:style-name="member0_5f_java5"><text:span text:style-name="T2">eiC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e.</text:span><text:span text:style-name="member0_5f_java5"><text:span text:style-name="T2">toString</text:span></text:span><text:span text:style-name="symbol0_5f_java5"><text:span text:style-name="T2">());</text:span></text:span></text:p>
      <text:p text:style-name="P1"><text:span text:style-name="T2"><text:s text:c="12"/></text:span><text:span text:style-name="keyword0_5f_java5"><text:span text:style-name="T2">else</text:span></text:span><text:span text:style-name="T2"> </text:span><text:span text:style-name="symbol0_5f_java5"><text:span text:style-name="T2">{</text:span></text:span></text:p>
      <text:p text:style-name="P1"><text:span text:style-name="T2"><text:s text:c="16"/></text:span><text:span text:style-name="keyword1_5f_java5"><text:span text:style-name="T2">this</text:span></text:span><text:span text:style-name="T2">.</text:span><text:span text:style-name="member0_5f_java5"><text:span text:style-name="T2">eiL</text:span></text:span><text:span text:style-name="T2">.</text:span><text:span text:style-name="member0_5f_java5"><text:span text:style-name="T2">setText</text:span></text:span><text:span text:style-name="symbol0_5f_java5"><text:span text:style-name="T2">(</text:span></text:span><text:span text:style-name="T2">e.</text:span><text:span text:style-name="member0_5f_java5"><text:span text:style-name="T2">toString</text:span></text:span><text:span text:style-name="symbol0_5f_java5"><text:span text:style-name="T2">());</text:span></text:span></text:p>
      <text:p text:style-name="P1"><text:span text:style-name="T2"><text:s text:c="12"/></text:span><text:span text:style-name="symbol0_5f_java5"><text:span text:style-name="T2">}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pan text:style-name="T2"><text:s text:c="4"/></text:span><text:span text:style-name="symbol0_5f_java5"><text:span text:style-name="T2">}</text:span></text:span></text:p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Eigentuemer getEigentuemerAuswahl</text:span><text:span text:style-name="symbol0_5f_java5"><text:span text:style-name="T2">(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0_5f_java5"><text:span text:style-name="T2">for</text:span></text:span><text:span text:style-name="T2"> </text:span><text:span text:style-name="symbol0_5f_java5"><text:span text:style-name="T2">(</text:span></text:span><text:span text:style-name="T2">Eigentuemer e: EigentuemerContainer.</text:span><text:span text:style-name="member0_5f_java5"><text:span text:style-name="T2">instance</text:span></text:span><text:span text:style-name="symbol0_5f_java5"><text:span text:style-name="T2">())</text:span></text:span></text:p>
      <text:p text:style-name="P1"><text:span text:style-name="T2"><text:s text:c="12"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toString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T2">eiC.</text:span><text:span text:style-name="member0_5f_java5"><text:span text:style-name="T2">getSelectedItem</text:span></text:span><text:span text:style-name="symbol0_5f_java5"><text:span text:style-name="T2">()))</text:span></text:span></text:p>
      <text:p text:style-name="P1"><text:span text:style-name="T2"><text:s text:c="16"/></text:span><text:span text:style-name="keyword1_5f_java5"><text:span text:style-name="T2">return</text:span></text:span><text:span text:style-name="T2"> e</text:span><text:span text:style-name="symbol0_5f_java5"><text:span text:style-name="T2">;</text:span></text:span></text:p>
      <text:p text:style-name="P1"><text:span text:style-name="T2"><text:s text:c="12"/></text:span><text:span text:style-name="keyword0_5f_java5"><text:span text:style-name="T2">else</text:span></text:span></text:p>
      <text:p text:style-name="P1"><text:span text:style-name="T2"><text:s text:c="16"/></text:span><text:span text:style-name="keyword1_5f_java5"><text:span text:style-name="T2">return</text:span></text:span><text:span text:style-name="T2"> </text:span><text:span text:style-name="keyword3_5f_java5"><text:span text:style-name="T2">null</text:span></text:span><text:span text:style-name="symbol0_5f_java5"><text:span text:style-name="T2">;</text:span></text:span></text:p>
      <text:p text:style-name="P1"><text:span text:style-name="T2"><text:s text:c="8"/></text:span><text:span text:style-name="keyword1_5f_java5"><text:span text:style-name="T2">return</text:span></text:span><text:span text:style-name="T2"> </text:span><text:span text:style-name="keyword3_5f_java5"><text:span text:style-name="T2">null</text:span></text:span><text:span text:style-name="symbol0_5f_java5"><text:span text:style-name="T2">;</text:span></text:span></text:p>
      <text:p text:style-name="P1"><text:span text:style-name="T2"><text:s text:c="4"/></text:span><text:span text:style-name="symbol0_5f_java5"><text:span text:style-name="T2">}</text:span></text:span></text:p>
      <text:p text:style-name="P1"><text:span text:style-name="symbol0_5f_java5"><text:span text:style-name="T2">}</text:span></text:span></text:p>
      <text:p text:style-name="P1"><text:span text:style-name="symbol0_5f_java5"><text:span text:style-name="T2"/></text:span></text:p>
      <text:h text:style-name="Heading_20_2" text:outline-level="2"><text:span text:style-name="symbol0_5f_java5"><text:span text:style-name="T8">EiAnlegenDialog</text:span></text:span></text:h>
      <text:p text:style-name="P1"><text:span text:style-name="keyword1_5f_java5"><text:span text:style-name="T2">import</text:span></text:span><text:span text:style-name="T2"> java.</text:span><text:span text:style-name="member0_5f_java5"><text:span text:style-name="T2">awt</text:span></text:span><text:span text:style-name="T2">.</text:span><text:span text:style-name="symbol0_5f_java5"><text:span text:style-name="T2">*;</text:span></text:span></text:p>
      <text:p text:style-name="P1"><text:span text:style-name="keyword1_5f_java5"><text:span text:style-name="T2">import</text:span></text:span><text:span text:style-name="T2"> java.</text:span><text:span text:style-name="member0_5f_java5"><text:span text:style-name="T2">awt</text:span></text:span><text:span text:style-name="T2">.</text:span><text:span text:style-name="member0_5f_java5"><text:span text:style-name="T2">event</text:span></text:span><text:span text:style-name="T2">.</text:span><text:span text:style-name="symbol0_5f_java5"><text:span text:style-name="T2">*;</text:span></text:span></text:p>
      <text:p text:style-name="P2"/>
      <text:p text:style-name="P1"><text:span text:style-name="keyword1_5f_java5"><text:span text:style-name="T2">public</text:span></text:span><text:span text:style-name="T2"> </text:span><text:span text:style-name="keyword20_5f_java5"><text:span text:style-name="T2">class</text:span></text:span><text:span text:style-name="T2"> EiAnlegenDialog </text:span><text:span text:style-name="keyword1_5f_java5"><text:span text:style-name="T2">extends</text:span></text:span><text:span text:style-name="T2"> </text:span><text:span text:style-name="keyword5_5f_java5"><text:span text:style-name="T2">Dialog</text:span></text:span><text:span text:style-name="T2"> </text:span><text:span text:style-name="keyword1_5f_java5"><text:span text:style-name="T2">implements</text:span></text:span><text:span text:style-name="T2"> </text:span><text:span text:style-name="keyword9_5f_java5"><text:span text:style-name="T2">ActionListener</text:span></text:span></text:p>
      <text:p text:style-name="P1"><text:span text:style-name="symbol0_5f_java5"><text:span text:style-name="T2">{</text:span></text:span></text:p>
      <text:p text:style-name="P1"><text:span text:style-name="T2"><text:s text:c="4"/></text:span><text:span text:style-name="keyword1_5f_java5"><text:span text:style-name="T2">private</text:span></text:span><text:span text:style-name="T2"> </text:span><text:span text:style-name="keyword5_5f_java5"><text:span text:style-name="T2">TextField</text:span></text:span><text:span text:style-name="T2"> nameTF,</text:span></text:p>
      <text:p text:style-name="P1"><text:soft-page-break/><text:span text:style-name="T2"><text:s text:c="22"/>geburtsdatumTF</text:span><text:span text:style-name="symbol0_5f_java5"><text:span text:style-name="T2">;</text:span></text:span></text:p>
      <text:p text:style-name="P2"/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EiAnlegenDialog</text:span><text:span text:style-name="symbol0_5f_java5"><text:span text:style-name="T2">(</text:span></text:span><text:span text:style-name="keyword5_5f_java5"><text:span text:style-name="T2">Frame</text:span></text:span><text:span text:style-name="T2"> </text:span><text:span text:style-name="keyword39_5f_java5"><text:span text:style-name="T2">owner</text:span></text:span><text:span text:style-name="symbol0_5f_java5"><text:span text:style-name="T2">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1_5f_java5"><text:span text:style-name="T2">super</text:span></text:span><text:span text:style-name="symbol0_5f_java5"><text:span text:style-name="T2">(</text:span></text:span><text:span text:style-name="keyword39_5f_java5"><text:span text:style-name="T2">owner</text:span></text:span><text:span text:style-name="T2">, </text:span><text:span text:style-name="string_5f_java5"><text:span text:style-name="T2">"Eigentuemer anlegen"</text:span></text:span><text:span text:style-name="T2">, </text:span><text:span text:style-name="keyword3_5f_java5"><text:span text:style-name="T2">true</text:span></text:span><text:span text:style-name="symbol0_5f_java5"><text:span text:style-name="T2">);</text:span></text:span></text:p>
      <text:p text:style-name="P2"><text:s text:c="8"/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nameTF</text:span></text:span><text:span text:style-name="T2"> <text:s text:c="8"/>= </text:span><text:span text:style-name="keyword1_5f_java5"><text:span text:style-name="T2">new</text:span></text:span><text:span text:style-name="T2"> </text:span><text:span text:style-name="keyword5_5f_java5"><text:span text:style-name="T2">TextField</text:span></text:span><text:span text:style-name="symbol0_5f_java5"><text:span text:style-name="T2">(</text:span></text:span><text:span text:style-name="number_5f_java5"><text:span text:style-name="T2">20</text:span></text:span><text:span text:style-name="symbol0_5f_java5"><text:span text:style-name="T2">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geburtsdatumTF</text:span></text:span><text:span text:style-name="T2"> = </text:span><text:span text:style-name="keyword1_5f_java5"><text:span text:style-name="T2">new</text:span></text:span><text:span text:style-name="T2"> </text:span><text:span text:style-name="keyword5_5f_java5"><text:span text:style-name="T2">TextField</text:span></text:span><text:span text:style-name="symbol0_5f_java5"><text:span text:style-name="T2">(</text:span></text:span><text:span text:style-name="number_5f_java5"><text:span text:style-name="T2">10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Label</text:span></text:span><text:span text:style-name="T2"> nameL <text:s text:c="3"/>= </text:span><text:span text:style-name="keyword1_5f_java5"><text:span text:style-name="T2">new</text:span></text:span><text:span text:style-name="T2"> </text:span><text:span text:style-name="keyword5_5f_java5"><text:span text:style-name="T2">Label</text:span></text:span><text:span text:style-name="symbol0_5f_java5"><text:span text:style-name="T2">(</text:span></text:span><text:span text:style-name="string_5f_java5"><text:span text:style-name="T2">"Name:"</text:span></text:span><text:span text:style-name="symbol0_5f_java5"><text:span text:style-name="T2">)</text:span></text:span><text:span text:style-name="T2">,</text:span></text:p>
      <text:p text:style-name="P1"><text:span text:style-name="T2"><text:s text:c="14"/>geburtsdatumL = </text:span><text:span text:style-name="keyword1_5f_java5"><text:span text:style-name="T2">new</text:span></text:span><text:span text:style-name="T2"> </text:span><text:span text:style-name="keyword5_5f_java5"><text:span text:style-name="T2">Label</text:span></text:span><text:span text:style-name="symbol0_5f_java5"><text:span text:style-name="T2">(</text:span></text:span><text:span text:style-name="string_5f_java5"><text:span text:style-name="T2">"Geburtsdatum:"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Button</text:span></text:span><text:span text:style-name="T2"> anlegenB <text:s text:c="3"/>= </text:span><text:span text:style-name="keyword1_5f_java5"><text:span text:style-name="T2">new</text:span></text:span><text:span text:style-name="T2"> </text:span><text:span text:style-name="keyword5_5f_java5"><text:span text:style-name="T2">Button</text:span></text:span><text:span text:style-name="symbol0_5f_java5"><text:span text:style-name="T2">(</text:span></text:span><text:span text:style-name="string_5f_java5"><text:span text:style-name="T2">"Anlegen"</text:span></text:span><text:span text:style-name="symbol0_5f_java5"><text:span text:style-name="T2">)</text:span></text:span><text:span text:style-name="T2">,</text:span></text:p>
      <text:p text:style-name="P1"><text:span text:style-name="T2"><text:s text:c="15"/>schliessenB = </text:span><text:span text:style-name="keyword1_5f_java5"><text:span text:style-name="T2">new</text:span></text:span><text:span text:style-name="T2"> </text:span><text:span text:style-name="keyword5_5f_java5"><text:span text:style-name="T2">Button</text:span></text:span><text:span text:style-name="symbol0_5f_java5"><text:span text:style-name="T2">(</text:span></text:span><text:span text:style-name="string_5f_java5"><text:span text:style-name="T2">"Schliessen"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5_5f_java5"><text:span text:style-name="T2">Panel</text:span></text:span><text:span text:style-name="T2"> oberesP <text:s text:c="3"/>= </text:span><text:span text:style-name="keyword1_5f_java5"><text:span text:style-name="T2">new</text:span></text:span><text:span text:style-name="T2"> </text:span><text:span text:style-name="keyword5_5f_java5"><text:span text:style-name="T2">Panel</text:span></text:span><text:span text:style-name="symbol0_5f_java5"><text:span text:style-name="T2">()</text:span></text:span><text:span text:style-name="T2">,</text:span></text:p>
      <text:p text:style-name="P1"><text:span text:style-name="T2"><text:s text:c="14"/>mittleresP = </text:span><text:span text:style-name="keyword1_5f_java5"><text:span text:style-name="T2">new</text:span></text:span><text:span text:style-name="T2"> </text:span><text:span text:style-name="keyword5_5f_java5"><text:span text:style-name="T2">Panel</text:span></text:span><text:span text:style-name="symbol0_5f_java5"><text:span text:style-name="T2">()</text:span></text:span><text:span text:style-name="T2">,</text:span></text:p>
      <text:p text:style-name="P1"><text:span text:style-name="T2"><text:s text:c="14"/>unteresP <text:s text:c="2"/>= </text:span><text:span text:style-name="keyword1_5f_java5"><text:span text:style-name="T2">new</text:span></text:span><text:span text:style-name="T2"> </text:span><text:span text:style-name="keyword5_5f_java5"><text:span text:style-name="T2">Panel</text:span></text:span><text:span text:style-name="symbol0_5f_java5"><text:span text:style-name="T2">();</text:span></text:span></text:p>
      <text:p text:style-name="P2"/>
      <text:p text:style-name="P1"><text:span text:style-name="T2"><text:s text:c="8"/>oberesP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BorderLayout</text:span></text:span><text:span text:style-name="symbol0_5f_java5"><text:span text:style-name="T2">());</text:span></text:span></text:p>
      <text:p text:style-name="P1"><text:span text:style-name="T2"><text:s text:c="8"/>mittleresP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BorderLayout</text:span></text:span><text:span text:style-name="symbol0_5f_java5"><text:span text:style-name="T2">());</text:span></text:span></text:p>
      <text:p text:style-name="P1"><text:span text:style-name="T2"><text:s text:c="8"/>unteresP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FlowLayout</text:span></text:span><text:span text:style-name="symbol0_5f_java5"><text:span text:style-name="T2">()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setLayout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GridLayout</text:span></text:span><text:span text:style-name="symbol0_5f_java5"><text:span text:style-name="T2">(</text:span></text:span><text:span text:style-name="number_5f_java5"><text:span text:style-name="T2">3</text:span></text:span><text:span text:style-name="T2">, </text:span><text:span text:style-name="number_5f_java5"><text:span text:style-name="T2">1</text:span></text:span><text:span text:style-name="T2">, </text:span><text:span text:style-name="number_5f_java5"><text:span text:style-name="T2">10</text:span></text:span><text:span text:style-name="T2">, </text:span><text:span text:style-name="number_5f_java5"><text:span text:style-name="T2">10</text:span></text:span><text:span text:style-name="symbol0_5f_java5"><text:span text:style-name="T2">));</text:span></text:span></text:p>
      <text:p text:style-name="P2"/>
      <text:p text:style-name="P1"><text:span text:style-name="T2"><text:s text:c="8"/>oberesP.</text:span><text:span text:style-name="member0_5f_java5"><text:span text:style-name="T2">add</text:span></text:span><text:span text:style-name="symbol0_5f_java5"><text:span text:style-name="T2">(</text:span></text:span><text:span text:style-name="T2">nameL, </text:span><text:span text:style-name="keyword5_5f_java5"><text:span text:style-name="T2">BorderLayout</text:span></text:span><text:span text:style-name="T2">.</text:span><text:span text:style-name="member0_5f_java5"><text:span text:style-name="T2">WEST</text:span></text:span><text:span text:style-name="symbol0_5f_java5"><text:span text:style-name="T2">);</text:span></text:span></text:p>
      <text:p text:style-name="P1"><text:span text:style-name="T2"><text:s text:c="8"/>oberesP.</text:span><text:span text:style-name="member0_5f_java5"><text:span text:style-name="T2">add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nameTF</text:span></text:span><text:span text:style-name="T2">, </text:span><text:span text:style-name="keyword5_5f_java5"><text:span text:style-name="T2">BorderLayout</text:span></text:span><text:span text:style-name="T2">.</text:span><text:span text:style-name="member0_5f_java5"><text:span text:style-name="T2">CENTER</text:span></text:span><text:span text:style-name="symbol0_5f_java5"><text:span text:style-name="T2">);</text:span></text:span></text:p>
      <text:p text:style-name="P2"/>
      <text:p text:style-name="P1"><text:span text:style-name="T2"><text:s text:c="8"/>mittleresP.</text:span><text:span text:style-name="member0_5f_java5"><text:span text:style-name="T2">add</text:span></text:span><text:span text:style-name="symbol0_5f_java5"><text:span text:style-name="T2">(</text:span></text:span><text:span text:style-name="T2">geburtsdatumL, </text:span><text:span text:style-name="keyword5_5f_java5"><text:span text:style-name="T2">BorderLayout</text:span></text:span><text:span text:style-name="T2">.</text:span><text:span text:style-name="member0_5f_java5"><text:span text:style-name="T2">WEST</text:span></text:span><text:span text:style-name="symbol0_5f_java5"><text:span text:style-name="T2">);</text:span></text:span></text:p>
      <text:p text:style-name="P1"><text:span text:style-name="T2"><text:s text:c="8"/>mittleresP.</text:span><text:span text:style-name="member0_5f_java5"><text:span text:style-name="T2">add</text:span>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geburtsdatumTF</text:span></text:span><text:span text:style-name="T2">, </text:span><text:span text:style-name="keyword5_5f_java5"><text:span text:style-name="T2">BorderLayout</text:span></text:span><text:span text:style-name="T2">.</text:span><text:span text:style-name="member0_5f_java5"><text:span text:style-name="T2">CENTER</text:span></text:span><text:span text:style-name="symbol0_5f_java5"><text:span text:style-name="T2">);</text:span></text:span></text:p>
      <text:p text:style-name="P2"><text:s text:c="8"/></text:p>
      <text:p text:style-name="P1"><text:span text:style-name="T2"><text:s text:c="8"/>unteresP.</text:span><text:span text:style-name="member0_5f_java5"><text:span text:style-name="T2">add</text:span></text:span><text:span text:style-name="symbol0_5f_java5"><text:span text:style-name="T2">(</text:span></text:span><text:span text:style-name="T2">anlegenB</text:span><text:span text:style-name="symbol0_5f_java5"><text:span text:style-name="T2">);</text:span></text:span></text:p>
      <text:p text:style-name="P1"><text:span text:style-name="T2"><text:s text:c="8"/>unteresP.</text:span><text:span text:style-name="member0_5f_java5"><text:span text:style-name="T2">add</text:span></text:span><text:span text:style-name="symbol0_5f_java5"><text:span text:style-name="T2">(</text:span></text:span><text:span text:style-name="T2">schliessenB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oberesP</text:span><text:span text:style-name="symbol0_5f_java5"><text:span text:style-name="T2">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mittleresP</text:span><text:span text:style-name="symbol0_5f_java5"><text:span text:style-name="T2">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add</text:span></text:span><text:span text:style-name="symbol0_5f_java5"><text:span text:style-name="T2">(</text:span></text:span><text:span text:style-name="T2">unteresP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setPreferredSize</text:span></text:span><text:span text:style-name="symbol0_5f_java5"><text:span text:style-name="T2">(</text:span></text:span><text:span text:style-name="keyword1_5f_java5"><text:span text:style-name="T2">new</text:span></text:span><text:span text:style-name="T2"> </text:span><text:span text:style-name="keyword5_5f_java5"><text:span text:style-name="T2">Dimension</text:span></text:span><text:span text:style-name="symbol0_5f_java5"><text:span text:style-name="T2">(</text:span></text:span><text:span text:style-name="number_5f_java5"><text:span text:style-name="T2">270</text:span></text:span><text:span text:style-name="T2">, </text:span><text:span text:style-name="number_5f_java5"><text:span text:style-name="T2">150</text:span></text:span><text:span text:style-name="symbol0_5f_java5"><text:span text:style-name="T2">));</text:span></text:span></text:p>
      <text:p text:style-name="P2"/>
      <text:p text:style-name="P1"><text:span text:style-name="T2"><text:s text:c="8"/>anlegenB.</text:span><text:span text:style-name="member0_5f_java5"><text:span text:style-name="T2">addActionListener</text:span></text:span><text:span text:style-name="symbol0_5f_java5"><text:span text:style-name="T2">(</text:span></text:span><text:span text:style-name="keyword1_5f_java5"><text:span text:style-name="T2">this</text:span></text:span><text:span text:style-name="symbol0_5f_java5"><text:span text:style-name="T2">);</text:span></text:span></text:p>
      <text:p text:style-name="P1"><text:span text:style-name="T2"><text:s text:c="8"/>schliessenB.</text:span><text:span text:style-name="member0_5f_java5"><text:span text:style-name="T2">addActionListener</text:span></text:span><text:span text:style-name="symbol0_5f_java5"><text:span text:style-name="T2">(</text:span></text:span><text:span text:style-name="keyword1_5f_java5"><text:span text:style-name="T2">this</text:span></text:span><text:span text:style-name="symbol0_5f_java5"><text:span text:style-name="T2">);</text:span></text:span></text:p>
      <text:p text:style-name="P2"/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pack</text:span></text:span><text:span text:style-name="symbol0_5f_java5"><text:span text:style-name="T2">();</text:span></text:span></text:p>
      <text:p text:style-name="P1"><text:span text:style-name="T2"><text:s text:c="8"/></text:span><text:span text:style-name="keyword1_5f_java5"><text:span text:style-name="T2">this</text:span></text:span><text:span text:style-name="T2">.</text:span><text:span text:style-name="member0_5f_java5"><text:span text:style-name="T2">setVisible</text:span></text:span><text:span text:style-name="symbol0_5f_java5"><text:span text:style-name="T2">(</text:span></text:span><text:span text:style-name="keyword3_5f_java5"><text:span text:style-name="T2">true</text:span></text:span><text:span text:style-name="symbol0_5f_java5"><text:span text:style-name="T2">);</text:span></text:span></text:p>
      <text:p text:style-name="P1"><text:span text:style-name="T2"><text:s text:c="4"/></text:span><text:span text:style-name="symbol0_5f_java5"><text:span text:style-name="T2">}</text:span></text:span></text:p>
      <text:p text:style-name="P2"/>
      <text:p text:style-name="P1"><text:span text:style-name="T2"><text:s text:c="4"/></text:span><text:span text:style-name="keyword1_5f_java5"><text:span text:style-name="T2">public</text:span></text:span><text:span text:style-name="T2"> </text:span><text:span text:style-name="keyword20_5f_java5"><text:span text:style-name="T2">void</text:span></text:span><text:span text:style-name="T2"> actionPerformed</text:span><text:span text:style-name="symbol0_5f_java5"><text:span text:style-name="T2">(</text:span></text:span><text:span text:style-name="keyword9_5f_java5"><text:span text:style-name="T2">ActionEvent</text:span></text:span><text:span text:style-name="T2"> e</text:span><text:span text:style-name="symbol0_5f_java5"><text:span text:style-name="T2">)</text:span></text:span></text:p>
      <text:p text:style-name="P1"><text:span text:style-name="T2"><text:s text:c="4"/></text:span><text:span text:style-name="symbol0_5f_java5"><text:span text:style-name="T2">{</text:span></text:span></text:p>
      <text:p text:style-name="P1"><text:span text:style-name="T2"><text:s text:c="8"/>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Schliessen"</text:span></text:span><text:span text:style-name="symbol0_5f_java5"><text:span text:style-name="T2">))</text:span></text:span></text:p>
      <text:p text:style-name="P1"><text:span text:style-name="T2"><text:s text:c="12"/>dispose</text:span><text:span text:style-name="symbol0_5f_java5"><text:span text:style-name="T2">();</text:span></text:span></text:p>
      <text:p text:style-name="P1"><text:span text:style-name="T2"><text:s text:c="8"/></text:span><text:span text:style-name="keyword0_5f_java5"><text:span text:style-name="T2">else</text:span></text:span><text:span text:style-name="T2"> </text:span><text:span text:style-name="keyword0_5f_java5"><text:span text:style-name="T2">if</text:span></text:span><text:span text:style-name="T2"> </text:span><text:span text:style-name="symbol0_5f_java5"><text:span text:style-name="T2">(</text:span></text:span><text:span text:style-name="T2">e.</text:span><text:span text:style-name="member0_5f_java5"><text:span text:style-name="T2">getActionCommand</text:span></text:span><text:span text:style-name="symbol0_5f_java5"><text:span text:style-name="T2">()</text:span></text:span><text:span text:style-name="T2">.</text:span><text:span text:style-name="member0_5f_java5"><text:span text:style-name="T2">equals</text:span></text:span><text:span text:style-name="symbol0_5f_java5"><text:span text:style-name="T2">(</text:span></text:span><text:span text:style-name="string_5f_java5"><text:span text:style-name="T2">"Anlegen"</text:span></text:span><text:span text:style-name="symbol0_5f_java5"><text:span text:style-name="T2">))</text:span></text:span><text:span text:style-name="T2"> </text:span><text:span text:style-name="symbol0_5f_java5"><text:span text:style-name="T2">{</text:span></text:span></text:p>
      <text:p text:style-name="P1"><text:span text:style-name="T2"><text:s text:c="12"/>EigentuemerContainer.</text:span><text:span text:style-name="member0_5f_java5"><text:span text:style-name="T2">instance</text:span></text:span><text:span text:style-name="symbol0_5f_java5"><text:span text:style-name="T2">()</text:span></text:span><text:span text:style-name="T2">.</text:span><text:span text:style-name="member0_5f_java5"><text:span text:style-name="T2">addEigentuemer</text:span></text:span><text:span text:style-name="symbol0_5f_java5"><text:span text:style-name="T2">(</text:span></text:span><text:span text:style-name="keyword1_5f_java5"><text:span text:style-name="T2">new</text:span></text:span><text:span text:style-name="T2"> Eigentuemer</text:span><text:span text:style-name="symbol0_5f_java5"><text:span text:style-name="T2">(</text:span></text:span><text:span text:style-name="keyword1_5f_java5"><text:span text:style-name="T2">this</text:span></text:span><text:span text:style-name="T2">.</text:span><text:span text:style-name="member0_5f_java5"><text:span text:style-name="T2">nameTF</text:span></text:span><text:span text:style-name="T2">.</text:span><text:span text:style-name="member0_5f_java5"><text:span text:style-name="T2">getText</text:span></text:span><text:span text:style-name="symbol0_5f_java5"><text:span text:style-name="T2">()</text:span></text:span><text:span text:style-name="T2">, </text:span><text:span text:style-name="keyword1_5f_java5"><text:span text:style-name="T2">this</text:span></text:span><text:span text:style-name="T2">.</text:span><text:span text:style-name="member0_5f_java5"><text:span text:style-name="T2">geburtsdatumTF</text:span></text:span><text:span text:style-name="T2">.</text:span><text:span text:style-name="member0_5f_java5"><text:span text:style-name="T2">getText</text:span></text:span><text:span text:style-name="symbol0_5f_java5"><text:span text:style-name="T2">()));</text:span></text:span></text:p>
      <text:p text:style-name="P1"><text:span text:style-name="T2"><text:s text:c="12"/></text:span><text:span text:style-name="symbol0_5f_java5"><text:span text:style-name="T2">((</text:span></text:span><text:span text:style-name="T2">Grundstueckverwaltung</text:span><text:span text:style-name="symbol0_5f_java5"><text:span text:style-name="T2">)</text:span></text:span><text:span text:style-name="keyword1_5f_java5"><text:span text:style-name="T2">this</text:span></text:span><text:span text:style-name="T2">.</text:span><text:span text:style-name="member0_5f_java5"><text:span text:style-name="T2">getOwner</text:span></text:span><text:span text:style-name="symbol0_5f_java5"><text:span text:style-name="T2">())</text:span></text:span><text:span text:style-name="T2">.</text:span><text:span text:style-name="member0_5f_java5"><text:span text:style-name="T2">aktualisieren</text:span></text:span><text:span text:style-name="symbol0_5f_java5"><text:span text:style-name="T2">();</text:span></text:span></text:p>
      <text:p text:style-name="P1"><text:span text:style-name="T2"><text:s text:c="12"/>dispose</text:span><text:span text:style-name="symbol0_5f_java5"><text:span text:style-name="T2">();</text:span></text:span></text:p>
      <text:p text:style-name="P1"><text:span text:style-name="T2"><text:s text:c="8"/></text:span><text:span text:style-name="symbol0_5f_java5"><text:span text:style-name="T2">}</text:span></text:span></text:p>
      <text:p text:style-name="P1"><text:soft-page-break/><text:span text:style-name="T2"><text:s text:c="4"/></text:span><text:span text:style-name="symbol0_5f_java5"><text:span text:style-name="T2">}</text:span></text:span></text:p>
      <text:p text:style-name="P1"><text:span text:style-name="symbol0_5f_java5"><text:span text:style-name="T2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in" fo:border-left="none" fo:border-right="none" fo:border-top="none" fo:border-bottom="0.26pt solid #000000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number_5f_java5" style:display-name="number_java5" style:family="text">
      <style:text-properties fo:color="#cc66cc" fo:font-style="normal" fo:font-weight="normal"/>
    </style:style>
    <style:style style:name="keyword0_5f_java5" style:display-name="keyword0_java5" style:family="text">
      <style:text-properties fo:color="#000000" fo:font-style="normal" fo:font-weight="bold"/>
    </style:style>
    <style:style style:name="keyword1_5f_java5" style:display-name="keyword1_java5" style:family="text">
      <style:text-properties fo:color="#000000" fo:font-style="normal" fo:font-weight="bold"/>
    </style:style>
    <style:style style:name="keyword2_5f_java5" style:display-name="keyword2_java5" style:family="text">
      <style:text-properties fo:color="#006600" fo:font-style="normal" fo:font-weight="bold"/>
    </style:style>
    <style:style style:name="keyword3_5f_java5" style:display-name="keyword3_java5" style:family="text">
      <style:text-properties fo:color="#006600" fo:font-style="normal" fo:font-weight="bold"/>
    </style:style>
    <style:style style:name="keyword20_5f_java5" style:display-name="keyword20_java5" style:family="text">
      <style:text-properties fo:color="#003399" fo:font-style="normal" fo:font-weight="bold"/>
    </style:style>
    <style:style style:name="keyword45_5f_java5" style:display-name="keyword45_java5" style:family="text">
      <style:text-properties fo:color="#003399" fo:font-style="normal" fo:font-weight="bold"/>
    </style:style>
    <style:style style:name="keyword75_5f_java5" style:display-name="keyword75_java5" style:family="text">
      <style:text-properties fo:color="#003399" fo:font-style="normal" fo:font-weight="bold"/>
    </style:style>
    <style:style style:name="keyword87_5f_java5" style:display-name="keyword87_java5" style:family="text">
      <style:text-properties fo:color="#003399" fo:font-style="normal" fo:font-weight="bold"/>
    </style:style>
    <style:style style:name="keyword165_5f_java5" style:display-name="keyword165_java5" style:family="text">
      <style:text-properties fo:color="#003399" fo:font-style="normal" fo:font-weight="bold"/>
    </style:style>
    <style:style style:name="member0_5f_java5" style:display-name="member0_java5" style:family="text">
      <style:text-properties fo:color="#006633" fo:font-style="normal" fo:font-weight="normal"/>
    </style:style>
    <style:style style:name="symbol0_5f_java5" style:display-name="symbol0_java5" style:family="text">
      <style:text-properties fo:color="#339933" fo:font-style="normal" fo:font-weight="normal"/>
    </style:style>
    <style:style style:name="string_5f_java5" style:display-name="string_java5" style:family="text">
      <style:text-properties fo:color="#0000ff" fo:font-style="normal" fo:font-weight="normal"/>
    </style:style>
    <style:style style:name="keyword5_5f_java5" style:display-name="keyword5_java5" style:family="text">
      <style:text-properties fo:color="#003399" fo:font-style="normal" fo:font-weight="bold"/>
    </style:style>
    <style:style style:name="keyword9_5f_java5" style:display-name="keyword9_java5" style:family="text">
      <style:text-properties fo:color="#003399" fo:font-style="normal" fo:font-weight="bold"/>
    </style:style>
    <style:style style:name="comment_5f_multi_5f_java5" style:display-name="comment_multi_java5" style:family="text">
      <style:text-properties fo:color="#666666" fo:font-style="italic" fo:font-weight="normal"/>
    </style:style>
    <style:style style:name="keyword39_5f_java5" style:display-name="keyword39_java5" style:family="text">
      <style:text-properties fo:color="#003399" fo:font-style="normal" fo:font-weight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us </meta:initial-creator>
    <meta:creation-date>2012-06-14T11:08:16</meta:creation-date>
    <meta:document-statistic meta:table-count="0" meta:image-count="0" meta:object-count="0" meta:page-count="14" meta:paragraph-count="602" meta:word-count="1500" meta:character-count="20112" meta:non-whitespace-character-count="15147"/>
    <dc:date>2012-06-14T11:28:18</dc:date>
    <dc:creator>Darius </dc:creator>
    <meta:editing-duration>PT4M46S</meta:editing-duration>
    <meta:editing-cycles>1</meta:editing-cycles>
    <meta:generator>LibreOffice/3.4$Linux LibreOffice_project/340m1$Build-402</meta:generator>
  </office:meta>
</office:document-meta>
</file>